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3AF000002129AB599EFCC6136C9.png" manifest:media-type="image/png"/>
  <manifest:file-entry manifest:full-path="Pictures/TablePreview1.svm" manifest:media-type=""/>
  <manifest:file-entry manifest:full-path="Pictures/10000200000000B8000000947EC64D0F1D1ECA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Georgia2" svg:font-family="Georgia"/>
    <style:font-face style:name="Georgia3" svg:font-family="Georgia" style:font-family-generic="roman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1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新細明體2" svg:font-family="新細明體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Arial Narrow1" svg:font-family="'Arial Narrow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712cm" fo:min-width="14.921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3.344cm" fo:min-width="20.447cm" fo:padding-top="0.127cm" fo:padding-bottom="0.127cm" fo:padding-left="0.254cm" fo:padding-right="0.254cm" fo:wrap-option="wrap" draw:shadow-color="#808080"/>
    </style:style>
    <style:style style:name="gr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cm" fo:min-width="22.352cm" fo:padding-top="0.127cm" fo:padding-bottom="0.127cm" fo:padding-left="0.254cm" fo:padding-right="0.254cm" fo:wrap-option="wrap" draw:shadow-color="#808080"/>
    </style:style>
    <style:style style:name="gr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7.244cm" fo:min-width="25.184cm" fo:padding-top="0.02cm" fo:padding-bottom="0cm" fo:padding-left="0cm" fo:padding-right="0cm" fo:wrap-option="wrap" draw:shadow-color="#808080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7.5cm" fo:min-width="23.354cm" fo:padding-top="0.02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97cm" fo:min-width="16.292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4.614cm" fo:min-width="17.27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3.237cm" fo:min-width="22.36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</style:style>
    <style:style style:name="gr14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3.243cm" fo:min-width="22.35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3.243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</style:style>
    <style:style style:name="gr1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min-height="2.262cm" fo:min-width="22.36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4.986cm" fo:min-width="22.352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3.243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2.903cm" fo:min-width="22.352cm" fo:padding-top="0.127cm" fo:padding-bottom="0.127cm" fo:padding-left="0.254cm" fo:padding-right="0.254cm" fo:wrap-option="wrap" draw:shadow-color="#808080"/>
    </style:style>
    <style:style style:name="gr2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4.351cm" fo:min-width="22.352cm" fo:padding-top="0.127cm" fo:padding-bottom="0.127cm" fo:padding-left="0.254cm" fo:padding-right="0.254cm" fo:wrap-option="wrap" draw:shadow-color="#808080"/>
    </style:style>
    <style:style style:name="gr25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2.71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3.716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18.974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20.816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a16ddf" draw:textarea-horizontal-align="left" draw:textarea-vertical-align="middle" draw:auto-grow-height="false" fo:min-height="3.268cm" fo:min-width="8.517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a16ddf" draw:textarea-horizontal-align="left" draw:textarea-vertical-align="middle" draw:auto-grow-height="false" fo:min-height="3.073cm" fo:min-width="7.341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19.864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a16ddf" draw:textarea-horizontal-align="left" draw:textarea-vertical-align="middle" draw:auto-grow-height="false" fo:min-height="2.681cm" fo:min-width="12.24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a16ddf" draw:textarea-horizontal-align="left" draw:textarea-vertical-align="middle" draw:auto-grow-height="false" fo:min-height="2.681cm" fo:min-width="9.889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5ebc1" draw:textarea-horizontal-align="left" draw:textarea-vertical-align="middle" draw:auto-grow-height="false" fo:min-height="4.64cm" fo:min-width="7.341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5ebc1" draw:textarea-horizontal-align="left" draw:textarea-vertical-align="middle" draw:auto-grow-height="false" fo:min-height="3.465cm" fo:min-width="6.949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5ebc1" draw:textarea-horizontal-align="left" draw:textarea-vertical-align="middle" draw:auto-grow-height="false" fo:min-height="2.681cm" fo:min-width="8.712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5ebc1" draw:textarea-horizontal-align="left" draw:textarea-vertical-align="middle" draw:auto-grow-height="false" fo:min-height="3.661cm" fo:min-width="9.3cm" fo:padding-top="0.13cm" fo:padding-bottom="0.13cm" fo:padding-left="0.25cm" fo:padding-right="0.25cm" fo:wrap-option="no-wrap" draw:shadow-color="#808080"/>
    </style:style>
    <style:style style:name="gr7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9.175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5ebc1" draw:textarea-horizontal-align="left" draw:textarea-vertical-align="middle" draw:auto-grow-height="false" fo:min-height="3.072cm" fo:min-width="10.869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5ebc1" draw:textarea-horizontal-align="left" draw:textarea-vertical-align="middle" draw:auto-grow-height="false" fo:min-height="3.072cm" fo:min-width="6.752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5ebc1" draw:textarea-horizontal-align="left" draw:textarea-vertical-align="middle" draw:auto-grow-height="false" fo:min-height="2.486cm" fo:min-width="13.221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5ebc1" draw:textarea-horizontal-align="left" draw:textarea-vertical-align="middle" draw:auto-grow-height="false" fo:min-height="2.485cm" fo:min-width="13.808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Default_5f_1_5f_1" style:list-style-name="L21">
      <style:graphic-properties draw:stroke="none" svg:stroke-width="0cm" draw:fill="none" draw:textarea-vertical-align="top" draw:auto-grow-height="false" draw:fit-to-size="false" fo:min-height="17.244cm" fo:min-width="25.185cm" fo:padding-top="0.02cm" fo:padding-bottom="0cm" fo:padding-left="0cm" fo:padding-right="0cm" fo:wrap-option="wrap"/>
    </style:style>
    <style:style style:name="gr89" style:family="graphic" style:parent-style-name="Default_5f_1_5f_1" style:list-style-name="L21">
      <style:graphic-properties draw:stroke="none" svg:stroke-width="0cm" draw:fill="none" draw:textarea-vertical-align="top" draw:auto-grow-height="false" draw:fit-to-size="false" fo:min-height="15.983cm" fo:min-width="23.115cm" fo:padding-top="0.02cm" fo:padding-bottom="0cm" fo:padding-left="0cm" fo:padding-right="0cm" fo:wrap-option="wrap"/>
    </style:style>
    <style:style style:name="gr90" style:family="graphic" style:parent-style-name="standard">
      <style:graphic-properties draw:stroke="none" svg:stroke-width="0cm" draw:fill="none" draw:textarea-vertical-align="top" draw:auto-grow-height="false" fo:min-height="13.107cm" fo:min-width="16.292cm" fo:padding-top="0.125cm" fo:padding-bottom="0.125cm" fo:padding-left="0.25cm" fo:padding-right="0.25cm" fo:wrap-option="wrap"/>
    </style:style>
    <style:style style:name="pr1" style:family="presentation" style:parent-style-name="Participles4-title">
      <style:graphic-properties draw:stroke="none" draw:fill="none" draw:fill-color="#ffffff" draw:textarea-horizontal-align="justify" draw:textarea-vertical-align="bottom" draw:auto-grow-height="false" draw:auto-grow-width="false" fo:min-height="4.18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Participles4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90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Participles4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co1" style:family="table-column">
      <style:table-column-properties style:column-width="5.662cm" style:use-optimal-column-width="false"/>
    </style:style>
    <style:style style:name="co2" style:family="table-column">
      <style:table-column-properties style:column-width="5.663cm" style:use-optimal-column-width="false"/>
    </style:style>
    <style:style style:name="ro1" style:family="table-row">
      <style:table-row-properties style:row-height="4.046cm"/>
    </style:style>
    <style:style style:name="ro2" style:family="table-row">
      <style:table-row-properties style:row-height="1.664cm"/>
    </style:style>
    <style:style style:name="ro3" style:family="table-row">
      <style:table-row-properties style:row-height="2.73cm"/>
    </style:style>
    <style:style style:name="ro4" style:family="table-row">
      <style:table-row-properties style:row-height="4.113cm"/>
    </style:style>
    <style:style style:name="ro5" style:family="table-row">
      <style:table-row-properties style:row-height="1.783cm"/>
    </style:style>
    <style:style style:name="ro6" style:family="table-row">
      <style:table-row-properties style:row-height="2.825cm"/>
    </style:style>
    <style:style style:name="ce1" style:family="table-cell">
      <loext:graphic-properties draw:fill="none" draw:textarea-horizontal-align="justify" draw:textarea-vertical-align="top" fo:padding-top="0.433cm" fo:padding-bottom="0.13cm" fo:padding-left="0.25cm" fo:padding-right="0.25cm"/>
      <style:paragraph-properties fo:margin-left="0cm" fo:margin-right="0cm" fo:margin-top="0.246cm" fo:margin-bottom="0cm" fo:line-height="88%" fo:text-indent="0cm" fo:border="0.03pt solid #000000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467cm" fo:padding-bottom="0.13cm" fo:padding-left="0.25cm" fo:padding-right="0.25cm"/>
      <style:paragraph-properties fo:margin-left="0cm" fo:margin-right="0cm" fo:margin-top="0.246cm" fo:margin-bottom="0cm" fo:line-height="88%" fo:text-indent="0cm" fo:border="0.03pt solid #000000" style:punctuation-wrap="hanging" style:line-break="strict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32cm" fo:margin-bottom="0.202cm" fo:line-height="90%" fo:text-indent="0cm" style:punctuation-wrap="hanging" style:line-break="strict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7" style:family="paragraph">
      <style:paragraph-properties fo:margin-left="1.199cm" fo:margin-right="0cm" fo:margin-top="0.264cm" fo:margin-bottom="0cm" fo:line-height="100%" fo:text-indent="-0.886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margin-top="0.264cm" fo:margin-bottom="0cm" fo:line-height="100%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98%" fo:text-indent="0cm" style:punctuation-wrap="hanging" style:line-break="strict"/>
    </style:style>
    <style:style style:name="P12" style:family="paragraph">
      <style:paragraph-properties fo:margin-left="0.599cm" fo:margin-right="0cm" fo:margin-top="0cm" fo:margin-bottom="0cm" fo:line-height="98%" fo:text-indent="-0.551cm"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98%" fo:text-indent="0cm" style:punctuation-wrap="hanging" style:line-break="strict" style:writing-mode="lr-tb" style:font-independent-line-spacing="true"/>
    </style:style>
    <style:style style:name="P1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.952cm" fo:margin-right="0cm" fo:margin-top="0.282cm" fo:margin-bottom="0cm" fo:line-height="90%" fo:text-align="center" fo:text-indent="-0.939cm" style:punctuation-wrap="hanging" style:line-break="strict"/>
    </style:style>
    <style:style style:name="P18" style:family="paragraph">
      <style:paragraph-properties fo:margin-left="1.199cm" fo:margin-right="0cm" fo:margin-top="0.282cm" fo:margin-bottom="0cm" fo:line-height="90%" fo:text-align="start" fo:text-indent="-0.891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90%" fo:text-align="start" fo:text-indent="0cm" style:punctuation-wrap="hanging" style:line-break="strict"/>
    </style:style>
    <style:style style:name="P20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/>
    </style:style>
    <style:style style:name="P21" style:family="paragraph">
      <loext:graphic-properties draw:fill="none" draw:fill-color="#ffffff"/>
      <style:paragraph-properties fo:margin-left="0.952cm" fo:margin-right="0cm" fo:margin-top="0.282cm" fo:margin-bottom="0cm" fo:line-height="90%" fo:text-align="center" fo:text-indent="-0.939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3" style:family="paragraph">
      <style:paragraph-properties fo:margin-left="1.199cm" fo:margin-right="0cm" fo:margin-top="0.282cm" fo:margin-bottom="0cm" fo:line-height="100%" fo:text-indent="-0.891cm" style:punctuation-wrap="hanging" style:line-break="strict"/>
    </style:style>
    <style:style style:name="P24" style:family="paragraph">
      <loext:graphic-properties draw:fill="none" draw:fill-color="#ffffff"/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5" style:family="paragraph">
      <style:paragraph-properties fo:margin-left="0.952cm" fo:margin-right="0cm" fo:margin-top="0.282cm" fo:margin-bottom="0cm" fo:line-height="100%" fo:text-indent="-0.939cm" style:punctuation-wrap="hanging" style:line-break="strict"/>
    </style:style>
    <style:style style:name="P26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27" style:family="paragraph">
      <loext:graphic-properties draw:fill="none" draw:fill-color="#ffffff"/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28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29" style:family="paragraph">
      <style:paragraph-properties fo:margin-left="1.199cm" fo:margin-right="0cm" fo:margin-top="0.246cm" fo:margin-bottom="0cm" fo:line-height="100%" fo:text-indent="-0.891cm" style:punctuation-wrap="hanging" style:line-break="strict"/>
    </style:style>
    <style:style style:name="P30" style:family="paragraph">
      <style:paragraph-properties fo:margin-left="0.952cm" fo:margin-right="0cm" fo:margin-top="0.246cm" fo:margin-bottom="0cm" fo:line-height="100%" fo:text-indent="-0.939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P32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33" style:family="paragraph">
      <style:paragraph-properties fo:margin-left="0.952cm" fo:margin-right="0cm" fo:margin-top="0.194cm" fo:margin-bottom="0cm" fo:line-height="80%" fo:text-indent="-0.939cm" style:punctuation-wrap="hanging" style:line-break="strict"/>
    </style:style>
    <style:style style:name="P34" style:family="paragraph">
      <style:paragraph-properties fo:margin-left="0.952cm" fo:margin-right="0cm" fo:margin-top="0.194cm" fo:margin-bottom="0cm" fo:line-height="80%" fo:text-align="start" fo:text-indent="-0.939cm" style:punctuation-wrap="hanging" style:line-break="strict">
        <style:tab-stops>
          <style:tab-stop style:position="0cm"/>
          <style:tab-stop style:position="0.238cm"/>
          <style:tab-stop style:position="1.508cm"/>
          <style:tab-stop style:position="2.778cm"/>
          <style:tab-stop style:position="4.048cm"/>
          <style:tab-stop style:position="5.318cm"/>
          <style:tab-stop style:position="6.588cm"/>
          <style:tab-stop style:position="7.858cm"/>
          <style:tab-stop style:position="9.128cm"/>
          <style:tab-stop style:position="10.398cm"/>
          <style:tab-stop style:position="11.668cm"/>
          <style:tab-stop style:position="12.938cm"/>
          <style:tab-stop style:position="14.208cm"/>
          <style:tab-stop style:position="15.478cm"/>
          <style:tab-stop style:position="16.748cm"/>
          <style:tab-stop style:position="18.018cm"/>
          <style:tab-stop style:position="19.288cm"/>
          <style:tab-stop style:position="20.558cm"/>
          <style:tab-stop style:position="21.828cm"/>
          <style:tab-stop style:position="23.098cm"/>
          <style:tab-stop style:position="24.368cm"/>
          <style:tab-stop style:position="25.638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35" style:family="paragraph">
      <style:paragraph-properties fo:margin-left="0.952cm" fo:margin-right="0cm" fo:margin-top="0.194cm" fo:margin-bottom="0cm" fo:line-height="80%" fo:text-align="start" fo:text-indent="-0.939cm" style:punctuation-wrap="hanging" style:line-break="strict"/>
    </style:style>
    <style:style style:name="P36" style:family="paragraph">
      <style:paragraph-properties fo:margin-left="0cm" fo:margin-right="0cm" fo:margin-top="0.194cm" fo:margin-bottom="0cm" fo:line-height="80%" fo:text-align="start" fo:text-indent="0cm" style:punctuation-wrap="hanging" style:line-break="strict"/>
    </style:style>
    <style:style style:name="P37" style:family="paragraph">
      <loext:graphic-properties draw:fill="none" draw:fill-color="#ffffff"/>
      <style:paragraph-properties fo:margin-left="0cm" fo:margin-right="0cm" fo:margin-top="0.194cm" fo:margin-bottom="0cm" fo:line-height="80%" fo:text-indent="0cm" style:punctuation-wrap="hanging" style:line-break="strict" style:writing-mode="lr-tb" style:font-independent-line-spacing="true"/>
    </style:style>
    <style:style style:name="P38" style:family="paragraph">
      <style:paragraph-properties fo:margin-left="0cm" fo:margin-right="0cm" fo:margin-top="0.793cm" fo:margin-bottom="0cm" fo:line-height="100%" fo:text-align="center" fo:text-indent="0cm" style:punctuation-wrap="hanging" style:line-break="strict"/>
    </style:style>
    <style:style style:name="P39" style:family="paragraph">
      <loext:graphic-properties draw:fill="none" draw:fill-color="#ffffff"/>
      <style:paragraph-properties fo:margin-left="0cm" fo:margin-right="0cm" fo:margin-top="0.793cm" fo:margin-bottom="0cm" fo:line-height="100%" fo:text-align="center" fo:text-indent="0cm" style:punctuation-wrap="hanging" style:line-break="strict" style:writing-mode="lr-tb" style:font-independent-line-spacing="true"/>
    </style:style>
    <style:style style:name="P40" style:family="paragraph">
      <style:paragraph-properties fo:margin-left="0cm" fo:margin-right="0cm" fo:margin-top="0.246cm" fo:margin-bottom="0cm" fo:line-height="88%" fo:text-indent="0cm" style:punctuation-wrap="hanging" style:line-break="strict"/>
    </style:style>
    <style:style style:name="P41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42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43" style:family="paragraph">
      <loext:graphic-properties draw:fill="solid" draw:fill-color="#a16ddf"/>
      <style:paragraph-properties style:writing-mode="lr-tb" style:font-independent-line-spacing="true"/>
    </style:style>
    <style:style style:name="P44" style:family="paragraph">
      <style:paragraph-properties fo:margin-left="0cm" fo:margin-right="0cm" fo:margin-top="0.705cm" fo:margin-bottom="0cm" fo:line-height="100%" fo:text-indent="0cm" style:punctuation-wrap="hanging" style:line-break="strict"/>
    </style:style>
    <style:style style:name="P45" style:family="paragraph">
      <loext:graphic-properties draw:fill="none" draw:fill-color="#ffffff"/>
      <style:paragraph-properties fo:margin-left="0cm" fo:margin-right="0cm" fo:margin-top="0.705cm" fo:margin-bottom="0cm" fo:line-height="100%" fo:text-indent="0cm" style:punctuation-wrap="hanging" style:line-break="strict" style:writing-mode="lr-tb" style:font-independent-line-spacing="true"/>
    </style:style>
    <style:style style:name="P46" style:family="paragraph">
      <style:paragraph-properties fo:margin-left="0cm" fo:margin-right="0cm" fo:margin-top="0.617cm" fo:margin-bottom="0cm" fo:line-height="100%" fo:text-indent="0cm" style:punctuation-wrap="hanging" style:line-break="strict"/>
    </style:style>
    <style:style style:name="P47" style:family="paragraph">
      <loext:graphic-properties draw:fill="none" draw:fill-color="#ffffff"/>
      <style:paragraph-properties fo:margin-left="0cm" fo:margin-right="0cm" fo:margin-top="0.617cm" fo:margin-bottom="0cm" fo:line-height="100%" fo:text-indent="0cm" style:punctuation-wrap="hanging" style:line-break="strict" style:writing-mode="lr-tb" style:font-independent-line-spacing="true"/>
    </style:style>
    <style:style style:name="P48" style:family="paragraph">
      <loext:graphic-properties draw:fill="solid" draw:fill-color="#f5ebc1"/>
      <style:paragraph-properties style:writing-mode="lr-tb" style:font-independent-line-spacing="true"/>
    </style:style>
    <style:style style:name="P49" style:family="paragraph">
      <style:paragraph-properties fo:margin-left="0cm" fo:margin-right="0cm" fo:margin-top="0.705cm" fo:margin-bottom="0cm" fo:line-height="100%" fo:text-align="center" fo:text-indent="0cm" style:punctuation-wrap="hanging" style:line-break="strict"/>
    </style:style>
    <style:style style:name="P50" style:family="paragraph">
      <loext:graphic-properties draw:fill="none" draw:fill-color="#ffffff"/>
      <style:paragraph-properties fo:margin-left="0cm" fo:margin-right="0cm" fo:margin-top="0.705cm" fo:margin-bottom="0cm" fo:line-height="100%" fo:text-align="center" fo:text-indent="0cm" style:punctuation-wrap="hanging" style:line-break="strict" style:writing-mode="lr-tb" style:font-independent-line-spacing="true"/>
    </style:style>
    <style:style style:name="P51" style:family="paragraph">
      <style:paragraph-properties fo:margin-left="1.27cm" fo:margin-right="0cm" fo:line-height="100%" fo:text-indent="-1.253cm" style:punctuation-wrap="hanging" style:line-break="strict"/>
    </style:style>
    <style:style style:name="P52" style:family="paragraph">
      <loext:graphic-properties draw:fill="none" draw:fill-color="#ffffff"/>
      <style:paragraph-properties fo:margin-left="1.27cm" fo:margin-right="0cm" fo:line-height="100%" fo:text-indent="-1.253cm" style:punctuation-wrap="hanging" style:line-break="strict" style:writing-mode="lr-tb" style:font-independent-line-spacing="true"/>
    </style:style>
    <style:style style:name="P53" style:family="paragraph">
      <style:paragraph-properties fo:margin-left="1.27cm" fo:margin-right="0cm" fo:margin-top="0.529cm" fo:margin-bottom="0cm" fo:line-height="100%" fo:text-indent="-1.253cm" style:punctuation-wrap="hanging" style:line-break="strict"/>
    </style:style>
    <style:style style:name="P54" style:family="paragraph">
      <loext:graphic-properties draw:fill="none" draw:fill-color="#ffffff"/>
      <style:paragraph-properties fo:margin-left="1.27cm" fo:margin-right="0cm" fo:margin-top="0.529cm" fo:margin-bottom="0cm" fo:line-height="100%" fo:text-indent="-1.253cm" style:punctuation-wrap="hanging" style:line-break="strict" style:writing-mode="lr-tb" style:font-independent-line-spacing="true"/>
    </style:style>
    <style:style style:name="P55" style:family="paragraph">
      <style:paragraph-properties fo:margin-top="0cm" fo:margin-bottom="0cm" fo:line-height="98%" fo:text-align="start"/>
    </style:style>
    <style:style style:name="P56" style:family="paragraph">
      <style:paragraph-properties fo:margin-left="0.599cm" fo:margin-right="0cm" fo:margin-top="0cm" fo:margin-bottom="0cm" fo:line-height="98%" fo:text-align="start" fo:text-indent="-0.571cm">
        <style:tab-stops>
          <style:tab-stop style:position="0cm"/>
        </style:tab-stops>
      </style:paragraph-properties>
    </style:style>
    <style:style style:name="P57" style:family="paragraph">
      <loext:graphic-properties draw:fill="none"/>
      <style:paragraph-properties fo:margin-top="0cm" fo:margin-bottom="0cm" fo:line-height="98%" fo:text-align="start" style:font-independent-line-spacing="true"/>
      <style:text-properties fo:font-size="18pt"/>
    </style:style>
    <style:style style:name="P58" style:family="paragraph">
      <style:paragraph-properties fo:text-align="center" style:punctuation-wrap="hanging" style:line-break="strict"/>
    </style:style>
    <style:style style:name="P59" style:family="paragraph">
      <style:paragraph-properties fo:text-align="start" style:punctuation-wrap="hanging" style:line-break="strict"/>
    </style:style>
    <style:style style:name="P60" style:family="paragraph">
      <loext:graphic-properties draw:fill="none"/>
      <style:paragraph-properties fo:margin-top="0cm" fo:margin-bottom="0cm" fo:line-height="93%" fo:text-align="center" style:punctuation-wrap="hanging" style:line-break="strict" style:font-independent-line-spacing="true"/>
      <style:text-properties style:font-name="Georgia3" fo:font-size="26pt" style:text-underline-style="none" style:font-size-asian="26pt" style:font-size-complex="26pt"/>
    </style:style>
    <style:style style:name="P61" style:family="paragraph">
      <loext:graphic-properties draw:fill="none"/>
      <style:paragraph-properties fo:text-align="start"/>
      <style:text-properties fo:font-size="18pt"/>
    </style:style>
    <style:style style:name="P6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color="#111111" style:font-name="Georgia" fo:font-size="30pt" fo:language="en" fo:country="US" style:font-size-asian="30pt" style:language-asian="en" style:country-asian="US" style:font-size-complex="30pt" style:language-complex="en" style:country-complex="US"/>
    </style:style>
    <style:style style:name="T2" style:family="text">
      <style:text-properties fo:color="#111111" style:font-name="Georgia"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style:font-name="Georgia" fo:font-size="54pt" fo:language="en" fo:country="US" style:font-name-asian="Noto Sans CJK SC Regular1" style:font-size-asian="54pt" style:language-asian="en" style:country-asian="US" style:font-name-complex="Noto Sans CJK SC Regular1" style:font-size-complex="54pt" style:language-complex="en" style:country-complex="US"/>
    </style:style>
    <style:style style:name="T4" style:family="text">
      <style:text-properties style:font-name="Georgia" fo:font-size="24pt" fo:language="en" fo:country="US" style:font-name-asian="Noto Sans CJK SC Regular1" style:font-size-asian="24pt" style:language-asian="en" style:country-asian="US" style:font-name-complex="Noto Sans CJK SC Regular1" style:font-size-complex="24pt" style:language-complex="en" style:country-complex="US"/>
    </style:style>
    <style:style style:name="T5" style:family="text">
      <style:text-properties fo:color="#006600" style:font-name="Georgia" fo:font-size="24pt" fo:language="en" fo:country="US" style:font-name-asian="Noto Sans CJK SC Regular1" style:font-size-asian="24pt" style:language-asian="en" style:country-asian="US" style:font-name-complex="Noto Sans CJK SC Regular1" style:font-size-complex="24pt" style:language-complex="en" style:country-complex="US"/>
    </style:style>
    <style:style style:name="T6" style:family="text">
      <style:text-properties fo:color="#ff0066" style:font-name="Georgia" fo:font-size="24pt" fo:language="en" fo:country="US" style:font-name-asian="Noto Sans CJK SC Regular1" style:font-size-asian="24pt" style:language-asian="en" style:country-asian="US" style:font-name-complex="Noto Sans CJK SC Regular1" style:font-size-complex="24pt" style:language-complex="en" style:country-complex="US"/>
    </style:style>
    <style:style style:name="T7" style:family="text">
      <style:text-properties fo:color="#ff3300" style:font-name="Georgia" fo:font-size="24pt" fo:language="en" fo:country="US" style:font-name-asian="Noto Sans CJK SC Regular1" style:font-size-asian="24pt" style:language-asian="en" style:country-asian="US" style:font-name-complex="Noto Sans CJK SC Regular1" style:font-size-complex="24pt" style:language-complex="en" style:country-complex="US"/>
    </style:style>
    <style:style style:name="T8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9" style:family="text">
      <style:text-properties fo:color="#000000" style:text-position="0% 100%" style:font-name="Georgia" fo:font-size="28pt" fo:language="en" fo:country="US" style:font-name-asian="Georgia" style:font-size-asian="28pt" style:language-asian="en" style:country-asian="US" style:font-name-complex="Georgia" style:font-size-complex="28pt" style:language-complex="en" style:country-complex="US"/>
    </style:style>
    <style:style style:name="T10" style:family="text">
      <style:text-properties fo:color="#000000" style:text-position="0% 100%" style:font-name="Georgia" fo:font-size="26pt" fo:language="en" fo:country="US" style:text-underline-style="solid" style:text-underline-width="auto" style:text-underline-color="font-color" style:font-name-asian="Georgia" style:font-size-asian="26pt" style:language-asian="en" style:country-asian="US" style:font-name-complex="Georgia" style:font-size-complex="26pt" style:language-complex="en" style:country-complex="US"/>
    </style:style>
    <style:style style:name="T11" style:family="text">
      <style:text-properties fo:color="#000000" style:text-position="0% 100%" style:font-name="Georgia" fo:font-size="26pt" fo:language="en" fo:country="US" style:font-name-asian="Georgia" style:font-size-asian="26pt" style:language-asian="en" style:country-asian="US" style:font-name-complex="Georgia" style:font-size-complex="26pt" style:language-complex="en" style:country-complex="US"/>
    </style:style>
    <style:style style:name="T12" style:family="text">
      <style:text-properties fo:color="#000000" style:text-position="0% 100%" style:font-name="Georgia" fo:font-size="26pt" fo:language="en" fo:country="US" fo:font-weight="bold" style:font-name-asian="Georgia" style:font-size-asian="26pt" style:language-asian="en" style:country-asian="US" style:font-weight-asian="bold" style:font-name-complex="Georgia" style:font-size-complex="26pt" style:language-complex="en" style:country-complex="US" style:font-weight-complex="bold"/>
    </style:style>
    <style:style style:name="T13" style:family="text">
      <style:text-properties fo:color="#111111" style:font-name="Times New Roman" fo:font-size="34pt" fo:language="en" fo:country="US" style:font-name-asian="Droid Sans Fallback1" style:font-size-asian="34pt" style:language-asian="en" style:country-asian="US" style:font-name-complex="Droid Sans Fallback1" style:font-size-complex="34pt" style:language-complex="en" style:country-complex="US"/>
    </style:style>
    <style:style style:name="T14" style:family="text">
      <style:text-properties style:font-name="Arial" fo:font-size="32pt" fo:language="en" fo:country="US" style:font-name-asian="Droid Sans Fallback1" style:font-size-asian="32pt" style:language-asian="en" style:country-asian="US" style:font-name-complex="Droid Sans Fallback1" style:font-size-complex="32pt" style:language-complex="en" style:country-complex="US"/>
    </style:style>
    <style:style style:name="T15" style:family="text">
      <style:text-properties fo:color="#111111" style:font-name="Times New Roman" fo:font-size="29pt" fo:language="en" fo:country="US" fo:font-weight="bold" style:font-name-asian="Droid Sans Fallback1" style:font-size-asian="29pt" style:language-asian="en" style:country-asian="US" style:font-weight-asian="bold" style:font-name-complex="Droid Sans Fallback1" style:font-size-complex="29pt" style:language-complex="en" style:country-complex="US" style:font-weight-complex="bold"/>
    </style:style>
    <style:style style:name="T16" style:family="text">
      <style:text-properties style:font-name="Times New Roman" fo:font-size="29pt" fo:language="en" fo:country="US" fo:font-style="italic" fo:font-weight="bold" style:font-name-asian="Droid Sans Fallback1" style:font-size-asian="29pt" style:language-asian="en" style:country-asian="US" style:font-style-asian="italic" style:font-weight-asian="bold" style:font-name-complex="Droid Sans Fallback1" style:font-size-complex="29pt" style:language-complex="en" style:country-complex="US" style:font-style-complex="italic" style:font-weight-complex="bold"/>
    </style:style>
    <style:style style:name="T17" style:family="text">
      <style:text-properties style:font-name="Times New Roman" fo:font-size="29pt" fo:language="en" fo:country="US" style:font-name-asian="Droid Sans Fallback1" style:font-size-asian="29pt" style:language-asian="en" style:country-asian="US" style:font-name-complex="Droid Sans Fallback1" style:font-size-complex="29pt" style:language-complex="en" style:country-complex="US"/>
    </style:style>
    <style:style style:name="T18" style:family="text">
      <style:text-properties fo:color="#000000" style:text-line-through-style="none" style:text-line-through-type="none" style:text-position="0% 100%" style:font-name="Times New Roman" fo:font-size="25pt" fo:language="en" fo:country="US" fo:font-style="normal" fo:text-shadow="none" style:text-underline-style="none" fo:font-weight="normal" style:font-name-asian="Droid Sans Fallback1" style:font-size-asian="25pt" style:language-asian="en" style:country-asian="US" style:font-style-asian="normal" style:font-weight-asian="normal" style:font-name-complex="Droid Sans Fallback1" style:font-size-complex="25pt" style:language-complex="en" style:country-complex="US" style:font-style-complex="normal" style:font-weight-complex="normal" style:font-relief="none"/>
    </style:style>
    <style:style style:name="T19" style:family="text">
      <style:text-properties fo:color="#800000" style:font-name="Times New Roman" fo:font-size="40pt" fo:language="en" fo:country="US" style:font-name-asian="Droid Sans Fallback1" style:font-size-asian="40pt" style:language-asian="en" style:country-asian="US" style:font-name-complex="Droid Sans Fallback1" style:font-size-complex="40pt" style:language-complex="en" style:country-complex="US"/>
    </style:style>
    <style:style style:name="T20" style:family="text">
      <style:text-properties fo:color="#000000" style:text-line-through-style="none" style:text-line-through-type="none" style:text-position="0% 100%" style:font-name="Times New Roman" fo:font-size="25pt" fo:language="en" fo:country="US" fo:font-style="italic" fo:text-shadow="none" style:text-underline-style="none" fo:font-weight="bold" style:font-name-asian="Droid Sans Fallback1" style:font-size-asian="25pt" style:language-asian="en" style:country-asian="US" style:font-style-asian="italic" style:font-weight-asian="bold" style:font-name-complex="Droid Sans Fallback1" style:font-size-complex="25pt" style:language-complex="en" style:country-complex="US" style:font-style-complex="italic" style:font-weight-complex="bold" style:font-relief="none"/>
    </style:style>
    <style:style style:name="T21" style:family="text">
      <style:text-properties style:font-name="Times New Roman" fo:font-size="28pt" fo:language="en" fo:country="US" style:font-name-asian="Droid Sans Fallback1" style:font-size-asian="28pt" style:language-asian="en" style:country-asian="US" style:font-name-complex="Droid Sans Fallback1" style:font-size-complex="28pt" style:language-complex="en" style:country-complex="US"/>
    </style:style>
    <style:style style:name="T22" style:family="text">
      <style:text-properties style:font-name="Times New Roman" fo:font-size="28pt" fo:language="en" fo:country="US" fo:font-style="italic" fo:font-weight="bold" style:font-name-asian="Droid Sans Fallback1" style:font-size-asian="28pt" style:language-asian="en" style:country-asian="US" style:font-style-asian="italic" style:font-weight-asian="bold" style:font-name-complex="Droid Sans Fallback1" style:font-size-complex="28pt" style:language-complex="en" style:country-complex="US" style:font-style-complex="italic" style:font-weight-complex="bold"/>
    </style:style>
    <style:style style:name="T23" style:family="text">
      <style:text-properties style:font-name="Times New Roman" fo:font-size="34pt" fo:language="en" fo:country="US" style:font-name-asian="Droid Sans Fallback1" style:font-size-asian="34pt" style:language-asian="en" style:country-asian="US" style:font-name-complex="Droid Sans Fallback1" style:font-size-complex="34pt" style:language-complex="en" style:country-complex="US"/>
    </style:style>
    <style:style style:name="T24" style:family="text">
      <style:text-properties style:font-name="Times New Roman" fo:font-size="22pt" fo:language="en" fo:country="US" style:font-name-asian="Droid Sans Fallback1" style:font-size-asian="22pt" style:language-asian="en" style:country-asian="US" style:font-name-complex="Droid Sans Fallback1" style:font-size-complex="22pt" style:language-complex="en" style:country-complex="US"/>
    </style:style>
    <style:style style:name="T25" style:family="text">
      <style:text-properties fo:color="#800000" style:font-name="Times New Roman" fo:font-size="22pt" fo:language="en" fo:country="US" fo:font-style="italic" fo:font-weight="bold" style:font-name-asian="Droid Sans Fallback1" style:font-size-asian="22pt" style:language-asian="en" style:country-asian="US" style:font-style-asian="italic" style:font-weight-asian="bold" style:font-name-complex="Droid Sans Fallback1" style:font-size-complex="22pt" style:language-complex="en" style:country-complex="US" style:font-style-complex="italic" style:font-weight-complex="bold"/>
    </style:style>
    <style:style style:name="T26" style:family="text">
      <style:text-properties style:font-name="Times New Roman" fo:font-size="22pt" fo:language="en" fo:country="US" fo:font-style="italic" style:font-name-asian="Droid Sans Fallback1" style:font-size-asian="22pt" style:language-asian="en" style:country-asian="US" style:font-style-asian="italic" style:font-name-complex="Droid Sans Fallback1" style:font-size-complex="22pt" style:language-complex="en" style:country-complex="US" style:font-style-complex="italic"/>
    </style:style>
    <style:style style:name="T27" style:family="text">
      <style:text-properties style:font-name="Times New Roman"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28" style:family="text">
      <style:text-properties style:font-name="Times New Roman" fo:language="en" fo:country="US" fo:font-weight="bold" style:language-asian="en" style:country-asian="US" style:font-weight-asian="bold" style:language-complex="en" style:country-complex="US" style:font-weight-complex="bold"/>
    </style:style>
    <style:style style:name="T29" style:family="text">
      <style:text-properties fo:color="#000000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0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31" style:family="text">
      <style:text-properties style:font-name="Times New Roman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32" style:family="text">
      <style:text-properties fo:color="#ffffff" style:font-name="Times New Roman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3" style:family="text">
      <style:text-properties fo:color="#000000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34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35" style:family="text">
      <style:text-properties style:font-name="Times New Roman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6" style:family="text">
      <style:text-properties style:font-name="Times New Roman" fo:language="zh" fo:country="TW" style:language-asian="zh" style:country-asian="TW" style:language-complex="zh" style:country-complex="TW"/>
    </style:style>
    <style:style style:name="T37" style:family="text">
      <style:text-properties style:font-name="Times New Roman" fo:language="en" fo:country="US" style:language-asian="en" style:country-asian="US" style:language-complex="en" style:country-complex="US"/>
    </style:style>
    <style:style style:name="T38" style:family="text">
      <style:text-properties fo:color="#800000" style:font-name="Times New Roman" fo:language="en" fo:country="US" fo:font-weight="bold" style:language-asian="en" style:country-asian="US" style:font-weight-asian="bold" style:language-complex="en" style:country-complex="US" style:font-weight-complex="bold"/>
    </style:style>
    <style:style style:name="T39" style:family="text">
      <style:text-properties fo:color="#d4876c" style:font-name="Times New Roman" fo:language="en" fo:country="US" fo:font-weight="bold" style:language-asian="en" style:country-asian="US" style:font-weight-asian="bold" style:language-complex="en" style:country-complex="US" style:font-weight-complex="bold"/>
    </style:style>
    <style:style style:name="T40" style:family="text">
      <style:text-properties fo:color="#000000" style:font-name="Times New Roman" fo:language="en" fo:country="US" fo:font-weight="bold" style:language-asian="en" style:country-asian="US" style:font-weight-asian="bold" style:language-complex="en" style:country-complex="US" style:font-weight-complex="bold"/>
    </style:style>
    <style:style style:name="T41" style:family="text">
      <style:text-properties fo:color="#ffffff" style:font-name="Times New Roman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2" style:family="text">
      <style:text-properties fo:color="#a16ddf" style:font-name="Times New Roman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43" style:family="text">
      <style:text-properties fo:color="#ff5050" style:font-name="Times New Roman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44" style:family="text">
      <style:text-properties style:font-name="Times New Roman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5" style:family="text">
      <style:text-properties fo:color="#a16ddf" style:font-name="Times New Roman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6" style:family="text">
      <style:text-properties fo:color="#ff5050" style:font-name="Times New Roman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7" style:family="text">
      <style:text-properties style:font-name="Times New Roman" fo:language="zh" fo:country="TW" fo:font-weight="bold" style:language-asian="zh" style:country-asian="TW" style:font-weight-asian="bold" style:language-complex="zh" style:country-complex="TW" style:font-weight-complex="bold"/>
    </style:style>
    <style:style style:name="T48" style:family="text">
      <style:text-properties fo:color="#ff5050" style:font-name="Times New Roman" fo:language="en" fo:country="US" fo:font-weight="bold" style:language-asian="en" style:country-asian="US" style:font-weight-asian="bold" style:language-complex="en" style:country-complex="US" style:font-weight-complex="bold"/>
    </style:style>
    <style:style style:name="T49" style:family="text">
      <style:text-properties fo:color="#a16ddf" style:font-name="Times New Roman" fo:language="en" fo:country="US" fo:font-weight="bold" style:language-asian="en" style:country-asian="US" style:font-weight-asian="bold" style:language-complex="en" style:country-complex="US" style:font-weight-complex="bold"/>
    </style:style>
    <style:style style:name="T50" style:family="text">
      <style:text-properties fo:color="#a16ddf" style:font-name="Times New Roman" fo:language="en" fo:country="US" style:language-asian="en" style:country-asian="US" style:language-complex="en" style:country-complex="US"/>
    </style:style>
    <style:style style:name="T51" style:family="text">
      <style:text-properties fo:color="#a16ddf" style:font-name="Times New Roman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Georgia2" fo:font-size="28pt" fo:letter-spacing="normal" fo:font-style="normal" style:text-underline-style="none" fo:font-weight="normal" style:font-name-asian="Georgia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53" style:family="text">
      <style:text-properties fo:font-variant="normal" fo:text-transform="none" fo:color="#111111" style:text-line-through-style="none" style:text-line-through-type="none" style:text-position="0% 100%" style:font-name="Georgia" fo:font-size="30pt" fo:letter-spacing="normal" fo:language="en" fo:country="US" fo:font-style="normal" style:text-underline-style="solid" style:text-underline-width="auto" style:text-underline-color="font-color" fo:font-weight="normal" style:font-name-asian="Georgia2" style:font-size-asian="30pt" style:language-asian="en" style:country-asian="US" style:font-style-asian="normal" style:font-weight-asian="normal" style:font-name-complex="DejaVu Sans2" style:font-size-complex="30pt" style:language-complex="en" style:country-complex="US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Georgia3" fo:font-size="16pt" fo:letter-spacing="normal" fo:language="en" fo:country="US" fo:font-style="normal" style:text-underline-style="none" fo:font-weight="normal" style:font-name-asian="Georgia2" style:font-size-asian="16pt" style:language-asian="en" style:country-asian="US" style:font-style-asian="normal" style:font-weight-asian="normal" style:font-name-complex="DejaVu Sans2" style:font-size-complex="16pt" style:language-complex="en" style:country-complex="US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Georgia3" fo:font-size="26pt" fo:letter-spacing="normal" fo:language="en" fo:country="US" fo:font-style="normal" style:text-underline-style="none" fo:font-weight="normal" style:font-name-asian="Georgia2" style:font-size-asian="26pt" style:language-asian="en" style:country-asian="US" style:font-style-asian="normal" style:font-weight-asian="normal" style:font-name-complex="DejaVu Sans2" style:font-size-complex="26pt" style:language-complex="en" style:country-complex="US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Georgia3" fo:font-size="26pt" fo:letter-spacing="normal" fo:language="en" fo:country="US" fo:font-style="normal" style:text-underline-style="solid" style:text-underline-width="auto" style:text-underline-color="font-color" fo:font-weight="normal" style:font-name-asian="Georgia2" style:font-size-asian="26pt" style:language-asian="en" style:country-asian="US" style:font-style-asian="normal" style:font-weight-asian="normal" style:font-name-complex="DejaVu Sans2" style:font-size-complex="26pt" style:language-complex="en" style:country-complex="US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111111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39cm"/>
        <style:text-properties fo:font-family="'Comic Sans MS'" style:font-family-generic="script" style:font-pitch="variable" fo:color="#00b2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939cm"/>
        <style:text-properties fo:font-family="'Comic Sans MS'" style:font-family-generic="script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939cm"/>
        <style:text-properties fo:font-family="'Comic Sans MS'" style:font-family-generic="script" style:font-pitch="variable" fo:color="#ffb8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39cm"/>
        <style:text-properties fo:font-family="'Comic Sans MS'" style:font-family-generic="script" style:font-pitch="variable" fo:color="#703d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">
        <style:list-level-properties text:space-before="0.291cm" text:min-label-width="0.8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111111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111111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1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8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800000" fo:font-size="6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6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d4876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a16dd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ff505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articiples4" presentation:presentation-page-layout-name="AL1T1" xml:id="id1" draw:id="id1">
        <office:forms form:automatic-focus="false" form:apply-design-mode="false"/>
        <draw:frame presentation:style-name="pr1" draw:text-style-name="P2" draw:layer="layout" svg:width="19.085cm" svg:height="1.311cm" svg:x="1.997cm" svg:y="1.483cm" presentation:class="title" presentation:user-transformed="true">
          <draw:text-box>
            <text:list text:style-name="L1">
              <text:list-header>
                <text:p text:style-name="P1"><text:span text:style-name="T1">Verbals- What Are They, Even?</text:span></text:p>
              </text:list-header>
            </text:list>
          </draw:text-box>
        </draw:frame>
        <draw:frame presentation:style-name="pr2" draw:text-style-name="P2" draw:layer="layout" svg:width="21.378cm" svg:height="10.16cm" svg:x="1.905cm" svg:y="5.08cm" presentation:class="outline" presentation:user-transformed="true">
          <draw:text-box>
            <text:list text:style-name="L2">
              <text:list-item>
                <text:p text:style-name="P3"><text:span text:style-name="T2">A verbal is a noun or an adjective formed from a verb.</text:span></text:p>
              </text:list-item>
            </text:list>
            <text:list text:style-name="L3">
              <text:list-item>
                <text:p text:style-name="P3"><text:span text:style-name="T2">There are three kinds of verbals: gerunds, participles, </text:span><text:span text:style-name="T2">and infinitives.</text:span></text:p>
              </text:list-item>
            </text:list>
            <text:list text:style-name="L4">
              <text:list-item>
                <text:p text:style-name="P3"><text:span text:style-name="T2">Verbals express an action or state of being.</text:span></text:p>
              </text:list-item>
            </text:list>
            <text:list text:style-name="L5">
              <text:list-item>
                <text:p text:style-name="P3"><text:span text:style-name="T2">The difference between verbals and other nouns and </text:span><text:span text:style-name="T2">adjectives is that verbals can take their own objects </text:span><text:span text:style-name="T2">even though they are not verbs.</text:span></text:p>
              </text:list-item>
            </text:list>
          </draw:text-box>
        </draw:frame>
        <anim:par presentation:node-type="timing-root">
          <anim:par smil:begin="id1.begin">
            <anim:command anim:command="stop-audio"/>
          </anim:par>
          <anim:seq smil:dur="indefinite" smil:fill="hold" presentation:node-type="main-sequence"/>
        </anim:par>
        <presentation:notes draw:style-name="dp2">
          <draw:page-thumbnail draw:style-name="gr1" draw:layer="layout" svg:width="15.421cm" svg:height="8.175cm" svg:x="1.812cm" svg:y="2.139cm" draw:page-number="1" presentation:class="page"/>
          <draw:custom-shape draw:style-name="gr2" draw:text-style-name="P2" draw:layer="layout" svg:width="15.421cm" svg:height="11.972cm" svg:x="1.812cm" svg:y="11.11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Participles4" presentation:use-date-time-name="dtd1" xml:id="id2" draw:id="id2">
        <office:forms form:automatic-focus="false" form:apply-design-mode="false"/>
        <draw:custom-shape draw:style-name="gr3" draw:text-style-name="P5" draw:layer="layout" svg:width="20.955cm" svg:height="3.598cm" svg:x="1.27cm" svg:y="0.34cm">
          <text:list text:style-name="L6">
            <text:list-header>
              <text:p text:style-name="P4"><text:span text:style-name="T3">The Infinitive Phr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22.86cm" svg:height="12.254cm" svg:x="1.27cm" svg:y="4.776cm">
          <text:list text:style-name="L7">
            <text:list-item>
              <text:p text:style-name="P6"><text:span text:style-name="T4">To get a medical degree is her goal.</text:span></text:p>
            </text:list-item>
            <text:list-item>
              <text:p text:style-name="P6"><text:span text:style-name="T5">To get a medical degree</text:span><text:span text:style-name="T4"> is her goal.</text:span></text:p>
            </text:list-item>
          </text:list>
          <text:list text:style-name="L8">
            <text:list-header>
              <text:p text:style-name="P7"><text:span text:style-name="T4"/></text:p>
            </text:list-header>
          </text:list>
          <text:list text:style-name="L7">
            <text:list-item>
              <text:p text:style-name="P6"><text:span text:style-name="T4">We have time to walk to the game.</text:span></text:p>
            </text:list-item>
            <text:list-item>
              <text:p text:style-name="P6"><text:span text:style-name="T4">We have time </text:span><text:span text:style-name="T6">to walk to the game</text:span><text:span text:style-name="T4">.</text:span></text:p>
            </text:list-item>
          </text:list>
          <text:list text:style-name="L8">
            <text:list-header>
              <text:p text:style-name="P7"><text:span text:style-name="T4"/></text:p>
            </text:list-header>
          </text:list>
          <text:list text:style-name="L7">
            <text:list-item>
              <text:p text:style-name="P6"><text:span text:style-name="T4">He is eager to give Cory the award.</text:span></text:p>
            </text:list-item>
            <text:list-item>
              <text:p text:style-name="P6"><text:span text:style-name="T4">He is eager </text:span><text:span text:style-name="T7">to give Cory the award</text:span><text:span text:style-name="T4">.</text:span></text:p>
            </text:list-item>
          </text:list>
          <text:list text:style-name="L8">
            <text:list-header>
              <text:p text:style-name="P7"><text:span text:style-name="T4"/></text:p>
              <text:p text:style-name="P7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.begin">
            <anim:command anim:command="stop-audio"/>
          </anim:par>
          <anim:seq smil:dur="indefinite" smil:fill="hold" presentation:node-type="main-sequence"/>
        </anim:par>
        <presentation:notes draw:style-name="dp4" presentation:use-date-time-name="dtd1">
          <draw:custom-shape draw:style-name="gr5" draw:text-style-name="P10" draw:layer="layout" svg:width="8.255cm" svg:height="1.27cm" svg:x="10.791cm" svg:y="24.126cm">
            <text:list text:style-name="L6">
              <text:list-header>
                <text:p text:style-name="P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5" draw:master-page-name="Participles4" presentation:presentation-page-layout-name="AL2T11" xml:id="id3" draw:id="id3">
        <office:forms form:automatic-focus="false" form:apply-design-mode="false"/>
        <draw:custom-shape draw:style-name="gr7" draw:text-style-name="P13" draw:layer="layout" svg:width="25.184cm" svg:height="17.264cm" svg:x="1.27cm" svg:y="3.303cm">
          <text:list text:style-name="L6">
            <text:list-header>
              <text:p text:style-name="P11"><text:span text:style-name="T9"><text:s/></text:span></text:p>
              <text:p text:style-name="P11"><text:span text:style-name="T9"><text:s/></text:span></text:p>
              <text:p text:style-name="P12"><text:span text:style-name="T9"><text:s/></text:span></text:p>
              <text:p text:style-name="P12"><text:span text:style-name="T9"><text:s/></text:span></text:p>
              <text:p text:style-name="P12"><text:span text:style-name="T9"><text:s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25185/2"/>
            <draw:equation draw:name="f1" draw:formula="8632"/>
            <draw:equation draw:name="f2" draw:formula="17264"/>
            <draw:equation draw:name="f3" draw:formula="25185"/>
          </draw:enhanced-geometry>
        </draw:custom-shape>
        <draw:custom-shape draw:style-name="gr8" draw:text-style-name="P14" draw:layer="layout" svg:width="23.354cm" svg:height="17.52cm" svg:x="3.047cm" svg:y="1.777cm">
          <text:list text:style-name="L6">
            <text:list-header>
              <text:p text:style-name="P1"><text:span text:style-name="T10"/></text:p>
              <text:p text:style-name="P1"><text:span text:style-name="T11">Examples of infinitives:</text:span></text:p>
              <text:p text:style-name="P1"><text:span text:style-name="T11"/></text:p>
              <text:p text:style-name="P1"><text:span text:style-name="T11">To run</text:span></text:p>
              <text:p text:style-name="P1"><text:span text:style-name="T11">To walk</text:span></text:p>
              <text:p text:style-name="P1"><text:span text:style-name="T11">To cook</text:span></text:p>
              <text:p text:style-name="P1"><text:span text:style-name="T11">To understand</text:span></text:p>
              <text:p text:style-name="P1"><text:span text:style-name="T11">To make</text:span></text:p>
              <text:p text:style-name="P1"><text:span text:style-name="T11"/></text:p>
              <text:p text:style-name="P1"><text:span text:style-name="T11">Milon wanted </text:span><text:span text:style-name="T12">to eat</text:span><text:span text:style-name="T11"> cookies.</text:span></text:p>
              <text:p text:style-name="P1"><text:span text:style-name="T11">Listening </text:span><text:span text:style-name="T12">to music</text:span><text:span text:style-name="T11"> makes me happy.</text:span></text:p>
              <text:p text:style-name="P1"><text:span text:style-name="T11"/></text:p>
              <text:p text:style-name="P1"><text:span text:style-name="T11"/></text:p>
              <text:p text:style-name="P1"><text:span text:style-name="T11"/></text:p>
              <text:p text:style-name="P1"><text:span text:style-name="T11"/></text:p>
            </text:list-header>
          </text:list>
          <draw:enhanced-geometry svg:viewBox="0 0 0 0" draw:text-areas="0 0 ?f0 ?f1" draw:type="" draw:enhanced-path="M 0 0 L 21600 0 21600 21600 0 21600 0 0 Z N">
            <draw:equation draw:name="f0" draw:formula="25131"/>
            <draw:equation draw:name="f1" draw:formula="18789"/>
          </draw:enhanced-geometry>
        </draw:custom-shape>
        <anim:par presentation:node-type="timing-root">
          <anim:par smil:begin="id3.begin">
            <anim:command anim:command="stop-audio"/>
          </anim:par>
          <anim:seq smil:dur="indefinite" smil:fill="hold" presentation:node-type="main-sequence"/>
        </anim:par>
        <presentation:notes draw:style-name="dp4">
          <draw:custom-shape draw:style-name="gr9" draw:text-style-name="P2" draw:layer="layout" svg:width="16.792cm" svg:height="13.357cm" svg:x="2.099cm" svg:y="14.107cm">
            <text:p/>
            <draw:enhanced-geometry svg:viewBox="0 0 0 0" draw:text-areas="0 0 ?f0 ?f1" draw:type="" draw:enhanced-path="M 0 0 L 21600 0 21600 21600 0 21600 0 0 Z N">
              <draw:equation draw:name="f0" draw:formula="16792"/>
              <draw:equation draw:name="f1" draw:formula="13357"/>
            </draw:enhanced-geometry>
          </draw:custom-shape>
          <draw:custom-shape draw:style-name="gr9" draw:text-style-name="P2" draw:layer="layout" svg:width="16.792cm" svg:height="13.35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5" draw:master-page-name="Participles4" presentation:use-date-time-name="dtd1" xml:id="id4" draw:id="id4">
        <office:forms form:automatic-focus="false" form:apply-design-mode="false"/>
        <draw:custom-shape draw:style-name="gr10" draw:text-style-name="P5" draw:layer="layout" svg:width="21.59cm" svg:height="4.083cm" svg:x="1.905cm" svg:y="4.022cm">
          <text:list text:style-name="L9">
            <text:list-header>
              <text:p text:style-name="P4"><text:span text:style-name="T13">Geru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6" draw:layer="layout" svg:width="17.78cm" svg:height="4.868cm" svg:x="3.81cm" svg:y="8.899cm">
          <text:list text:style-name="L8">
            <text:list-header>
              <text:p text:style-name="P15"><text:span text:style-name="T14">(Sounds like a verb, but acts like a noun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.begin">
            <anim:command anim:command="stop-audio"/>
          </anim:par>
          <anim:seq smil:dur="indefinite" smil:fill="hold" presentation:node-type="main-sequence"/>
        </anim:par>
        <presentation:notes draw:style-name="dp2">
          <draw:page-thumbnail draw:style-name="gr1" draw:layer="layout" svg:width="15.421cm" svg:height="8.175cm" svg:x="1.812cm" svg:y="2.139cm" draw:page-number="4" presentation:class="page"/>
          <draw:custom-shape draw:style-name="gr2" draw:text-style-name="P2" draw:layer="layout" svg:width="15.421cm" svg:height="11.972cm" svg:x="1.812cm" svg:y="11.11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Participles4" presentation:use-date-time-name="dtd1" xml:id="id5" draw:id="id5">
        <office:forms form:automatic-focus="false" form:apply-design-mode="false"/>
        <draw:custom-shape draw:style-name="gr12" draw:text-style-name="P2" draw:layer="layout" svg:width="22.86cm" svg:height="3.497cm" svg:x="1.27cm" svg:y="0.441cm">
          <text:p/>
          <draw:enhanced-geometry svg:viewBox="0 0 21600 21600" draw:type="mso-spt202" draw:enhanced-path="M 0 0 L 21600 0 21600 21600 0 21600 0 0 Z N"/>
        </draw:custom-shape>
        <draw:custom-shape draw:style-name="gr13" draw:text-style-name="P21" draw:layer="layout" svg:width="22.86cm" svg:height="12.585cm" svg:x="1.27cm" svg:y="4.445cm">
          <text:list text:style-name="L10">
            <text:list-header>
              <text:p text:style-name="P17"><text:span text:style-name="T15">Gerunds always end in –ing</text:span></text:p>
            </text:list-header>
          </text:list>
          <text:list text:style-name="L8">
            <text:list-header>
              <text:p text:style-name="P18"><text:span text:style-name="T16"/></text:p>
            </text:list-header>
          </text:list>
          <text:list text:style-name="L11">
            <text:list-item>
              <text:p text:style-name="P19"><text:span text:style-name="T17">They are used in the sentence as nouns and in every way that any other noun can be used:</text:span></text:p>
            </text:list-item>
          </text:list>
          <text:list text:style-name="L12">
            <text:list-item>
              <text:list>
                <text:list-item>
                  <text:p text:style-name="P20"><text:span text:style-name="T18">Swimming is a good exercise. (subject)</text:span></text:p>
                </text:list-item>
                <text:list-item>
                  <text:p text:style-name="P20"><text:span text:style-name="T18">Jane does not enjoy cooking. (direct object)</text:span></text:p>
                </text:list-item>
                <text:list-item>
                  <text:p text:style-name="P20"><text:span text:style-name="T18">After eating, relax for a while. (object of preposition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.begin">
            <anim:command anim:command="stop-audio"/>
          </anim:par>
          <anim:seq smil:dur="indefinite" smil:fill="hold" presentation:node-type="main-sequence"/>
        </anim:par>
        <presentation:notes draw:style-name="dp2">
          <draw:page-thumbnail draw:style-name="gr1" draw:layer="layout" svg:width="15.421cm" svg:height="8.175cm" svg:x="1.812cm" svg:y="2.139cm" draw:page-number="5" presentation:class="page"/>
          <draw:custom-shape draw:style-name="gr2" draw:text-style-name="P2" draw:layer="layout" svg:width="15.421cm" svg:height="11.972cm" svg:x="1.812cm" svg:y="11.11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Participles4" presentation:use-date-time-name="dtd1" xml:id="id6" draw:id="id6">
        <office:forms form:automatic-focus="false" form:apply-design-mode="false"/>
        <draw:custom-shape draw:style-name="gr14" draw:text-style-name="P5" draw:layer="layout" svg:width="22.86cm" svg:height="3.497cm" svg:x="1.27cm" svg:y="0.441cm">
          <text:list text:style-name="L9">
            <text:list-header>
              <text:p text:style-name="P4"><text:span text:style-name="T13">Gerund Phra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4" draw:layer="layout" svg:width="22.86cm" svg:height="12.585cm" svg:x="1.27cm" svg:y="4.445cm">
          <text:list text:style-name="L11">
            <text:list-item>
              <text:p text:style-name="P22"><text:span text:style-name="T17">Gerunds can have a direct object.</text:span></text:p>
            </text:list-item>
            <text:list-item>
              <text:p text:style-name="P22"><text:span text:style-name="T17">To find out whether or not the gerund has a direct object, begin with the gerund and ask the following question:</text:span></text:p>
            </text:list-item>
          </text:list>
          <text:list text:style-name="L8">
            <text:list-header>
              <text:p text:style-name="P23"><text:span text:style-name="T17"/></text:p>
            </text:list-header>
          </text:list>
          <text:list text:style-name="L11">
            <text:list-item>
              <text:p text:style-name="P22"><text:span text:style-name="T16">Gerund + whom/what? = direct object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.begin">
            <anim:command anim:command="stop-audio"/>
          </anim:par>
          <anim:seq smil:dur="indefinite" smil:fill="hold" presentation:node-type="main-sequence"/>
        </anim:par>
        <presentation:notes draw:style-name="dp2">
          <draw:page-thumbnail draw:style-name="gr1" draw:layer="layout" svg:width="15.421cm" svg:height="8.175cm" svg:x="1.812cm" svg:y="2.139cm" draw:page-number="6" presentation:class="page"/>
          <draw:custom-shape draw:style-name="gr2" draw:text-style-name="P2" draw:layer="layout" svg:width="15.421cm" svg:height="11.972cm" svg:x="1.812cm" svg:y="11.11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Participles4" presentation:use-date-time-name="dtd1" xml:id="id7" draw:id="id7">
        <office:forms form:automatic-focus="false" form:apply-design-mode="false"/>
        <draw:custom-shape draw:style-name="gr16" draw:text-style-name="P5" xml:id="id8" draw:id="id8" draw:layer="layout" svg:width="22.86cm" svg:height="3.497cm" svg:x="1.27cm" svg:y="0.441cm">
          <text:list text:style-name="L9">
            <text:list-header>
              <text:p text:style-name="P4"><text:span text:style-name="T13">Gerund Phra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4" draw:layer="layout" svg:width="22.86cm" svg:height="12.585cm" svg:x="1.27cm" svg:y="4.445cm">
          <text:list text:style-name="L11">
            <text:list-item>
              <text:p xml:id="id9" text:id="id9" text:style-name="P22"><text:span text:style-name="T17">Example:</text:span></text:p>
            </text:list-item>
            <text:list-item>
              <text:p xml:id="id10" text:id="id10" text:style-name="P22"><text:span text:style-name="T17">Giving the money proved a mistake.</text:span></text:p>
            </text:list-item>
          </text:list>
          <text:list text:style-name="L6">
            <text:list-header>
              <text:p text:style-name="P25"><text:span text:style-name="T17"/></text:p>
            </text:list-header>
          </text:list>
          <text:list text:style-name="L11">
            <text:list-item>
              <text:p xml:id="id11" text:id="id11" text:style-name="P22"><text:span text:style-name="T16">Giving + What? = money</text:span></text:p>
            </text:list-item>
          </text:list>
          <text:list text:style-name="L6">
            <text:list-header>
              <text:p text:style-name="P25"><text:span text:style-name="T17"/></text:p>
            </text:list-header>
          </text:list>
          <text:list text:style-name="L11">
            <text:list-item>
              <text:p xml:id="id12" text:id="id12" text:style-name="P22"><text:span text:style-name="T17">Money is the direct object of the gerund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.begin">
            <anim:command anim:command="stop-audio"/>
          </anim:par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iterate smil:begin="0s" smil:fill="hold" presentation:node-type="on-click" presentation:preset-class="entrance" presentation:preset-id="ooo-entrance-split" presentation:preset-sub-type="horizontal-in" smil:targetElement="id8" anim:iterate-type="by-word" anim:iterate-interval="PT00H00M00.05S">
                  <anim:set smil:begin="0s" smil:dur="0.001s" smil:fill="hold" smil:attributeName="visibility" smil:to="visible"/>
                  <anim:transitionFilter smil:dur="0.5s" smil:type="barnDoorWipe" smil:subtype="horizontal" smil:direction="reverse"/>
                </anim:iterate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iterate smil:begin="0s" smil:fill="hold" smil:accelerate="0.5" presentation:node-type="on-click" presentation:preset-class="entrance" presentation:preset-id="ooo-entrance-sling" smil:targetElement="id10" anim:iterate-type="by-word" anim:iterate-interval="PT00H00M00.1S">
                  <anim:set smil:begin="0s" smil:dur="0.001s" smil:fill="hold" anim:sub-item="text" smil:attributeName="visibility" smil:to="visible"/>
                  <anim:animate smil:dur="1s" smil:fill="hold" anim:sub-item="text" smil:attributeName="rotate" smil:values="90;90;90;0" smil:keyTimes="0;0.8;0.8;1"/>
                  <anim:animate smil:dur="1s" smil:fill="hold" anim:sub-item="text" smil:attributeName="x" smil:values="-1;0.949999988079071;x" smil:keyTimes="0;0.5;1"/>
                  <anim:animate smil:dur="1s" smil:fill="hold" anim:sub-item="text" smil:attributeName="y" smil:values="y;y" smil:keyTimes="0;1"/>
                  <anim:transitionFilter smil:dur="1s" anim:sub-item="text" smil:type="fade" smil:subtype="crossfade"/>
                </anim:iterate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iterate smil:begin="0s" smil:fill="hold" presentation:node-type="on-click" presentation:preset-class="entrance" presentation:preset-id="ooo-entrance-flip" smil:targetElement="id11" anim:iterate-type="by-letter" anim:iterate-interval="PT00H00M00.1S">
                  <anim:set smil:begin="0s" smil:dur="0.001s" smil:fill="hold" anim:sub-item="text" smil:attributeName="visibility" smil:to="visible"/>
                  <anim:animate smil:begin="0s" smil:dur="0.5s" smil:fill="hold" smil:autoReverse="true" anim:sub-item="text" smil:attributeName="width" smil:by="(-width*2)"/>
                  <anim:animate smil:begin="0s" smil:dur="0.5s" smil:fill="hold" smil:decelerate="0.5" smil:autoReverse="true" anim:sub-item="text" smil:attributeName="x" smil:by="(width*0.50)"/>
                  <anim:animate smil:begin="0s" smil:dur="1s" smil:fill="hold" anim:sub-item="text" smil:attributeName="y" smil:from="(-height/2)" smil:to="(y)"/>
                  <anim:animateTransform smil:begin="0s" smil:dur="1s" smil:fill="hold" anim:sub-item="text" smil:by="360" smil:attributeName="transform" svg:type="rotate"/>
                </anim:iterate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heel" presentation:preset-sub-type="4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pinWheelWipe" smil:subtype="fourBlade"/>
                </anim:par>
              </anim:par>
            </anim:par>
          </anim:seq>
        </anim:par>
        <presentation:notes draw:style-name="dp2">
          <draw:page-thumbnail draw:style-name="gr1" draw:layer="layout" svg:width="15.421cm" svg:height="8.175cm" svg:x="1.812cm" svg:y="2.139cm" draw:page-number="7" presentation:class="page"/>
          <draw:custom-shape draw:style-name="gr2" draw:text-style-name="P2" draw:layer="layout" svg:width="15.421cm" svg:height="11.972cm" svg:x="1.812cm" svg:y="11.11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Participles4" presentation:use-date-time-name="dtd1" xml:id="id13" draw:id="id13">
        <office:forms form:automatic-focus="false" form:apply-design-mode="false"/>
        <draw:custom-shape draw:style-name="gr12" draw:text-style-name="P2" xml:id="id14" draw:id="id14" draw:layer="layout" svg:width="22.86cm" svg:height="3.497cm" svg:x="1.27cm" svg:y="0.441cm">
          <text:p/>
          <draw:enhanced-geometry svg:viewBox="0 0 21600 21600" draw:type="mso-spt202" draw:enhanced-path="M 0 0 L 21600 0 21600 21600 0 21600 0 0 Z N"/>
        </draw:custom-shape>
        <draw:custom-shape draw:style-name="gr18" draw:text-style-name="P24" draw:layer="layout" svg:width="22.86cm" svg:height="12.585cm" svg:x="1.27cm" svg:y="4.445cm">
          <text:list text:style-name="L11">
            <text:list-item>
              <text:p xml:id="id15" text:id="id15" text:style-name="P22"><text:span text:style-name="T17">Gerund phrases can also have indirect objects:</text:span></text:p>
            </text:list-item>
          </text:list>
          <text:list text:style-name="L6">
            <text:list-header>
              <text:p text:style-name="P25"><text:span text:style-name="T17"/></text:p>
            </text:list-header>
          </text:list>
          <text:list text:style-name="L11">
            <text:list-item>
              <text:p xml:id="id16" text:id="id16" text:style-name="P22"><text:span text:style-name="T17">To find out whether or not the gerund phrase has an indirect object, begin with the gerund, locate the direct object, then ask the question </text:span><text:span text:style-name="T16">to/for whom/what?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3.begin">
            <anim:command anim:command="stop-audio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14" smil:attributeName="visibility" smil:to="visible"/>
                  <anim:transitionFilter smil:dur="2s" smil:targetElement="id14" smil:type="fanWipe" smil:subtype="centerTop"/>
                </anim:par>
              </anim:par>
            </anim:par>
            <anim:par smil:begin="next" smil:dur="indefinite" smil:fill="hold">
              <anim:par smil:begin="0s" smil:dur="indefinite" smil:fill="hold">
                <anim:iterate smil:begin="0s" smil:fill="hold" presentation:node-type="on-click" presentation:preset-class="entrance" presentation:preset-id="ooo-entrance-plus" presentation:preset-sub-type="in" smil:targetElement="id15" anim:iterate-type="by-word" anim:iterate-interval="PT00H00M00.2S">
                  <anim:set smil:begin="0s" smil:dur="0.001s" smil:fill="hold" anim:sub-item="text" smil:attributeName="visibility" smil:to="visible"/>
                  <anim:transitionFilter smil:dur="2s" anim:sub-item="text" smil:type="fourBoxWipe" smil:subtype="cornersIn"/>
                </anim:iterate>
              </anim:par>
            </anim:par>
            <anim:par smil:begin="next" smil:dur="indefinite" smil:fill="hold">
              <anim:par smil:begin="0s" smil:dur="indefinite" smil:fill="hold">
                <anim:iterate smil:begin="0s" smil:fill="hold" presentation:node-type="on-click" presentation:preset-class="entrance" presentation:preset-id="ooo-entrance-colored-lettering" smil:targetElement="id16" anim:iterate-type="by-letter" anim:iterate-interval="PT00H00M00.04S">
                  <anim:set smil:begin="0s" smil:dur="0.001s" smil:fill="hold" anim:sub-item="text" smil:attributeName="visibility" smil:to="visible"/>
                  <anim:animate smil:dur="0.08s" anim:sub-item="text" smil:attributeName="color" smil:values="#ff0000;#00ff00" smil:keyTimes="0;0.5" smil:calcMode="discrete"/>
                  <anim:animate smil:dur="0.08s" anim:sub-item="text" smil:attributeName="fill-color" smil:values="#788300;#00ff00" smil:keyTimes="0;0.5" smil:calcMode="discrete"/>
                  <anim:set smil:dur="0.08s" anim:sub-item="text" smil:attributeName="fill" smil:to="solid"/>
                </anim:iterate>
              </anim:par>
            </anim:par>
          </anim:seq>
        </anim:par>
        <presentation:notes draw:style-name="dp2">
          <draw:page-thumbnail draw:style-name="gr1" draw:layer="layout" svg:width="15.421cm" svg:height="8.175cm" svg:x="1.812cm" svg:y="2.139cm" draw:page-number="8" presentation:class="page"/>
          <draw:custom-shape draw:style-name="gr2" draw:text-style-name="P2" draw:layer="layout" svg:width="15.421cm" svg:height="11.972cm" svg:x="1.812cm" svg:y="11.11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Participles4" presentation:use-date-time-name="dtd1" xml:id="id17" draw:id="id17">
        <office:forms form:automatic-focus="false" form:apply-design-mode="false"/>
        <draw:custom-shape draw:style-name="gr19" draw:text-style-name="P2" xml:id="id18" draw:id="id18" draw:layer="layout" svg:width="22.86cm" svg:height="2.522cm" svg:x="1.27cm" svg:y="0.441cm">
          <text:p/>
          <draw:enhanced-geometry svg:viewBox="0 0 21600 21600" draw:type="mso-spt202" draw:enhanced-path="M 0 0 L 21600 0 21600 21600 0 21600 0 0 Z N"/>
        </draw:custom-shape>
        <draw:custom-shape draw:style-name="gr20" draw:text-style-name="P24" draw:layer="layout" svg:width="22.86cm" svg:height="15.24cm" svg:x="1.482cm" svg:y="2.963cm">
          <text:list text:style-name="L11">
            <text:list-item>
              <text:p xml:id="id19" text:id="id19" text:style-name="P22"><text:span text:style-name="T17">Example:</text:span></text:p>
            </text:list-item>
            <text:list-item>
              <text:p xml:id="id20" text:id="id20" text:style-name="P22"><text:span text:style-name="T17">Giving Jerry the money proved a mistake.</text:span></text:p>
            </text:list-item>
            <text:list-item>
              <text:p xml:id="id21" text:id="id21" text:style-name="P22"><text:span text:style-name="T17">Giving + what = money (direct object)</text:span></text:p>
            </text:list-item>
          </text:list>
          <text:list text:style-name="L6">
            <text:list-header>
              <text:p text:style-name="P25"><text:span text:style-name="T17"/></text:p>
            </text:list-header>
          </text:list>
          <text:list text:style-name="L11">
            <text:list-item>
              <text:p xml:id="id22" text:id="id22" text:style-name="P22"><text:span text:style-name="T17">Giving money </text:span><text:span text:style-name="T16">to/for whom? = Jerry</text:span></text:p>
            </text:list-item>
            <text:list-item>
              <text:p xml:id="id23" text:id="id23" text:style-name="P22"><text:span text:style-name="T17">Jerry is the indirect object of the gerund phrase.</text:span></text:p>
            </text:list-item>
          </text:list>
          <text:list text:style-name="L8">
            <text:list-header>
              <text:p text:style-name="P23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7.begin">
            <anim:command anim:command="stop-audio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nDoorWipe" smil:subtype="horizontal" smil:direction="reverse"/>
                </anim:par>
              </anim:par>
            </anim:par>
            <anim:par smil:begin="next" smil:dur="indefinite" smil:fill="hold">
              <anim:par smil:begin="0s" smil:dur="indefinite" smil:fill="hold">
                <anim:iterate smil:begin="0s" smil:fill="hold" presentation:node-type="on-click" presentation:preset-class="entrance" presentation:preset-id="ooo-entrance-fly-in" presentation:preset-sub-type="from-bottom" smil:targetElement="id20" anim:iterate-type="by-word" anim:iterate-interval="PT00H00M00.05S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iterate>
              </anim:par>
            </anim:par>
            <anim:par smil:begin="next" smil:dur="indefinite" smil:fill="hold">
              <anim:par smil:begin="0s" smil:dur="indefinite" smil:fill="hold">
                <anim:iterate smil:begin="0s" smil:fill="hold" presentation:node-type="on-click" presentation:preset-class="entrance" presentation:preset-id="ooo-entrance-turn-and-grow" smil:targetElement="id21" anim:iterate-type="by-letter" anim:iterate-interval="PT00H00M00.05S">
                  <anim:set smil:begin="0s" smil:dur="0.001s" smil:fill="hold" anim:sub-item="text" smil:attributeName="visibility" smil:to="visible"/>
                  <anim:animate smil:dur="1s" smil:fill="hold" anim:sub-item="text" smil:attributeName="width" smil:values="0;width" smil:keyTimes="0;1"/>
                  <anim:animate smil:dur="1s" smil:fill="hold" anim:sub-item="text" smil:attributeName="height" smil:values="0;height" smil:keyTimes="0;1"/>
                  <anim:animate smil:dur="1s" smil:fill="hold" anim:sub-item="text" smil:attributeName="rotate" smil:values="90;0" smil:keyTimes="0;1"/>
                  <anim:transitionFilter smil:dur="1s" anim:sub-item="text" smil:type="fade" smil:subtype="crossfade"/>
                </anim:iterate>
              </anim:par>
            </anim:par>
            <anim:par smil:begin="next" smil:dur="indefinite" smil:fill="hold">
              <anim:par smil:begin="0s" smil:dur="indefinite" smil:fill="hold">
                <anim:iterate smil:begin="0s" smil:fill="hold" smil:accelerate="0.5" presentation:node-type="on-click" presentation:preset-class="entrance" presentation:preset-id="ooo-entrance-sling" smil:targetElement="id22" anim:iterate-type="by-word" anim:iterate-interval="PT00H00M00.1S">
                  <anim:set smil:begin="0s" smil:dur="0.001s" smil:fill="hold" anim:sub-item="text" smil:attributeName="visibility" smil:to="visible"/>
                  <anim:animate smil:dur="1s" smil:fill="hold" anim:sub-item="text" smil:attributeName="rotate" smil:values="90;90;90;0" smil:keyTimes="0;0.8;0.8;1"/>
                  <anim:animate smil:dur="1s" smil:fill="hold" anim:sub-item="text" smil:attributeName="x" smil:values="-1;0.949999988079071;x" smil:keyTimes="0;0.5;1"/>
                  <anim:animate smil:dur="1s" smil:fill="hold" anim:sub-item="text" smil:attributeName="y" smil:values="y;y" smil:keyTimes="0;1"/>
                  <anim:transitionFilter smil:dur="1s" anim:sub-item="text" smil:type="fade" smil:subtype="crossfade"/>
                </anim:iterate>
              </anim:par>
            </anim:par>
            <anim:par smil:begin="next" smil:dur="indefinite" smil:fill="hold">
              <anim:par smil:begin="0s" smil:dur="indefinite" smil:fill="hold">
                <anim:iterate smil:begin="0s" smil:fill="hold" presentation:node-type="on-click" presentation:preset-class="entrance" presentation:preset-id="ooo-entrance-boomerang" smil:targetElement="id23" anim:iterate-type="by-word" anim:iterate-interval="PT00H00M00.1S">
                  <anim:set smil:begin="0s" smil:dur="0.001s" smil:fill="hold" anim:sub-item="text" smil:attributeName="visibility" smil:to="visible"/>
                  <anim:animate smil:begin="0s" smil:dur="0.5s" smil:fill="hold" smil:decelerate="0.5" anim:sub-item="text" smil:attributeName="rotate" smil:values="-90;0" smil:keyTimes="0;1"/>
                  <anim:animate smil:begin="0s" smil:dur="0.5s" smil:fill="hold" smil:decelerate="0.5" anim:sub-item="text" smil:attributeName="width" smil:values="width;width*.05" smil:keyTimes="0;1"/>
                  <anim:animate smil:begin="0.5s" smil:dur="0.5s" smil:fill="hold" smil:accelerate="0.5" anim:sub-item="text" smil:attributeName="width" smil:values="width*.05;width" smil:keyTimes="0;1"/>
                  <anim:animate smil:dur="1s" smil:fill="hold" anim:sub-item="text" smil:attributeName="height" smil:values="height;height" smil:keyTimes="0;1"/>
                  <anim:animate smil:begin="0s" smil:dur="0.5s" smil:fill="hold" smil:decelerate="0.5" anim:sub-item="text" smil:attributeName="x" smil:values="x+.4;x" smil:keyTimes="0;1"/>
                  <anim:animate smil:begin="0s" smil:dur="0.5s" smil:fill="hold" smil:decelerate="0.5" anim:sub-item="text" smil:attributeName="y" smil:values="y-.2;y+.1" smil:keyTimes="0;1"/>
                  <anim:animate smil:begin="0.5s" smil:dur="0.5s" smil:fill="hold" smil:accelerate="0.5" anim:sub-item="text" smil:attributeName="y" smil:values="y+.1;y" smil:keyTimes="0;1"/>
                  <anim:transitionFilter smil:begin="0s" smil:dur="1s" smil:decelerate="0.5" anim:sub-item="text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5.421cm" svg:height="8.175cm" svg:x="1.812cm" svg:y="2.139cm" draw:page-number="9" presentation:class="page"/>
          <draw:custom-shape draw:style-name="gr2" draw:text-style-name="P2" draw:layer="layout" svg:width="15.421cm" svg:height="11.972cm" svg:x="1.812cm" svg:y="11.11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Participles4" presentation:use-date-time-name="dtd1" xml:id="id24" draw:id="id24">
        <office:forms form:automatic-focus="false" form:apply-design-mode="false"/>
        <draw:custom-shape draw:style-name="gr21" draw:text-style-name="P5" draw:layer="layout" svg:width="22.86cm" svg:height="3.497cm" svg:x="1.27cm" svg:y="0.441cm">
          <text:list text:style-name="L13">
            <text:list-header>
              <text:p text:style-name="P4"><text:span text:style-name="T19">Key Questions to Determine Noun Functions in Geru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7" draw:layer="layout" svg:width="22.86cm" svg:height="12.585cm" svg:x="1.27cm" svg:y="4.445cm">
          <text:list text:style-name="L11">
            <text:list-item>
              <text:p text:style-name="P26"><text:span text:style-name="T17">What? + the main verb = subject</text:span></text:p>
            </text:list-item>
            <text:list-item>
              <text:p text:style-name="P26"><text:span text:style-name="T17">Example:</text:span></text:p>
            </text:list-item>
          </text:list>
          <text:list text:style-name="L12">
            <text:list-item>
              <text:list>
                <text:list-item>
                  <text:p text:style-name="P20"><text:span text:style-name="T18">Giving Jerry the money on Friday night proved a major mistake.</text:span></text:p>
                </text:list-item>
                <text:list-item>
                  <text:p text:style-name="P20"><text:span text:style-name="T20">Proved</text:span><text:span text:style-name="T18"> is the main verb. </text:span><text:span text:style-name="T20">Mistake </text:span><text:span text:style-name="T18">is the direct object.</text:span></text:p>
                </text:list-item>
                <text:list-item>
                  <text:p text:style-name="P20"><text:span text:style-name="T20">What? <text:s/>+ </text:span><text:span text:style-name="T18">Proved a mistake=Giving Jerry the money</text:span></text:p>
                </text:list-item>
                <text:list-item>
                  <text:p text:style-name="P20"><text:span text:style-name="T18">The gerund phrase is the subject of the main sentence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4.begin">
            <anim:command anim:command="stop-audio"/>
          </anim:par>
          <anim:seq smil:fill="hold" presentation:node-type="main-sequence"/>
        </anim:par>
        <presentation:notes draw:style-name="dp2">
          <draw:page-thumbnail draw:style-name="gr1" draw:layer="layout" svg:width="15.421cm" svg:height="8.175cm" svg:x="1.812cm" svg:y="2.139cm" draw:page-number="10" presentation:class="page"/>
          <draw:custom-shape draw:style-name="gr2" draw:text-style-name="P2" draw:layer="layout" svg:width="15.421cm" svg:height="11.972cm" svg:x="1.812cm" svg:y="11.11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Participles4" presentation:use-date-time-name="dtd1" xml:id="id25" draw:id="id25">
        <office:forms form:automatic-focus="false" form:apply-design-mode="false"/>
        <draw:custom-shape draw:style-name="gr23" draw:text-style-name="P5" draw:layer="layout" svg:width="22.86cm" svg:height="3.157cm" svg:x="1.27cm" svg:y="0.441cm">
          <text:list text:style-name="L13">
            <text:list-header>
              <text:p text:style-name="P4"><text:span text:style-name="T19">Key Questions to Determine Noun Functions in Geru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31" draw:layer="layout" svg:width="22.86cm" svg:height="14.605cm" svg:x="1.27cm" svg:y="3.81cm">
          <text:list text:style-name="L11">
            <text:list-item>
              <text:p text:style-name="P28"><text:span text:style-name="T21">Subject + verb + what? = direct object</text:span></text:p>
            </text:list-item>
          </text:list>
          <text:list text:style-name="L8">
            <text:list-header>
              <text:p text:style-name="P29"><text:span text:style-name="T21"/></text:p>
            </text:list-header>
          </text:list>
          <text:list text:style-name="L11">
            <text:list-item>
              <text:p text:style-name="P28"><text:span text:style-name="T21">We can’t afford making the same mistake.</text:span></text:p>
            </text:list-item>
          </text:list>
          <text:list text:style-name="L6">
            <text:list-header>
              <text:p text:style-name="P30"><text:span text:style-name="T21"/></text:p>
            </text:list-header>
          </text:list>
          <text:list text:style-name="L11">
            <text:list-item>
              <text:p text:style-name="P28"><text:span text:style-name="T21">We + can afford + </text:span><text:span text:style-name="T22">What?</text:span><text:span text:style-name="T21"> = </text:span><text:span text:style-name="T22">direct object</text:span></text:p>
            </text:list-item>
            <text:list-item>
              <text:p text:style-name="P28"><text:span text:style-name="T21">Answer:</text:span></text:p>
            </text:list-item>
          </text:list>
          <text:list text:style-name="L6">
            <text:list-header>
              <text:p text:style-name="P30"><text:span text:style-name="T21"/></text:p>
            </text:list-header>
          </text:list>
          <text:list text:style-name="L11">
            <text:list-item>
              <text:p text:style-name="P28"><text:span text:style-name="T22">Making the same mistake </text:span><text:span text:style-name="T21">is the direct object of the sentence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5.begin">
            <anim:command anim:command="stop-audio"/>
          </anim:par>
          <anim:seq smil:fill="hold" presentation:node-type="main-sequence"/>
        </anim:par>
        <presentation:notes draw:style-name="dp2">
          <draw:page-thumbnail draw:style-name="gr1" draw:layer="layout" svg:width="15.421cm" svg:height="8.175cm" svg:x="1.812cm" svg:y="2.139cm" draw:page-number="11" presentation:class="page"/>
          <draw:custom-shape draw:style-name="gr2" draw:text-style-name="P2" draw:layer="layout" svg:width="15.421cm" svg:height="11.972cm" svg:x="1.812cm" svg:y="11.11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5" draw:master-page-name="Participles4" presentation:use-date-time-name="dtd1" xml:id="id26" draw:id="id26">
        <office:forms form:automatic-focus="false" form:apply-design-mode="false"/>
        <draw:custom-shape draw:style-name="gr25" draw:text-style-name="P5" draw:layer="layout" svg:width="22.86cm" svg:height="2.964cm" svg:x="1.27cm" svg:y="1.058cm">
          <text:list text:style-name="L8">
            <text:list-header>
              <text:p text:style-name="P4"><text:span text:style-name="T23">When do we use gerunds?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37" draw:layer="layout" svg:width="22.86cm" svg:height="13.97cm" svg:x="1.27cm" svg:y="4.022cm">
          <text:list text:style-name="L11">
            <text:list-item>
              <text:p text:style-name="P32"><text:span text:style-name="T24">To describe activities</text:span></text:p>
            </text:list-item>
          </text:list>
          <text:list text:style-name="L14">
            <text:list-header>
              <text:p text:style-name="P33"><text:span text:style-name="T25">Running</text:span><text:span text:style-name="T26"> is exhausting and frustrating. <text:s/></text:span></text:p>
            </text:list-header>
          </text:list>
          <text:list text:style-name="L15">
            <text:list-header>
              <text:p text:style-name="P34"><text:span text:style-name="T26"><text:tab/></text:span><text:span text:style-name="T24">(Running = simple subject)</text:span></text:p>
              <text:p text:style-name="P35"><text:span text:style-name="T24"/></text:p>
              <text:p text:style-name="P35"><text:span text:style-name="T26">I love </text:span><text:span text:style-name="T25">swimming</text:span><text:span text:style-name="T26"> in the summer time. </text:span></text:p>
              <text:p text:style-name="P34"><text:span text:style-name="T24"><text:tab/></text:span><text:span text:style-name="T24">(swimming = direct object)</text:span></text:p>
              <text:p text:style-name="P35"><text:span text:style-name="T26"/></text:p>
              <text:p text:style-name="P35"><text:span text:style-name="T26">My job is </text:span><text:span text:style-name="T25">reading</text:span><text:span text:style-name="T26">. </text:span></text:p>
              <text:p text:style-name="P34"><text:span text:style-name="T26"><text:tab/></text:span><text:span text:style-name="T24">(reading = predicate nominative)</text:span></text:p>
              <text:p text:style-name="P35"><text:span text:style-name="T24"/></text:p>
              <text:p text:style-name="P35"><text:span text:style-name="T26">I thanked my English teacher for </text:span><text:span text:style-name="T25">teaching</text:span><text:span text:style-name="T26"> me about gerunds. </text:span></text:p>
              <text:p text:style-name="P34"><text:span text:style-name="T26"><text:tab/></text:span><text:span text:style-name="T24">(teaching = object of prepositional phrase)</text:span></text:p>
              <text:p text:style-name="P35"><text:span text:style-name="T24"/></text:p>
            </text:list-header>
          </text:list>
          <text:list text:style-name="L11">
            <text:list-item>
              <text:p text:style-name="P36"><text:span text:style-name="T24">They aren’t typically used to describe people or objects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6.begin">
            <anim:command anim:command="stop-audio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width" smil:values="0;width" smil:keyTimes="0;1"/>
                  <anim:animate smil:dur="0.5s" smil:fill="hold" smil:targetElement="" smil:attributeName="height" smil:values="0;height" smil:keyTimes="0;1"/>
                  <anim:transitionFilter smil:dur="0.5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1s" smil:fill="hold" smil:targetElement="" smil:attributeName="width" smil:values="width+.3;width" smil:keyTimes="0;1"/>
                  <anim:animate smil:dur="1s" smil:fill="hold" smil:targetElement="" smil:attributeName="height" smil:values="height;height" smil:keyTimes="0;1"/>
                  <anim:transitionFilter smil:dur="1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08s" smil:targetElement="" smil:attributeName="color" smil:values="#333399;#009999" smil:keyTimes="0;0.5" smil:calcMode="discrete"/>
                  <anim:animate smil:dur="0.08s" smil:targetElement="" smil:attributeName="fill-color" smil:values="#333399;#009999" smil:keyTimes="0;0.5" smil:calcMode="discrete"/>
                  <anim:set smil:dur="0.08s" smil:targetElement="" smil:attributeName="fill" smil:to="solid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1s" smil:targetElement="" smil:type="fade" smil:subtype="crossfade"/>
                  <anim:animate smil:dur="1s" smil:fill="hold" smil:targetElement="" smil:attributeName="x" smil:values="x;x" smil:keyTimes="0;1"/>
                  <anim:animate smil:dur="1s" smil:fill="hold" smil:targetElement="" smil:attributeName="y" smil:values="y+.1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1s" smil:fill="hold" smil:targetElement="" smil:attributeName="width" smil:values="0;width" smil:keyTimes="0;1"/>
                  <anim:animate smil:dur="1s" smil:fill="hold" smil:targetElement="" smil:attributeName="height" smil:values="0;height" smil:keyTimes="0;1"/>
                  <anim:animate smil:dur="1s" smil:fill="hold" smil:targetElement="" smil:attributeName="rotate" smil:values="90;0" smil:keyTimes="0;1"/>
                  <anim:transitionFilter smil:dur="1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5s" smil:fill="hold" smil:targetElement="" smil:attributeName="x" smil:values="0-width/2;x" smil:keyTimes="0;1"/>
                  <anim:animate smil:dur="5s" smil:fill="hold" smil:targetElement="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0.1s" smil:targetElement="" smil:type="fade" smil:subtype="crossfade"/>
                  <anim:animate smil:dur="0.4s" smil:fill="hold" smil:targetElement="" smil:attributeName="x" smil:values="x;x" smil:keyTimes="0;1"/>
                  <anim:animate smil:dur="0.4s" smil:fill="hold" smil:targetElement="" smil:attributeName="y" smil:values="y+0.31;y+0.31" smil:keyTimes="0;1"/>
                  <anim:animate smil:begin="0.4s" smil:dur="0.6s" smil:fill="hold" smil:decelerate="0.5" smil:targetElement="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0.5s" smil:targetElement="" smil:type="barWipe" smil:subtype="topToBottom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0.77s" smil:decelerate="1" smil:targetElement="" smil:type="fade" smil:subtype="crossfade"/>
                  <anim:animateTransform smil:dur="0.77s" smil:decelerate="1" smil:targetElement="" smil:from="0.1,0.1" smil:to="2,4.5" smil:attributeName="transform" svg:type="scale"/>
                  <anim:animateTransform smil:begin="0.77s" smil:dur="1.23s" smil:fill="hold" smil:accelerate="1" smil:targetElement="" smil:from="2,4.5" smil:to="1,1" smil:attributeName="transform" svg:type="scale"/>
                  <anim:set smil:dur="0.77s" smil:fill="hold" smil:targetElement="" smil:attributeName="x" smil:to="(0.5)"/>
                  <anim:animate smil:begin="0.77s" smil:dur="1.23s" smil:fill="hold" smil:accelerate="1" smil:targetElement="" smil:attributeName="x" smil:from="(0.5)" smil:to="(x)"/>
                  <anim:set smil:dur="0.77s" smil:fill="hold" smil:targetElement="" smil:attributeName="y" smil:to="(y+0.4)"/>
                  <anim:animate smil:begin="0.77s" smil:dur="1.23s" smil:fill="hold" smil:accelerate="1" smil:targetElement="" smil:attributeName="y" smil:from="(y+0.4)" smil:to="(y)"/>
                </anim:par>
              </anim:par>
            </anim:par>
          </anim:seq>
        </anim:par>
        <presentation:notes draw:style-name="dp2">
          <draw:page-thumbnail draw:style-name="gr1" draw:layer="layout" svg:width="15.421cm" svg:height="8.175cm" svg:x="1.812cm" svg:y="2.139cm" draw:page-number="12" presentation:class="page"/>
          <draw:custom-shape draw:style-name="gr2" draw:text-style-name="P2" draw:layer="layout" svg:width="15.421cm" svg:height="11.972cm" svg:x="1.812cm" svg:y="11.11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Participles4" xml:id="id27" draw:id="id27">
        <office:forms form:automatic-focus="false" form:apply-design-mode="false"/>
        <draw:custom-shape draw:style-name="gr27" draw:text-style-name="P39" draw:layer="layout" svg:width="18.988cm" svg:height="1.785cm" svg:x="4.93cm" svg:y="1.905cm">
          <text:list text:style-name="L6">
            <text:list-header>
              <text:p text:style-name="P38"><text:span text:style-name="T27">Particip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" draw:layer="layout" svg:width="19.474cm" svg:height="1.27cm" svg:x="2.963cm" svg:y="6.138cm">
          <text:p/>
          <draw:enhanced-geometry svg:viewBox="0 0 21600 21600" draw:type="mso-spt202" draw:enhanced-path="M 0 0 L 21600 0 21600 21600 0 21600 0 0 Z N"/>
        </draw:custom-shape>
        <draw:custom-shape draw:style-name="gr29" draw:text-style-name="P2" draw:layer="layout" svg:width="21.316cm" svg:height="1.27cm" svg:x="2.602cm" svg:y="5.905cm">
          <text:p/>
          <draw:enhanced-geometry svg:viewBox="0 0 21600 21600" draw:type="mso-spt202" draw:enhanced-path="M 0 0 L 21600 0 21600 21600 0 21600 0 0 Z N"/>
        </draw:custom-shape>
        <draw:custom-shape draw:style-name="gr30" draw:text-style-name="P14" draw:layer="layout" svg:width="20.999cm" svg:height="1.277cm" svg:x="3.131cm" svg:y="5.199cm">
          <text:list text:style-name="L6">
            <text:list-header>
              <text:p xml:id="id28" text:id="id28" text:style-name="P1"><text:span text:style-name="T28">What are participle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65cm" svg:height="8.439cm" svg:x="2.117cm" svg:y="9.313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list text:style-name="L6">
                  <text:list-header>
                    <text:p text:style-name="P40"><text:span text:style-name="T29">Infinitiv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0"><text:span text:style-name="T29">past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0"><text:span text:style-name="T29">Present </text:span></text:p>
                    <text:p text:style-name="P40"><text:span text:style-name="T29">Participl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0"><text:span text:style-name="T29">Past </text:span></text:p>
                    <text:p text:style-name="P40"><text:span text:style-name="T29">Participle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6">
                  <text:list-header>
                    <text:p text:style-name="P40"><text:span text:style-name="T30">bor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0"><text:span text:style-name="T30">bored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0"><text:span text:style-name="T30">boring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0"><text:span text:style-name="T30">bored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6">
                  <text:list-header>
                    <text:p text:style-name="P40"><text:span text:style-name="T30">interest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0"><text:span text:style-name="T30">interested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0"><text:span text:style-name="T30">interesting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0"><text:span text:style-name="T30">interested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1" draw:text-style-name="P42" draw:layer="layout" svg:width="20.681cm" svg:height="1.277cm" svg:x="3.237cm" svg:y="7.386cm">
          <text:list text:style-name="L6">
            <text:list-header>
              <text:p xml:id="id29" text:id="id29" text:style-name="P41"><text:span text:style-name="T31">Look at the verb table below and find out the answer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43" xml:id="id30" draw:id="id30" draw:layer="layout" svg:width="9.737cm" svg:height="3.81cm" svg:x="15.663cm" svg:y="5.292cm">
          <text:p/>
          <draw:enhanced-geometry svg:viewBox="0 0 21600 21600" draw:text-areas="800 800 20800 20800" draw:type="round-rectangular-callout" draw:modifiers="685 422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45" draw:layer="layout" svg:width="7.62cm" svg:height="1.615cm" svg:x="16.722cm" svg:y="6.138cm">
          <text:list text:style-name="L16">
            <text:list-header>
              <text:p text:style-name="P44"><text:span text:style-name="T32">End <text:s/>with -ing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7.begin">
            <anim:command anim:command="stop-audio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0-width/2;x" smil:keyTimes="0;1"/>
                  <anim:animate smil:dur="0.5s" smil:fill="hold" smil:targetElement="id29" anim:sub-item="text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0-width/2;x" smil:keyTimes="0;1"/>
                  <anim:animate smil:dur="0.5s" smil:fill="hold" smil:targetElement="id30" smil:attributeName="y" smil:values="y;y" smil:keyTimes="0;1"/>
                </anim:par>
              </anim:par>
            </anim:par>
          </anim:seq>
          <anim:audio smil:dur="indefinite" smil:fill="hold" xlink:href="../../../../../.config/libreoffice/4/user/gallery/whoosh.wav"/>
        </anim:par>
        <presentation:notes draw:style-name="dp2">
          <draw:page-thumbnail draw:style-name="gr1" draw:layer="layout" svg:width="7.144cm" svg:height="9.525cm" svg:x="5.953cm" svg:y="1.931cm" draw:page-number="13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Participles4" xml:id="id31" draw:id="id31">
        <office:forms form:automatic-focus="false" form:apply-design-mode="false"/>
        <draw:custom-shape draw:style-name="gr34" draw:text-style-name="P39" draw:layer="layout" svg:width="18.988cm" svg:height="1.785cm" svg:x="4.93cm" svg:y="1.905cm">
          <text:list text:style-name="L6">
            <text:list-header>
              <text:p text:style-name="P38"><text:span text:style-name="T27">Particip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" draw:layer="layout" svg:width="19.474cm" svg:height="1.27cm" svg:x="2.963cm" svg:y="6.138cm">
          <text:p/>
          <draw:enhanced-geometry svg:viewBox="0 0 21600 21600" draw:type="mso-spt202" draw:enhanced-path="M 0 0 L 21600 0 21600 21600 0 21600 0 0 Z N"/>
        </draw:custom-shape>
        <draw:custom-shape draw:style-name="gr29" draw:text-style-name="P2" draw:layer="layout" svg:width="21.316cm" svg:height="1.27cm" svg:x="2.602cm" svg:y="5.905cm">
          <text:p/>
          <draw:enhanced-geometry svg:viewBox="0 0 21600 21600" draw:type="mso-spt202" draw:enhanced-path="M 0 0 L 21600 0 21600 21600 0 21600 0 0 Z N"/>
        </draw:custom-shape>
        <draw:custom-shape draw:style-name="gr35" draw:text-style-name="P14" draw:layer="layout" svg:width="20.999cm" svg:height="1.277cm" svg:x="3.131cm" svg:y="5.199cm">
          <text:list text:style-name="L6">
            <text:list-header>
              <text:p text:style-name="P1"><text:span text:style-name="T28">What are participle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65cm" svg:height="8.72cm" svg:x="2.117cm" svg:y="9.313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row table:style-name="ro4" table:default-cell-style-name="ce2">
              <table:table-cell>
                <text:list text:style-name="L6">
                  <text:list-header>
                    <text:p text:style-name="P40"><text:span text:style-name="T33">Infinitiv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0"><text:span text:style-name="T33">past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0"><text:span text:style-name="T33">Present </text:span></text:p>
                    <text:p text:style-name="P40"><text:span text:style-name="T33">Participl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0"><text:span text:style-name="T33">Past </text:span></text:p>
                    <text:p text:style-name="P40"><text:span text:style-name="T33">Participle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6">
                  <text:list-header>
                    <text:p text:style-name="P40"><text:span text:style-name="T34">bor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0"><text:span text:style-name="T34">bored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0"><text:span text:style-name="T34">boring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0"><text:span text:style-name="T34">bored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continue-numbering="true" text:style-name="L6">
                  <text:list-header>
                    <text:p text:style-name="P40"><text:span text:style-name="T34">interest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0"><text:span text:style-name="T34">interested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0"><text:span text:style-name="T34">interesting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0"><text:span text:style-name="T34">interested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6" draw:text-style-name="P42" draw:layer="layout" svg:width="20.681cm" svg:height="1.277cm" svg:x="3.237cm" svg:y="7.386cm">
          <text:list text:style-name="L6">
            <text:list-header>
              <text:p text:style-name="P41"><text:span text:style-name="T31">Look at the verb table below and find out the answer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43" xml:id="id32" draw:id="id32" draw:layer="layout" svg:width="8.467cm" svg:height="3.599cm" svg:x="11.43cm" svg:y="4.868cm">
          <text:p/>
          <draw:enhanced-geometry svg:viewBox="0 0 21600 21600" draw:text-areas="800 800 20800 20800" draw:type="round-rectangular-callout" draw:modifiers="24446 45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4" draw:layer="layout" svg:width="7.664cm" svg:height="1.615cm" svg:x="11.809cm" svg:y="5.199cm">
          <text:list text:style-name="L16">
            <text:list-header>
              <text:p text:style-name="P1"><text:span text:style-name="T32">End</text:span><text:span text:style-name="T35"> </text:span><text:span text:style-name="T32">with -ed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1.begin">
            <anim:command anim:command="stop-audio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0-width/2;x" smil:keyTimes="0;1"/>
                  <anim:animate smil:dur="0.5s" smil:fill="hold" smil:targetElement="id32" smil:attributeName="y" smil:values="y;y" smil:keyTimes="0;1"/>
                </anim:par>
              </anim:par>
            </anim:par>
          </anim:seq>
          <anim:audio smil:dur="indefinite" smil:fill="hold" xlink:href="../../../../../.config/libreoffice/4/user/gallery/whoosh.wav"/>
        </anim:par>
        <presentation:notes draw:style-name="dp2">
          <draw:page-thumbnail draw:style-name="gr1" draw:layer="layout" svg:width="7.144cm" svg:height="9.525cm" svg:x="5.953cm" svg:y="1.931cm" draw:page-number="14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Participles4" xml:id="id33" draw:id="id33">
        <office:forms form:automatic-focus="false" form:apply-design-mode="false"/>
        <draw:custom-shape draw:style-name="gr39" draw:text-style-name="P5" draw:layer="layout" svg:width="20.152cm" svg:height="1.615cm" svg:x="5.248cm" svg:y="1.812cm">
          <text:list text:style-name="L6">
            <text:list-header>
              <text:p text:style-name="P4"><text:span text:style-name="T35">Participles used as adjectiv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42" draw:layer="layout" svg:width="7.135cm" svg:height="1.277cm" svg:x="2.752cm" svg:y="4.868cm">
          <text:list text:style-name="L6">
            <text:list-header>
              <text:p text:style-name="P41"><text:span text:style-name="T31">Examples 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4" draw:layer="layout" svg:width="21.423cm" svg:height="1.277cm" svg:x="2.328cm" svg:y="6.985cm">
          <text:list text:style-name="L6">
            <text:list-header>
              <text:p text:style-name="P1"><text:span text:style-name="T36">1</text:span><text:span text:style-name="T37">a. <text:s/></text:span><text:span text:style-name="T28">The </text:span><text:span text:style-name="T38">boring</text:span><text:span text:style-name="T28"> teacher talked for hour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4" draw:layer="layout" svg:width="19.729cm" svg:height="1.277cm" svg:x="2.073cm" svg:y="8.162cm">
          <text:list text:style-name="L6">
            <text:list-header>
              <text:p text:style-name="P1"><text:span text:style-name="T36"><text:s/></text:span><text:span text:style-name="T36">1</text:span><text:span text:style-name="T37">b. <text:s/></text:span><text:span text:style-name="T28">The </text:span><text:span text:style-name="T38">bored</text:span><text:span text:style-name="T28"> students fell asleep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4" draw:layer="layout" svg:width="21.211cm" svg:height="1.277cm" svg:x="1.861cm" svg:y="11.761cm">
          <text:list text:style-name="L6">
            <text:list-header>
              <text:p text:style-name="P1"><text:span text:style-name="T36"><text:s text:c="2"/></text:span><text:span text:style-name="T36">2</text:span><text:span text:style-name="T37">a. <text:s/></text:span><text:span text:style-name="T28">I read an </text:span><text:span text:style-name="T38">interesting</text:span><text:span text:style-name="T28"> magazine yesterda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" draw:layer="layout" svg:width="20.364cm" svg:height="1.27cm" svg:x="1.649cm" svg:y="13.242cm">
          <text:p/>
          <draw:enhanced-geometry svg:viewBox="0 0 21600 21600" draw:type="mso-spt202" draw:enhanced-path="M 0 0 L 21600 0 21600 21600 0 21600 0 0 Z N"/>
        </draw:custom-shape>
        <draw:custom-shape draw:style-name="gr45" draw:text-style-name="P14" draw:layer="layout" svg:width="22.904cm" svg:height="2.293cm" svg:x="1.649cm" svg:y="13.454cm">
          <text:list text:style-name="L6">
            <text:list-header>
              <text:p text:style-name="P1"><text:span text:style-name="T36"><text:s text:c="3"/></text:span><text:span text:style-name="T36">2</text:span><text:span text:style-name="T37">b. <text:s/></text:span><text:span text:style-name="T28">The magazine receives a lot of support from </text:span><text:span text:style-name="T38">interested</text:span><text:span text:style-name="T39"> </text:span></text:p>
            </text:list-header>
          </text:list>
          <text:list text:style-name="L17">
            <text:list-header>
              <text:p text:style-name="P1"><text:span text:style-name="T39"><text:s text:c="11"/></text:span><text:span text:style-name="T40">reader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43" draw:layer="layout" svg:width="13.758cm" svg:height="3.175cm" svg:x="9.102cm" svg:y="4.022cm">
          <text:p/>
          <draw:enhanced-geometry svg:viewBox="0 0 21600 21600" draw:text-areas="800 800 20800 20800" draw:type="round-rectangular-callout" draw:modifiers="-1883 2217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47" draw:layer="layout" svg:width="10.16cm" svg:height="2.631cm" svg:x="11.007cm" svg:y="4.233cm">
          <text:list text:style-name="L16">
            <text:list-header>
              <text:p text:style-name="P46"><text:span text:style-name="T41">Present participles are usually a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43" draw:layer="layout" svg:width="11.219cm" svg:height="3.175cm" svg:x="11.853cm" svg:y="9.313cm">
          <text:p/>
          <draw:enhanced-geometry svg:viewBox="0 0 21600 21600" draw:text-areas="800 800 20800 20800" draw:type="round-rectangular-callout" draw:modifiers="-9416 -11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14" draw:layer="layout" svg:width="9.525cm" svg:height="2.631cm" svg:x="12.912cm" svg:y="9.432cm">
          <text:list text:style-name="L16">
            <text:list-header>
              <text:p text:style-name="P1"><text:span text:style-name="T41">Past participles are usually passiv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3.begin">
            <anim:command anim:command="stop-audio"/>
          </anim:par>
          <anim:seq smil:dur="indefinite" smil:fill="hold" presentation:node-type="main-sequence"/>
        </anim:par>
        <presentation:notes draw:style-name="dp2">
          <draw:page-thumbnail draw:style-name="gr1" draw:layer="layout" svg:width="7.144cm" svg:height="9.525cm" svg:x="5.953cm" svg:y="1.931cm" draw:page-number="15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Participles4" xml:id="id34" draw:id="id34">
        <office:forms form:automatic-focus="false" form:apply-design-mode="false"/>
        <draw:custom-shape draw:style-name="gr50" draw:text-style-name="P42" draw:layer="layout" svg:width="9.887cm" svg:height="1.277cm" svg:x="2.813cm" svg:y="5.693cm">
          <text:list text:style-name="L6">
            <text:list-header>
              <text:p text:style-name="P41"><text:span text:style-name="T31">More exampl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42" draw:layer="layout" svg:width="21.105cm" svg:height="2.822cm" svg:x="2.39cm" svg:y="7.197cm">
          <text:list text:style-name="L6">
            <text:list-header>
              <text:p text:style-name="P41"><text:span text:style-name="T36">3</text:span><text:span text:style-name="T37">a. <text:s/>It was an </text:span><text:span text:style-name="T38">exciting</text:span><text:span text:style-name="T37"> concert.</text:span></text:p>
              <text:p text:style-name="P41"><text:span text:style-name="T37">3b. <text:s/>The </text:span><text:span text:style-name="T38">excited</text:span><text:span text:style-name="T37"> fans screamed during the concer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4" draw:layer="layout" svg:width="21.21cm" svg:height="3.309cm" svg:x="2.073cm" svg:y="11.126cm">
          <text:list text:style-name="L6">
            <text:list-header>
              <text:p text:style-name="P1"><text:span text:style-name="T36"><text:s text:c="2"/></text:span><text:span text:style-name="T36">4</text:span><text:span text:style-name="T37">a. <text:s/>Many young people experience </text:span><text:span text:style-name="T38">troubling</text:span><text:span text:style-name="T37"> situations.</text:span></text:p>
              <text:p text:style-name="P1"><text:span text:style-name="T37"><text:s text:c="2"/></text:span><text:span text:style-name="T37">4b. <text:s/>The Samaritan Befrienders Hong Kong receives calls </text:span></text:p>
              <text:p text:style-name="P1"><text:span text:style-name="T37"><text:s text:c="9"/></text:span><text:span text:style-name="T37">from </text:span><text:span text:style-name="T38">troubled</text:span><text:span text:style-name="T37"> young people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4.begin">
            <anim:command anim:command="stop-audio"/>
          </anim:par>
          <anim:seq smil:dur="indefinite" smil:fill="hold" presentation:node-type="main-sequence"/>
        </anim:par>
        <presentation:notes draw:style-name="dp2">
          <draw:page-thumbnail draw:style-name="gr1" draw:layer="layout" svg:width="7.144cm" svg:height="9.525cm" svg:x="5.953cm" svg:y="1.931cm" draw:page-number="16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Participles4" xml:id="id35" draw:id="id35">
        <office:forms form:automatic-focus="false" form:apply-design-mode="false"/>
        <draw:custom-shape draw:style-name="gr53" draw:text-style-name="P5" draw:layer="layout" svg:width="18.459cm" svg:height="1.615cm" svg:x="6.094cm" svg:y="2.024cm">
          <text:list text:style-name="L6">
            <text:list-header>
              <text:p text:style-name="P4"><text:span text:style-name="T35">Participle Phra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4" draw:layer="layout" svg:width="14.438cm" svg:height="1.277cm" svg:x="2.919cm" svg:y="5.411cm">
          <text:list text:style-name="L6">
            <text:list-header>
              <text:p xml:id="id36" text:id="id36" text:style-name="P1"><text:span text:style-name="T31">What is a participle phras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4" draw:layer="layout" svg:width="20.999cm" svg:height="4.323cm" svg:x="2.708cm" svg:y="7.527cm">
          <text:list text:style-name="L6">
            <text:list-header>
              <text:p xml:id="id37" text:id="id37" text:style-name="P1"><text:span text:style-name="T35">A participle phrase is made up of </text:span><text:span text:style-name="T42">a participle</text:span><text:span text:style-name="T35"> + </text:span><text:span text:style-name="T43">object</text:span><text:span text:style-name="T35"> / </text:span><text:span text:style-name="T43">meaningful express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42" draw:layer="layout" svg:width="7.347cm" svg:height="1.277cm" svg:x="2.813cm" svg:y="11.007cm">
          <text:list text:style-name="L6">
            <text:list-header>
              <text:p xml:id="id38" text:id="id38" text:style-name="P41"><text:span text:style-name="T31">Example 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14" draw:layer="layout" svg:width="14.649cm" svg:height="2.631cm" svg:x="2.073cm" svg:y="12.396cm">
          <text:list text:style-name="L6">
            <text:list-header>
              <text:p xml:id="id39" text:id="id39" text:style-name="P1"><text:span text:style-name="T44">We get calls from young people</text:span></text:p>
            </text:list-header>
          </text:list>
          <text:list text:style-name="L18">
            <text:list-header>
              <text:p xml:id="id40" text:id="id40" text:style-name="P1"><text:span text:style-name="T45">worried </text:span><text:span text:style-name="T46">about relationship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48" xml:id="id41" draw:id="id41" draw:layer="layout" svg:width="8.467cm" svg:height="5.292cm" svg:x="15.875cm" svg:y="10.583cm">
          <text:p/>
          <draw:enhanced-geometry svg:viewBox="0 0 21600 21600" draw:text-areas="800 800 20800 20800" draw:type="round-rectangular-callout" draw:modifiers="-4455 151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14" draw:layer="layout" svg:width="7.453cm" svg:height="4.325cm" svg:x="16.254cm" svg:y="10.914cm">
          <text:list text:style-name="L6">
            <text:list-header>
              <text:p xml:id="id42" text:id="id42" text:style-name="P1"><text:span text:style-name="T28">A participle phrase describing the noun before, ie. young people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5.begin">
            <anim:command anim:command="stop-audio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0-width/2;x" smil:keyTimes="0;1"/>
                  <anim:animate smil:dur="0.5s" smil:fill="hold" smil:targetElement="id36" anim:sub-item="text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0-width/2;x" smil:keyTimes="0;1"/>
                  <anim:animate smil:dur="0.5s" smil:fill="hold" smil:targetElement="id38" anim:sub-item="text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0-width/2;x" smil:keyTimes="0;1"/>
                  <anim:animate smil:dur="0.5s" smil:fill="hold" smil:targetElement="id41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dissolve"/>
                </anim:par>
              </anim:par>
            </anim:par>
          </anim:seq>
          <anim:audio smil:dur="indefinite" smil:fill="hold" xlink:href="../../../../../.config/libreoffice/4/user/gallery/whoosh.wav"/>
        </anim:par>
        <presentation:notes draw:style-name="dp2">
          <draw:page-thumbnail draw:style-name="gr1" draw:layer="layout" svg:width="7.144cm" svg:height="9.525cm" svg:x="5.953cm" svg:y="1.931cm" draw:page-number="17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Participles4" xml:id="id43" draw:id="id43">
        <office:forms form:automatic-focus="false" form:apply-design-mode="false"/>
        <draw:custom-shape draw:style-name="gr60" draw:text-style-name="P14" draw:layer="layout" svg:width="9.358cm" svg:height="1.277cm" svg:x="2.919cm" svg:y="4.352cm">
          <text:list text:style-name="L6">
            <text:list-header>
              <text:p xml:id="id44" text:id="id44" text:style-name="P1"><text:span text:style-name="T37">More examples 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4" draw:layer="layout" svg:width="20.576cm" svg:height="2.293cm" svg:x="1.861cm" svg:y="5.622cm">
          <text:list text:style-name="L6">
            <text:list-header>
              <text:p xml:id="id45" text:id="id45" text:style-name="P1"><text:span text:style-name="T47">1</text:span><text:span text:style-name="T28">a. <text:s/>Look at the boy.</text:span></text:p>
              <text:p xml:id="id46" text:id="id46" text:style-name="P1"><text:span text:style-name="T28">1b. <text:s/>Look at the boy </text:span><text:span text:style-name="T48">climbing the tre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42" draw:layer="layout" svg:width="21.74cm" svg:height="2.822cm" svg:x="1.543cm" svg:y="9.291cm">
          <text:list text:style-name="L6">
            <text:list-header>
              <text:p xml:id="id47" text:id="id47" text:style-name="P41"><text:span text:style-name="T36"><text:s/></text:span><text:span text:style-name="T47">2</text:span><text:span text:style-name="T28">a. <text:s/>The man has missed the bus.</text:span></text:p>
              <text:p xml:id="id48" text:id="id48" text:style-name="P41"><text:span text:style-name="T28"><text:s/></text:span><text:span text:style-name="T28">2b. <text:s/>The man </text:span><text:span text:style-name="T48">running down the street</text:span><text:span text:style-name="T28"> has missed the b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2" draw:layer="layout" svg:width="23.221cm" svg:height="2.822cm" svg:x="1.332cm" svg:y="13.948cm">
          <text:list text:style-name="L6">
            <text:list-header>
              <text:p xml:id="id49" text:id="id49" text:style-name="P41"><text:span text:style-name="T36"><text:s/></text:span><text:span text:style-name="T47">3</text:span><text:span text:style-name="T28">a. <text:s/>The fans stood up and danced.</text:span></text:p>
              <text:p xml:id="id50" text:id="id50" text:style-name="P41"><text:span text:style-name="T28"><text:s/></text:span><text:span text:style-name="T28">3b. <text:s/>The fans</text:span><text:span text:style-name="T48">, excited by the concert,</text:span><text:span text:style-name="T28"> stood up and dance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48" xml:id="id51" draw:id="id51" draw:layer="layout" svg:width="8.043cm" svg:height="4.021cm" svg:x="12.912cm" svg:y="2.117cm">
          <text:p/>
          <draw:enhanced-geometry svg:viewBox="0 0 21600 21600" draw:text-areas="800 800 20800 20800" draw:type="round-rectangular-callout" draw:modifiers="-3730 25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14" draw:layer="layout" svg:width="7.241cm" svg:height="4.325cm" svg:x="13.079cm" svg:y="2.236cm">
          <text:list text:style-name="L6">
            <text:list-header>
              <text:p xml:id="id52" text:id="id52" text:style-name="P1"><text:span text:style-name="T28">A phrase begins with a present participle. </text:span><text:span text:style-name="T49">(Active</text:span><text:span text:style-name="T50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48" xml:id="id53" draw:id="id53" draw:layer="layout" svg:width="9.948cm" svg:height="3.175cm" svg:x="13.97cm" svg:y="11.853cm">
          <text:p/>
          <draw:enhanced-geometry svg:viewBox="0 0 21600 21600" draw:text-areas="800 800 20800 20800" draw:type="round-rectangular-callout" draw:modifiers="-10226 2769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14" draw:layer="layout" svg:width="9.781cm" svg:height="2.293cm" svg:x="14.561cm" svg:y="11.972cm">
          <text:list text:style-name="L6">
            <text:list-header>
              <text:p xml:id="id54" text:id="id54" text:style-name="P1"><text:span text:style-name="T28">A phrase begins with a past participle. </text:span><text:span text:style-name="T49">(Passive</text:span><text:span text:style-name="T50">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3.begin">
            <anim:command anim:command="stop-audio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0-width/2;x" smil:keyTimes="0;1"/>
                  <anim:animate smil:dur="0.5s" smil:fill="hold" smil:targetElement="id44" anim:sub-item="text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0-width/2;x" smil:keyTimes="0;1"/>
                  <anim:animate smil:dur="0.5s" smil:fill="hold" smil:targetElement="id51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0-width/2;x" smil:keyTimes="0;1"/>
                  <anim:animate smil:dur="0.5s" smil:fill="hold" smil:targetElement="id53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dissolve"/>
                </anim:par>
              </anim:par>
            </anim:par>
          </anim:seq>
          <anim:audio smil:dur="indefinite" smil:fill="hold" xlink:href="../../../../../.config/libreoffice/4/user/gallery/whoosh.wav"/>
        </anim:par>
        <presentation:notes draw:style-name="dp2">
          <draw:page-thumbnail draw:style-name="gr1" draw:layer="layout" svg:width="7.144cm" svg:height="9.525cm" svg:x="5.953cm" svg:y="1.931cm" draw:page-number="18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Participles4" xml:id="id55" draw:id="id55">
        <office:forms form:automatic-focus="false" form:apply-design-mode="false"/>
        <draw:custom-shape draw:style-name="gr68" draw:text-style-name="P5" draw:layer="layout" svg:width="18.67cm" svg:height="1.615cm" svg:x="5.248cm" svg:y="1.812cm">
          <text:list text:style-name="L6">
            <text:list-header>
              <text:p text:style-name="P4"><text:span text:style-name="T35">Participle phrases as adverb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47" draw:layer="layout" svg:width="20.893cm" svg:height="2.631cm" svg:x="2.602cm" svg:y="5.693cm">
          <text:list text:style-name="L6">
            <text:list-header>
              <text:p xml:id="id56" text:id="id56" text:style-name="P46"><text:span text:style-name="T44">We can use participle phrases to </text:span><text:span text:style-name="T46">join two ideas together</text:span><text:span text:style-name="T44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50" draw:layer="layout" svg:width="4.807cm" svg:height="1.615cm" svg:x="6.835cm" svg:y="8.255cm">
          <text:list text:style-name="L18">
            <text:list-header>
              <text:p xml:id="id57" text:id="id57" text:style-name="P49"><text:span text:style-name="T51">HOW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4" draw:layer="layout" svg:width="6.394cm" svg:height="1.277cm" svg:x="2.54cm" svg:y="9.948cm">
          <text:list text:style-name="L6">
            <text:list-header>
              <text:p xml:id="id58" text:id="id58" text:style-name="P1"><text:span text:style-name="T37">Examples 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52" draw:layer="layout" svg:width="20.999cm" svg:height="2.631cm" svg:x="2.284cm" svg:y="11.761cm">
          <text:list text:style-name="L19">
            <text:list-header>
              <text:p xml:id="id59" text:id="id59" text:style-name="P51"><text:span text:style-name="T46">Feeling upset and confused,</text:span><text:span text:style-name="T44"> the girl called the </text:span></text:p>
            </text:list-header>
          </text:list>
          <text:list text:style-name="L6">
            <text:list-header>
              <text:p xml:id="id60" text:id="id60" text:style-name="P51"><text:span text:style-name="T44"><text:s text:c="5"/></text:span><text:span text:style-name="T44">Samaritans Befrienders Hong Kong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48" xml:id="id61" draw:id="id61" draw:layer="layout" svg:width="10.584cm" svg:height="4.233cm" svg:x="11.853cm" svg:y="7.62cm">
          <text:p/>
          <draw:enhanced-geometry svg:viewBox="0 0 21600 21600" draw:text-areas="800 800 20800 20800" draw:type="round-rectangular-callout" draw:modifiers="-10476 2313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4" draw:text-style-name="P2" draw:layer="layout" svg:width="9.675cm" svg:height="1.27cm" svg:x="12.338cm" svg:y="8.255cm">
          <text:p/>
          <draw:enhanced-geometry svg:viewBox="0 0 21600 21600" draw:type="mso-spt202" draw:enhanced-path="M 0 0 L 21600 0 21600 21600 0 21600 0 0 Z N"/>
        </draw:custom-shape>
        <draw:custom-shape draw:style-name="gr75" draw:text-style-name="P14" draw:layer="layout" svg:width="9.358cm" svg:height="2.631cm" svg:x="12.444cm" svg:y="8.162cm">
          <text:list text:style-name="L6">
            <text:list-header>
              <text:p xml:id="id62" text:id="id62" text:style-name="P1"><text:span text:style-name="T44">An adverbial phrase </text:span><text:span text:style-name="T45">giving a reas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48" xml:id="id63" draw:id="id63" draw:layer="layout" svg:width="12.277cm" svg:height="3.598cm" svg:x="9.948cm" svg:y="14.605cm">
          <text:p/>
          <draw:enhanced-geometry svg:viewBox="0 0 21600 21600" draw:text-areas="800 800 20800 20800" draw:type="round-rectangular-callout" draw:modifiers="-10179 -9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7" draw:text-style-name="P14" draw:layer="layout" svg:width="11.474cm" svg:height="2.293cm" svg:x="10.16cm" svg:y="15.24cm">
          <text:list text:style-name="L6">
            <text:list-header>
              <text:p xml:id="id64" text:id="id64" text:style-name="P1"><text:span text:style-name="T28">Who feel upset &amp; confused?</text:span></text:p>
            </text:list-header>
          </text:list>
          <text:list text:style-name="L18">
            <text:list-header>
              <text:p xml:id="id65" text:id="id65" text:style-name="P1"><text:span text:style-name="T49">The girl in the main course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5.begin">
            <anim:command anim:command="stop-audio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0-width/2;x" smil:keyTimes="0;1"/>
                  <anim:animate smil:dur="0.5s" smil:fill="hold" smil:targetElement="id57" anim:sub-item="text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0-width/2;x" smil:keyTimes="0;1"/>
                  <anim:animate smil:dur="0.5s" smil:fill="hold" smil:targetElement="id58" anim:sub-item="text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0-width/2;x" smil:keyTimes="0;1"/>
                  <anim:animate smil:dur="0.5s" smil:fill="hold" smil:targetElement="id61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0-width/2;x" smil:keyTimes="0;1"/>
                  <anim:animate smil:dur="0.5s" smil:fill="hold" smil:targetElement="id63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dissolve"/>
                </anim:par>
              </anim:par>
            </anim:par>
          </anim:seq>
          <anim:audio smil:dur="indefinite" smil:fill="hold" xlink:href="../../../../../.config/libreoffice/4/user/gallery/whoosh.wav"/>
        </anim:par>
        <presentation:notes draw:style-name="dp2">
          <draw:page-thumbnail draw:style-name="gr1" draw:layer="layout" svg:width="7.144cm" svg:height="9.525cm" svg:x="5.953cm" svg:y="1.931cm" draw:page-number="19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Participles4" xml:id="id66" draw:id="id66">
        <office:forms form:automatic-focus="false" form:apply-design-mode="false"/>
        <draw:custom-shape draw:style-name="gr78" draw:text-style-name="P14" draw:layer="layout" svg:width="7.452cm" svg:height="1.277cm" svg:x="2.073cm" svg:y="4.352cm">
          <text:list text:style-name="L6">
            <text:list-header>
              <text:p xml:id="id67" text:id="id67" text:style-name="P1"><text:span text:style-name="T37">More examples 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14" draw:layer="layout" svg:width="20.576cm" svg:height="4.325cm" svg:x="1.649cm" svg:y="5.834cm">
          <text:list text:style-name="L6">
            <text:list-header>
              <text:p xml:id="id68" text:id="id68" text:style-name="P1"><text:span text:style-name="T28">1a. <text:s/></text:span><text:span text:style-name="T48">The girl felt upset and confused</text:span><text:span text:style-name="T28">. <text:s/>She called the </text:span></text:p>
              <text:p xml:id="id69" text:id="id69" text:style-name="P1"><text:span text:style-name="T28"><text:s text:c="7"/></text:span><text:span text:style-name="T28">Samaritan Befrienders Hong Kong.</text:span></text:p>
              <text:p xml:id="id70" text:id="id70" text:style-name="P1"><text:span text:style-name="T28">1b. <text:s/></text:span><text:span text:style-name="T48">Feeling upset and confused</text:span><text:span text:style-name="T28">, the girl called the <text:s text:c="2"/></text:span></text:p>
              <text:p xml:id="id71" text:id="id71" text:style-name="P1"><text:span text:style-name="T28"><text:s text:c="7"/></text:span><text:span text:style-name="T28">Samaritan Befrienders Hong Kong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48" xml:id="id72" draw:id="id72" draw:layer="layout" svg:width="7.832cm" svg:height="3.598cm" svg:x="11.43cm" svg:y="1.482cm">
          <text:p/>
          <draw:enhanced-geometry svg:viewBox="0 0 21600 21600" draw:text-areas="800 800 20800 20800" draw:type="round-rectangular-callout" draw:modifiers="2676 42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1" draw:text-style-name="P14" draw:layer="layout" svg:width="8.299cm" svg:height="2.293cm" svg:x="11.809cm" svg:y="2.024cm">
          <text:list text:style-name="L6">
            <text:list-header>
              <text:p xml:id="id73" text:id="id73" text:style-name="P1"><text:span text:style-name="T28">Notice the changes made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6.begin">
            <anim:command anim:command="stop-audio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0-width/2;x" smil:keyTimes="0;1"/>
                  <anim:animate smil:dur="0.5s" smil:fill="hold" smil:targetElement="id67" anim:sub-item="text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0-width/2;x" smil:keyTimes="0;1"/>
                  <anim:animate smil:dur="0.5s" smil:fill="hold" smil:targetElement="id72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dissolve"/>
                </anim:par>
              </anim:par>
            </anim:par>
          </anim:seq>
          <anim:audio smil:dur="indefinite" smil:fill="hold" xlink:href="../../../../../.config/libreoffice/4/user/gallery/whoosh.wav"/>
        </anim:par>
        <presentation:notes draw:style-name="dp2">
          <draw:page-thumbnail draw:style-name="gr1" draw:layer="layout" svg:width="7.144cm" svg:height="9.525cm" svg:x="5.953cm" svg:y="1.931cm" draw:page-number="20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Participles4" xml:id="id74" draw:id="id74">
        <office:forms form:automatic-focus="false" form:apply-design-mode="false"/>
        <draw:custom-shape draw:style-name="gr82" draw:text-style-name="P54" draw:layer="layout" svg:width="22.375cm" svg:height="2.822cm" svg:x="2.39cm" svg:y="5.905cm">
          <text:list text:style-name="L6">
            <text:list-header>
              <text:p xml:id="id75" text:id="id75" text:style-name="P53"><text:span text:style-name="T28">2a. Ellen listened to the girl. <text:s/></text:span><text:span text:style-name="T48">She wished she could help her.</text:span></text:p>
              <text:p xml:id="id76" text:id="id76" text:style-name="P53"><text:span text:style-name="T28">2b. Ellen listened to the girl, </text:span><text:span text:style-name="T48">wishing she could help he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48" xml:id="id77" draw:id="id77" draw:layer="layout" svg:width="14.817cm" svg:height="2.964cm" svg:x="7.408cm" svg:y="1.693cm">
          <text:p/>
          <draw:enhanced-geometry svg:viewBox="0 0 21600 21600" draw:text-areas="800 800 20800 20800" draw:type="round-rectangular-callout" draw:modifiers="12799 322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4" draw:text-style-name="P14" draw:layer="layout" svg:width="12.912cm" svg:height="2.293cm" svg:x="8.678cm" svg:y="2.117cm">
          <text:list text:style-name="L6">
            <text:list-header>
              <text:p xml:id="id78" text:id="id78" text:style-name="P1"><text:span text:style-name="T28">A participle phrase joining </text:span><text:span text:style-name="T49">2 actions which happen together</text:span><text:span text:style-name="T50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14" draw:layer="layout" svg:width="21.846cm" svg:height="2.293cm" svg:x="1.649cm" svg:y="13.031cm">
          <text:list text:style-name="L6">
            <text:list-header>
              <text:p xml:id="id79" text:id="id79" text:style-name="P1"><text:span text:style-name="T36"><text:s text:c="2"/></text:span><text:span text:style-name="T47">3</text:span><text:span text:style-name="T28">a. <text:s/>He was injured </text:span><text:span text:style-name="T48">when he was crossing the road.</text:span></text:p>
              <text:p xml:id="id80" text:id="id80" text:style-name="P1"><text:span text:style-name="T28"><text:s text:c="2"/></text:span><text:span text:style-name="T28">3b. <text:s/>He was injured </text:span><text:span text:style-name="T48">crossing the roa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48" xml:id="id81" draw:id="id81" draw:layer="layout" svg:width="15.452cm" svg:height="2.963cm" svg:x="8.043cm" svg:y="8.89cm">
          <text:p/>
          <draw:enhanced-geometry svg:viewBox="0 0 21600 21600" draw:text-areas="800 800 20800 20800" draw:type="round-rectangular-callout" draw:modifiers="4808 38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7" draw:text-style-name="P14" draw:layer="layout" svg:width="15.496cm" svg:height="2.293cm" svg:x="8.211cm" svg:y="9.432cm">
          <text:list text:style-name="L6">
            <text:list-header>
              <text:p xml:id="id82" text:id="id82" text:style-name="P1"><text:span text:style-name="T28">A participle phrase joining </text:span><text:span text:style-name="T49">2 actions, one of which happens during the other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4.begin">
            <anim:command anim:command="stop-audio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0-width/2;x" smil:keyTimes="0;1"/>
                  <anim:animate smil:dur="0.5s" smil:fill="hold" smil:targetElement="id77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0-width/2;x" smil:keyTimes="0;1"/>
                  <anim:animate smil:dur="0.5s" smil:fill="hold" smil:targetElement="id81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dissolve"/>
                </anim:par>
              </anim:par>
            </anim:par>
          </anim:seq>
          <anim:audio smil:dur="indefinite" smil:fill="hold" xlink:href="../../../../../.config/libreoffice/4/user/gallery/whoosh.wav"/>
        </anim:par>
        <presentation:notes draw:style-name="dp2">
          <draw:page-thumbnail draw:style-name="gr1" draw:layer="layout" svg:width="7.144cm" svg:height="9.525cm" svg:x="5.953cm" svg:y="1.931cm" draw:page-number="21" presentation:class="page"/>
          <draw:custom-shape draw:style-name="gr6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6" draw:master-page-name="Participles4" presentation:presentation-page-layout-name="AL2T11">
        <office:forms form:automatic-focus="false" form:apply-design-mode="false"/>
        <draw:custom-shape draw:name="CustomShape 1" draw:style-name="gr88" draw:text-style-name="P57" draw:layer="layout" svg:width="25.184cm" svg:height="17.263cm" svg:x="1.268cm" svg:y="3.302cm">
          <text:p text:style-name="P55"><text:span text:style-name="T52"><text:s/></text:span></text:p>
          <text:p text:style-name="P55"><text:span text:style-name="T52"><text:s/></text:span></text:p>
          <text:p text:style-name="P56"><text:span text:style-name="T52"><text:s/></text:span></text:p>
          <text:p text:style-name="P56"><text:span text:style-name="T52"><text:s/></text:span></text:p>
          <text:p text:style-name="P56"><text:span text:style-name="T5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9" draw:text-style-name="P60" draw:layer="layout" svg:width="23.114cm" svg:height="16.002cm" svg:x="2.032cm" svg:y="1.016cm">
          <text:list text:style-name="L20">
            <text:list-header>
              <text:p text:style-name="P58"><text:span text:style-name="T53">Dangling Modifier/Misplaced</text:span></text:p>
            </text:list-header>
          </text:list>
          <text:p text:style-name="P59"><text:span text:style-name="T54">A word or phrase that describes another word or phrase.</text:span></text:p>
          <text:p text:style-name="P59"><text:span text:style-name="T54"/></text:p>
          <text:p text:style-name="P59"><text:span text:style-name="T54"/></text:p>
          <text:p text:style-name="P59"><text:span text:style-name="T54">After stealing the TV, the police caught the thief.</text:span></text:p>
          <text:p text:style-name="P59"><text:span text:style-name="T54">After sealing the TV, The thief was caught by the police. </text:span></text:p>
          <text:p text:style-name="P59"><text:span text:style-name="T54"/></text:p>
          <text:p text:style-name="P59"><text:span text:style-name="T54">Returning to her room, several pieces of jewelery were missing.</text:span></text:p>
          <text:p text:style-name="P59"><text:span text:style-name="T54">Returning to her room, she found that <text:s/>several pieces of jewelery were missing.</text:span></text:p>
          <text:p text:style-name="P59"><text:span text:style-name="T54"/></text:p>
          <text:p text:style-name="P59"><text:span text:style-name="T54">Having finished the assignment, the TV was turned on.</text:span></text:p>
          <text:p text:style-name="P59"><text:span text:style-name="T54">Having finished the assignment, Jill turned on the TV.</text:span></text:p>
          <text:p text:style-name="P59"><text:span text:style-name="T54"/></text:p>
          <text:p text:style-name="P59"><text:span text:style-name="T54">Having arrived late for practice, a written excuse was needed.</text:span></text:p>
          <text:p text:style-name="P59"><text:span text:style-name="T54">Having arrived late for practice, the team captain needed a written excuse.</text:span></text:p>
          <text:p text:style-name="P59"><text:span text:style-name="T55"/></text:p>
          <text:p text:style-name="P59"><text:span text:style-name="T55"/></text:p>
          <text:p text:style-name="P59"><text:span text:style-name="T56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4">
          <draw:custom-shape draw:name="CustomShape 1" draw:style-name="gr90" draw:text-style-name="P61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3" draw:text-style-name="P62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/>
    <style:font-face style:name="Georgia2" svg:font-family="Georgia"/>
    <style:font-face style:name="Georgia3" svg:font-family="Georgia" style:font-family-generic="roman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1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新細明體2" svg:font-family="新細明體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Arial Narrow1" svg:font-family="'Arial Narrow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Gradient_20_2" draw:display-name="Gradient 2" draw:style="linear" draw:start-color="#006600" draw:end-color="#f5ebc1" draw:start-intensity="100%" draw:end-intensity="100%" draw:angle="2700" draw:border="0%"/>
    <draw:gradient draw:name="Gradient_20_3" draw:display-name="Gradient 3" draw:style="rectangular" draw:cx="50%" draw:cy="50%" draw:start-color="#000000" draw:end-color="#006600" draw:start-intensity="100%" draw:end-intensity="100%" draw:angle="0" draw:border="0%"/>
    <draw:gradient draw:name="Gradient_20_4" draw:display-name="Gradient 4" draw:style="rectangular" draw:cx="50%" draw:cy="50%" draw:start-color="#006600" draw:end-color="#ffffcc" draw:start-intensity="100%" draw:end-intensity="100%" draw:angle="0" draw:border="0%"/>
    <draw:gradient draw:name="Gradient_20_5" draw:display-name="Gradient 5" draw:style="rectangular" draw:cx="50%" draw:cy="50%" draw:start-color="#000000" draw:end-color="#ffffcc" draw:start-intensity="100%" draw:end-intensity="100%" draw:angle="0" draw:border="0%"/>
    <draw:fill-image draw:name="Bitmap_20_1" draw:display-name="Bitmap 1" xlink:href="Pictures/10000200000000B8000000947EC64D0F1D1ECAC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style:font-family-generic="roman" style:font-pitch="variable" fo:font-size="24pt" fo:font-style="normal" fo:text-shadow="none" style:text-underline-style="none" fo:font-weight="normal" style:font-name-asian="新細明體1" style:font-family-asian="新細明體" style:font-family-generic-asian="roman" style:font-pitch-asian="variable" style:font-size-asian="24pt" style:font-style-asian="normal" style:font-weight-asian="normal" style:font-name-complex="新細明體1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rticiples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rticiples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rticiples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Georgia" fo:font-family="Georgia" style:font-family-generic="roman" style:font-pitch="variable" fo:font-size="24pt" fo:font-style="normal" fo:text-shadow="none" style:text-underline-style="none" fo:font-weight="normal" style:font-name-asian="新細明體1" style:font-family-asian="新細明體" style:font-family-generic-asian="roman" style:font-pitch-asian="variable" style:font-size-asian="24pt" style:font-style-asian="normal" style:font-weight-asian="normal" style:font-name-complex="新細明體1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Participles-notes" style:family="presentation">
      <style:graphic-properties draw:stroke="none" draw:fill="none">
        <text:list-style style:name="Participle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rticiple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articiples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32pt" fo:font-style="normal" fo:text-shadow="none" style:text-underline-style="none" fo:font-weight="normal" fo:background-color="transparent" style:font-name-asian="新細明體1" style:font-family-asian="新細明體" style:font-family-generic-asian="roman" style:font-pitch-asian="variable" style:font-size-asian="32pt" style:font-style-asian="normal" style:font-weight-asian="normal" style:font-name-complex="新細明體1" style:font-family-complex="新細明體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ticiples-outline2" style:family="presentation" style:parent-style-name="Participles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28pt" fo:font-style="normal" fo:text-shadow="none" style:text-underline-style="none" fo:font-weight="normal" style:font-name-asian="新細明體1" style:font-family-asian="新細明體" style:font-family-generic-asian="roman" style:font-pitch-asian="variable" style:font-size-asian="28pt" style:font-style-asian="normal" style:font-weight-asian="normal" style:font-name-complex="新細明體1" style:font-family-complex="新細明體" style:font-family-generic-complex="roman" style:font-pitch-complex="variable" style:font-size-complex="28pt" style:font-style-complex="normal" style:font-weight-complex="normal" style:font-relief="none"/>
    </style:style>
    <style:style style:name="Participles-outline3" style:family="presentation" style:parent-style-name="Participles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24pt" fo:font-style="normal" fo:text-shadow="none" style:text-underline-style="none" fo:font-weight="normal" style:font-name-asian="新細明體1" style:font-family-asian="新細明體" style:font-family-generic-asian="roman" style:font-pitch-asian="variable" style:font-size-asian="24pt" style:font-style-asian="normal" style:font-weight-asian="normal" style:font-name-complex="新細明體1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Participles-outline4" style:family="presentation" style:parent-style-name="Participles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20pt" fo:font-style="normal" fo:text-shadow="none" style:text-underline-style="none" fo:font-weight="normal" style:font-name-asian="新細明體1" style:font-family-asian="新細明體" style:font-family-generic-asian="roman" style:font-pitch-asian="variable" style:font-size-asian="20pt" style:font-style-asian="normal" style:font-weight-asian="normal" style:font-name-complex="新細明體1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Participles-outline5" style:family="presentation" style:parent-style-name="Participles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20pt" fo:font-style="normal" fo:text-shadow="none" style:text-underline-style="none" fo:font-weight="normal" style:font-name-asian="新細明體1" style:font-family-asian="新細明體" style:font-family-generic-asian="roman" style:font-pitch-asian="variable" style:font-size-asian="20pt" style:font-style-asian="normal" style:font-weight-asian="normal" style:font-name-complex="新細明體1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Participles-outline6" style:family="presentation" style:parent-style-name="Participles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20pt" fo:font-style="normal" fo:text-shadow="none" style:text-underline-style="none" fo:font-weight="normal" style:font-name-asian="新細明體1" style:font-family-asian="新細明體" style:font-family-generic-asian="roman" style:font-pitch-asian="variable" style:font-size-asian="20pt" style:font-style-asian="normal" style:font-weight-asian="normal" style:font-name-complex="新細明體1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Participles-outline7" style:family="presentation" style:parent-style-name="Participles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20pt" fo:font-style="normal" fo:text-shadow="none" style:text-underline-style="none" fo:font-weight="normal" style:font-name-asian="新細明體1" style:font-family-asian="新細明體" style:font-family-generic-asian="roman" style:font-pitch-asian="variable" style:font-size-asian="20pt" style:font-style-asian="normal" style:font-weight-asian="normal" style:font-name-complex="新細明體1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Participles-outline8" style:family="presentation" style:parent-style-name="Participles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20pt" fo:font-style="normal" fo:text-shadow="none" style:text-underline-style="none" fo:font-weight="normal" style:font-name-asian="新細明體1" style:font-family-asian="新細明體" style:font-family-generic-asian="roman" style:font-pitch-asian="variable" style:font-size-asian="20pt" style:font-style-asian="normal" style:font-weight-asian="normal" style:font-name-complex="新細明體1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Participles-outline9" style:family="presentation" style:parent-style-name="Participles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20pt" fo:font-style="normal" fo:text-shadow="none" style:text-underline-style="none" fo:font-weight="normal" style:font-name-asian="新細明體1" style:font-family-asian="新細明體" style:font-family-generic-asian="roman" style:font-pitch-asian="variable" style:font-size-asian="20pt" style:font-style-asian="normal" style:font-weight-asian="normal" style:font-name-complex="新細明體1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Participles-subtitle" style:family="presentation">
      <style:graphic-properties draw:stroke="none" draw:fill="none" draw:textarea-vertical-align="middle">
        <text:list-style style:name="Participles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32pt" fo:font-style="normal" fo:text-shadow="none" style:text-underline-style="none" fo:font-weight="normal" fo:background-color="transparent" style:font-name-asian="新細明體1" style:font-family-asian="新細明體" style:font-family-generic-asian="roman" style:font-pitch-asian="variable" style:font-size-asian="32pt" style:font-style-asian="normal" style:font-weight-asian="normal" style:font-name-complex="新細明體1" style:font-family-complex="新細明體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ticiples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rticiple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font-style="normal" fo:text-shadow="none" style:text-underline-style="none" fo:font-weight="normal" fo:background-color="transparent" style:font-name-asian="新細明體1" style:font-family-asian="新細明體" style:font-family-generic-asian="roman" style:font-pitch-asian="variable" style:font-size-asian="44pt" style:font-style-asian="normal" style:font-weight-asian="normal" style:font-name-complex="新細明體1" style:font-family-complex="新細明體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rticiples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rticiples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Participles1-notes" style:family="presentation">
      <style:graphic-properties draw:stroke="none" draw:fill="none">
        <text:list-style style:name="Participles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rticiples1-outline1" style:family="presentation">
      <style:graphic-properties draw:stroke="none" draw:fill="none" draw:auto-grow-height="false" draw:fit-to-size="shrink-to-fit">
        <text:list-style style:name="Participles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32pt" fo:font-style="normal" fo:text-shadow="none" style:text-underline-style="none" fo:font-weight="normal" style:letter-kerning="true" fo:background-color="transparent" style:font-name-asian="新細明體1" style:font-family-asian="新細明體" style:font-family-generic-asian="roman" style:font-pitch-asian="variable" style:font-size-asian="32pt" style:font-style-asian="normal" style:font-weight-asian="normal" style:font-name-complex="新細明體1" style:font-family-complex="新細明體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ticiples1-outline2" style:family="presentation" style:parent-style-name="Participles1-outline1">
      <style:paragraph-properties fo:margin-left="2.063cm" fo:margin-right="0cm" fo:margin-top="0.246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28pt" fo:font-style="normal" fo:text-shadow="none" style:text-underline-style="none" fo:font-weight="normal" style:font-name-asian="新細明體1" style:font-family-asian="新細明體" style:font-family-generic-asian="roman" style:font-pitch-asian="variable" style:font-size-asian="28pt" style:font-style-asian="normal" style:font-weight-asian="normal" style:font-name-complex="新細明體1" style:font-family-complex="新細明體" style:font-family-generic-complex="roman" style:font-pitch-complex="variable" style:font-size-complex="28pt" style:font-style-complex="normal" style:font-weight-complex="normal" style:font-relief="none"/>
    </style:style>
    <style:style style:name="Participles1-outline3" style:family="presentation" style:parent-style-name="Participles1-outline2">
      <style:paragraph-properties fo:margin-left="3.175cm" fo:margin-right="0cm" fo:margin-top="0.211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24pt" fo:font-style="normal" fo:text-shadow="none" style:text-underline-style="none" fo:font-weight="normal" style:font-name-asian="新細明體1" style:font-family-asian="新細明體" style:font-family-generic-asian="roman" style:font-pitch-asian="variable" style:font-size-asian="24pt" style:font-style-asian="normal" style:font-weight-asian="normal" style:font-name-complex="新細明體1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Participles1-outline4" style:family="presentation" style:parent-style-name="Participles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20pt" fo:font-style="normal" fo:text-shadow="none" style:text-underline-style="none" fo:font-weight="normal" style:font-name-asian="新細明體1" style:font-family-asian="新細明體" style:font-family-generic-asian="roman" style:font-pitch-asian="variable" style:font-size-asian="20pt" style:font-style-asian="normal" style:font-weight-asian="normal" style:font-name-complex="新細明體1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Participles1-outline5" style:family="presentation" style:parent-style-name="Participles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20pt" fo:font-style="normal" fo:text-shadow="none" style:text-underline-style="none" fo:font-weight="normal" style:font-name-asian="新細明體1" style:font-family-asian="新細明體" style:font-family-generic-asian="roman" style:font-pitch-asian="variable" style:font-size-asian="20pt" style:font-style-asian="normal" style:font-weight-asian="normal" style:font-name-complex="新細明體1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Participles1-outline6" style:family="presentation" style:parent-style-name="Participles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20pt" fo:font-style="normal" fo:text-shadow="none" style:text-underline-style="none" fo:font-weight="normal" style:font-name-asian="新細明體1" style:font-family-asian="新細明體" style:font-family-generic-asian="roman" style:font-pitch-asian="variable" style:font-size-asian="20pt" style:font-style-asian="normal" style:font-weight-asian="normal" style:font-name-complex="新細明體1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Participles1-outline7" style:family="presentation" style:parent-style-name="Participles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20pt" fo:font-style="normal" fo:text-shadow="none" style:text-underline-style="none" fo:font-weight="normal" style:font-name-asian="新細明體1" style:font-family-asian="新細明體" style:font-family-generic-asian="roman" style:font-pitch-asian="variable" style:font-size-asian="20pt" style:font-style-asian="normal" style:font-weight-asian="normal" style:font-name-complex="新細明體1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Participles1-outline8" style:family="presentation" style:parent-style-name="Participles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20pt" fo:font-style="normal" fo:text-shadow="none" style:text-underline-style="none" fo:font-weight="normal" style:font-name-asian="新細明體1" style:font-family-asian="新細明體" style:font-family-generic-asian="roman" style:font-pitch-asian="variable" style:font-size-asian="20pt" style:font-style-asian="normal" style:font-weight-asian="normal" style:font-name-complex="新細明體1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Participles1-outline9" style:family="presentation" style:parent-style-name="Participles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20pt" fo:font-style="normal" fo:text-shadow="none" style:text-underline-style="none" fo:font-weight="normal" style:font-name-asian="新細明體1" style:font-family-asian="新細明體" style:font-family-generic-asian="roman" style:font-pitch-asian="variable" style:font-size-asian="20pt" style:font-style-asian="normal" style:font-weight-asian="normal" style:font-name-complex="新細明體1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Participles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92cm" fo:min-width="0cm" fo:padding-top="0.13cm" fo:padding-bottom="0.13cm" fo:padding-left="0.25cm" fo:padding-right="0.25cm" fo:wrap-option="wrap" draw:shadow-color="#808080">
        <text:list-style style:name="Participles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32pt" fo:font-style="normal" fo:text-shadow="none" style:text-underline-style="none" fo:font-weight="normal" style:letter-kerning="true" fo:background-color="transparent" style:font-name-asian="新細明體1" style:font-family-asian="新細明體" style:font-family-generic-asian="roman" style:font-pitch-asian="variable" style:font-size-asian="32pt" style:font-style-asian="normal" style:font-weight-asian="normal" style:font-name-complex="新細明體1" style:font-family-complex="新細明體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ticiples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rticiples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font-style="normal" fo:text-shadow="none" style:text-underline-style="none" fo:font-weight="normal" style:letter-kerning="true" fo:background-color="transparent" style:font-name-asian="新細明體1" style:font-family-asian="新細明體" style:font-family-generic-asian="roman" style:font-pitch-asian="variable" style:font-size-asian="44pt" style:font-style-asian="normal" style:font-weight-asian="normal" style:font-name-complex="新細明體1" style:font-family-complex="新細明體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rticiples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rticiple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rticiples2-notes" style:family="presentation">
      <style:graphic-properties draw:stroke="none" draw:fill="none">
        <text:list-style style:name="Participles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rticiples2-outline1" style:family="presentation">
      <style:graphic-properties draw:stroke="none" draw:fill="none" draw:textarea-horizontal-align="justify" draw:textarea-vertical-align="top" draw:auto-grow-height="false" draw:fit-to-size="shrink-to-fit" fo:padding-top="0.079cm" fo:padding-bottom="0cm" fo:padding-left="0cm" fo:padding-right="0cm">
        <text:list-style style:name="Participles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ticiples2-outline2" style:family="presentation" style:parent-style-name="Participles2-outline1"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Participles2-outline3" style:family="presentation" style:parent-style-name="Participles2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Participles2-outline4" style:family="presentation" style:parent-style-name="Participles2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Participles2-outline5" style:family="presentation" style:parent-style-name="Participles2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Participles2-outline6" style:family="presentation" style:parent-style-name="Participles2-outline5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Participles2-outline7" style:family="presentation" style:parent-style-name="Participles2-outline6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Participles2-outline8" style:family="presentation" style:parent-style-name="Participles2-outline7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Participles2-outline9" style:family="presentation" style:parent-style-name="Participles2-outline8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Participles2-subtitle" style:family="presentation">
      <style:graphic-properties draw:stroke="none" draw:fill="none" draw:textarea-vertical-align="middle">
        <text:list-style style:name="Participles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ticiples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articiples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rticiples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rticiples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Participles3-notes" style:family="presentation">
      <style:graphic-properties draw:stroke="none" draw:fill="none">
        <text:list-style style:name="Participles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rticiples3-outline1" style:family="presentation">
      <style:graphic-properties draw:stroke="none" draw:fill="none" draw:textarea-horizontal-align="justify" draw:textarea-vertical-align="top" draw:auto-grow-height="false" draw:fit-to-size="shrink-to-fit" fo:padding-top="0.072cm" fo:padding-bottom="0cm" fo:padding-left="0cm" fo:padding-right="0cm">
        <text:list-style style:name="Participles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9pt" fo:font-style="normal" fo:text-shadow="none" style:text-underline-style="none" fo:font-weight="normal" style:letter-kerning="true" fo:background-color="transparent" style:font-name-asian="Droid Sans Fallback1" style:font-family-asian="'Droid Sans Fallback'" style:font-pitch-asian="variable" style:font-size-asian="29pt" style:font-style-asian="normal" style:font-weight-asian="normal" style:font-name-complex="Droid Sans Fallback1" style:font-family-complex="'Droid Sans Fallback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Participles3-outline2" style:family="presentation" style:parent-style-name="Participles3-outline1">
      <style:paragraph-properties fo:margin-left="2.063cm" fo:margin-right="0cm" fo:margin-top="0cm" fo:margin-bottom="0.36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5pt" fo:font-style="normal" fo:text-shadow="none" style:text-underline-style="none" fo:font-weight="normal" style:font-name-asian="Droid Sans Fallback1" style:font-family-asian="'Droid Sans Fallback'" style:font-pitch-asian="variable" style:font-size-asian="25pt" style:font-style-asian="normal" style:font-weight-asian="normal" style:font-name-complex="Droid Sans Fallback1" style:font-family-complex="'Droid Sans Fallback'" style:font-pitch-complex="variable" style:font-size-complex="25pt" style:font-style-complex="normal" style:font-weight-complex="normal" style:font-relief="none"/>
    </style:style>
    <style:style style:name="Participles3-outline3" style:family="presentation" style:parent-style-name="Participles3-outline2">
      <style:paragraph-properties fo:margin-left="3.175cm" fo:margin-right="0cm" fo:margin-top="0cm" fo:margin-bottom="0.27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Participles3-outline4" style:family="presentation" style:parent-style-name="Participles3-outline3">
      <style:paragraph-properties fo:margin-left="4.445cm" fo:margin-right="0cm" fo:margin-top="0cm" fo:margin-bottom="0.1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Participles3-outline5" style:family="presentation" style:parent-style-name="Participles3-outline4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Participles3-outline6" style:family="presentation" style:parent-style-name="Participles3-outline5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Participles3-outline7" style:family="presentation" style:parent-style-name="Participles3-outline6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Participles3-outline8" style:family="presentation" style:parent-style-name="Participles3-outline7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Participles3-outline9" style:family="presentation" style:parent-style-name="Participles3-outline8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Participles3-subtitle" style:family="presentation">
      <style:graphic-properties draw:stroke="none" draw:fill="none" draw:textarea-vertical-align="middle">
        <text:list-style style:name="Participles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ticiples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articiples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4pt" fo:font-style="normal" fo:text-shadow="none" style:text-underline-style="none" fo:font-weight="normal" style:letter-kerning="true" fo:background-color="transparent" style:font-name-asian="Droid Sans Fallback1" style:font-family-asian="'Droid Sans Fallback'" style:font-pitch-asian="variable" style:font-size-asian="34pt" style:font-style-asian="normal" style:font-weight-asian="normal" style:font-name-complex="Droid Sans Fallback1" style:font-family-complex="'Droid Sans Fallback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Participles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rticiples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Participles4-notes" style:family="presentation">
      <style:graphic-properties draw:stroke="none" draw:fill="none">
        <text:list-style style:name="Participles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rticiples4-outline1" style:family="presentation">
      <style:graphic-properties draw:stroke="none" draw:fill="none" draw:textarea-horizontal-align="justify" draw:textarea-vertical-align="top" draw:auto-grow-height="false" draw:fit-to-size="shrink-to-fit" fo:padding-top="0.016cm" fo:padding-bottom="0cm" fo:padding-left="0cm" fo:padding-right="0cm">
        <text:list-style style:name="Participles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604cm" fo:line-height="98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Open Sans" fo:font-family="'Open Sans'" style:font-family-generic="swiss" style:font-pitch="variable" fo:font-size="22pt" fo:font-style="normal" fo:text-shadow="none" style:text-underline-style="none" fo:font-weight="normal" style:letter-kerning="true" fo:background-color="transparent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Participles4-outline2" style:family="presentation" style:parent-style-name="Participles4-outline1">
      <style:paragraph-properties fo:margin-left="2.063cm" fo:margin-right="0cm" fo:margin-top="0cm" fo:margin-bottom="0.48cm" fo:line-height="98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33" style:text-line-through-style="none" style:text-line-through-type="none" style:text-position="0% 100%" style:font-name="Open Sans" fo:font-family="'Open Sans'" style:font-family-generic="swiss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Participles4-outline3" style:family="presentation" style:parent-style-name="Participles4-outline2">
      <style:paragraph-properties fo:margin-left="3.175cm" fo:margin-right="0cm" fo:margin-top="0cm" fo:margin-bottom="0.357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line-through-type="none" style:text-position="0% 100%" style:font-name="Open Sans" fo:font-family="'Open Sans'" style:font-family-generic="swiss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Participles4-outline4" style:family="presentation" style:parent-style-name="Participles4-outline3">
      <style:paragraph-properties fo:margin-left="4.445cm" fo:margin-right="0cm" fo:margin-top="0cm" fo:margin-bottom="0.238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line-through-type="none" style:text-position="0% 100%" style:font-name="Open Sans" fo:font-family="'Open Sans'" style:font-family-generic="swiss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Participles4-outline5" style:family="presentation" style:parent-style-name="Participles4-outline4">
      <style:paragraph-properties fo:margin-left="5.715cm" fo:margin-right="0cm" fo:margin-top="0cm" fo:margin-bottom="0.119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line-through-type="none" style:text-position="0% 100%" style:font-name="Open Sans" fo:font-family="'Open Sans'" style:font-family-generic="swiss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Participles4-outline6" style:family="presentation" style:parent-style-name="Participles4-outline5">
      <style:paragraph-properties fo:margin-left="5.715cm" fo:margin-right="0cm" fo:margin-top="0cm" fo:margin-bottom="0.119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line-through-type="none" style:text-position="0% 100%" style:font-name="Open Sans" fo:font-family="'Open Sans'" style:font-family-generic="swiss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Participles4-outline7" style:family="presentation" style:parent-style-name="Participles4-outline6">
      <style:paragraph-properties fo:margin-left="5.715cm" fo:margin-right="0cm" fo:margin-top="0cm" fo:margin-bottom="0.119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line-through-type="none" style:text-position="0% 100%" style:font-name="Open Sans" fo:font-family="'Open Sans'" style:font-family-generic="swiss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Participles4-outline8" style:family="presentation" style:parent-style-name="Participles4-outline7">
      <style:paragraph-properties fo:margin-left="5.715cm" fo:margin-right="0cm" fo:margin-top="0cm" fo:margin-bottom="0.119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line-through-type="none" style:text-position="0% 100%" style:font-name="Open Sans" fo:font-family="'Open Sans'" style:font-family-generic="swiss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Participles4-outline9" style:family="presentation" style:parent-style-name="Participles4-outline8">
      <style:paragraph-properties fo:margin-left="5.715cm" fo:margin-right="0cm" fo:margin-top="0cm" fo:margin-bottom="0.119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line-through-type="none" style:text-position="0% 100%" style:font-name="Open Sans" fo:font-family="'Open Sans'" style:font-family-generic="swiss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Participles4-subtitle" style:family="presentation">
      <style:graphic-properties draw:stroke="none" draw:fill="none" draw:textarea-vertical-align="middle">
        <text:list-style style:name="Participles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ticiples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articiples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Open Sans" fo:font-family="'Open Sans'" style:font-family-generic="swiss" style:font-pitch="variable" fo:font-size="37pt" fo:font-style="normal" fo:text-shadow="none" style:text-underline-style="none" fo:font-weight="bold" style:letter-kerning="true" fo:background-color="transparent" style:font-name-asian="Droid Sans Fallback1" style:font-family-asian="'Droid Sans Fallback'" style:font-pitch-asian="variable" style:font-size-asian="37pt" style:font-style-asian="normal" style:font-weight-asian="bold" style:font-name-complex="Droid Sans Fallback1" style:font-family-complex="'Droid Sans Fallback'" style:font-pitch-complex="variable" style:font-size-complex="3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c00" draw:textarea-horizontal-align="left" draw:textarea-vertical-align="middle" draw:auto-grow-height="false" fo:min-height="2.929cm" fo:min-width="24.88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bitmap" draw:fill-color="#ffffff" draw:fill-image-name="Bitmap_20_1" draw:fill-image-width="0cm" draw:fill-image-height="0cm" style:repeat="repeat" draw:textarea-horizontal-align="left" draw:textarea-vertical-align="middle" draw:auto-grow-height="false" fo:min-height="18.772cm" fo:min-width="4.417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gradient" draw:fill-color="#006600" draw:fill-gradient-name="Gradient_20_2" draw:textarea-horizontal-align="left" draw:textarea-vertical-align="middle" draw:auto-grow-height="false" fo:min-height="2.061cm" fo:min-width="4.432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006600" draw:textarea-horizontal-align="left" draw:textarea-vertical-align="middle" draw:auto-grow-height="false" fo:min-height="8.343cm" fo:min-width="18.764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000000" draw:fill-gradient-name="Gradient_20_3" draw:textarea-horizontal-align="left" draw:textarea-vertical-align="middle" draw:auto-grow-height="false" fo:min-height="1.571cm" fo:min-width="0.119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gradient" draw:fill-color="#006600" draw:fill-gradient-name="Gradient_20_4" draw:textarea-horizontal-align="left" draw:textarea-vertical-align="middle" draw:auto-grow-height="false" fo:min-height="0.186cm" fo:min-width="0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000000" draw:fill-gradient-name="Gradient_20_5" draw:textarea-horizontal-align="left" draw:textarea-vertical-align="middle" draw:auto-grow-height="false" fo:min-height="0.186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gradient" draw:fill-color="#006600" draw:fill-gradient-name="Gradient_20_4" draw:textarea-horizontal-align="left" draw:textarea-vertical-align="middle" draw:auto-grow-height="false" fo:min-height="0.175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gradient" draw:fill-color="#000000" draw:fill-gradient-name="Gradient_20_5" draw:textarea-horizontal-align="left" draw:textarea-vertical-align="middle" draw:auto-grow-height="false" fo:min-height="0.175cm" fo:min-width="0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ffffff" draw:opacity="50%" draw:textarea-horizontal-align="left" draw:textarea-vertical-align="middle" draw:auto-grow-height="false" fo:min-height="13.546cm" fo:min-width="2.573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gr1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gr18" style:family="graphic" style:parent-style-name="standard">
      <style:graphic-properties draw:stroke="none" draw:fill="solid" draw:fill-color="#ffcc00" draw:textarea-horizontal-align="left" draw:textarea-vertical-align="middle" draw:auto-grow-height="false" fo:min-height="4.591cm" fo:min-width="24.882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solid" draw:fill-color="#ffffff" draw:opacity="50%" draw:textarea-horizontal-align="left" draw:textarea-vertical-align="middle" draw:auto-grow-height="false" fo:min-height="7.342cm" fo:min-width="2.574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gradient" draw:fill-color="#006600" draw:fill-gradient-name="Gradient_20_2" draw:textarea-horizontal-align="left" draw:textarea-vertical-align="middle" draw:auto-grow-height="false" fo:min-height="2.064cm" fo:min-width="4.437cm" fo:padding-top="0.13cm" fo:padding-bottom="0.13cm" fo:padding-left="0.25cm" fo:padding-right="0.25cm" fo:wrap-option="no-wrap" draw:shadow-color="#808080"/>
    </style:style>
    <style:style style:name="Mgr21" style:family="graphic" style:parent-style-name="standard">
      <style:graphic-properties draw:stroke="none" draw:fill="solid" draw:fill-color="#006600" draw:textarea-horizontal-align="left" draw:textarea-vertical-align="middle" draw:auto-grow-height="false" fo:min-height="8.334cm" fo:min-width="18.769cm" fo:padding-top="0.13cm" fo:padding-bottom="0.13cm" fo:padding-left="0.25cm" fo:padding-right="0.25cm" fo:wrap-option="no-wrap" draw:shadow-color="#808080"/>
    </style:style>
    <style:style style:name="Mgr22" style:family="graphic" style:parent-style-name="standard">
      <style:graphic-properties draw:stroke="none" draw:fill="gradient" draw:fill-color="#000000" draw:fill-gradient-name="Gradient_20_3" draw:textarea-horizontal-align="left" draw:textarea-vertical-align="middle" draw:auto-grow-height="false" fo:min-height="2.503cm" fo:min-width="0.435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gradient" draw:fill-color="#006600" draw:fill-gradient-name="Gradient_20_4" draw:textarea-horizontal-align="left" draw:textarea-vertical-align="middle" draw:auto-grow-height="false" fo:min-height="0.406cm" fo:min-width="0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000000" draw:fill-gradient-name="Gradient_20_5" draw:textarea-horizontal-align="left" draw:textarea-vertical-align="middle" draw:auto-grow-height="false" fo:min-height="0.406cm" fo:min-width="0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6" style:family="graphic" style:parent-style-name="standard">
      <style:graphic-properties draw:stroke="none" draw:fill="solid" draw:fill-color="#ef2929" draw:textarea-horizontal-align="left" draw:textarea-vertical-align="middle" draw:auto-grow-height="false" fo:min-height="2.461cm" fo:min-width="0.77cm" fo:padding-top="0.13cm" fo:padding-bottom="0.13cm" fo:padding-left="0.25cm" fo:padding-right="0.25cm" fo:wrap-option="no-wrap" draw:shadow-color="#808080"/>
    </style:style>
    <style:style style:name="Mpr1" style:family="presentation" style:parent-style-name="Participles-backgroundobjects">
      <style:graphic-properties draw:stroke="none" draw:fill="none" draw:fill-color="#ffffff" draw:auto-grow-height="false" draw:auto-grow-width="false" fo:min-height="1.253cm" fo:min-width="0cm" fo:wrap-option="wrap"/>
    </style:style>
    <style:style style:name="Mpr2" style:family="presentation" style:parent-style-name="Participles1-backgroundobjects" style:list-style-name="ML2">
      <style:graphic-properties draw:stroke="none" draw:fill="none" draw:fill-color="#ffffff" draw:auto-grow-height="false" draw:auto-grow-width="false" fo:min-height="1.253cm" fo:min-width="0cm" fo:wrap-option="wrap"/>
    </style:style>
    <style:style style:name="Mpr3" style:family="presentation" style:parent-style-name="Participles1-backgroundobjects" style:list-style-name="ML2">
      <style:graphic-properties draw:stroke="none" draw:fill="none" draw:fill-color="#ffffff" draw:auto-grow-height="false" draw:auto-grow-width="false" fo:min-height="1.253cm" fo:min-width="0cm" fo:wrap-option="wrap"/>
    </style:style>
    <style:style style:name="Mpr4" style:family="presentation" style:parent-style-name="Participles1-backgroundobjects" style:list-style-name="ML2">
      <style:graphic-properties draw:stroke="none" draw:fill="none" draw:fill-color="#ffffff" draw:auto-grow-height="false" draw:auto-grow-width="false" fo:min-height="1.253cm" fo:min-width="0cm" fo:wrap-option="wrap"/>
    </style:style>
    <style:style style:name="Mpr5" style:family="presentation" style:parent-style-name="Participles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6" style:family="presentation" style:parent-style-name="Participles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7" style:family="presentation" style:parent-style-name="Participles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8" style:family="presentation" style:parent-style-name="Participles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9" style:family="presentation" style:parent-style-name="Participles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0" style:family="presentation" style:parent-style-name="Participles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1" style:family="presentation" style:parent-style-name="Participles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2" style:family="presentation" style:parent-style-name="Participles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3" style:family="presentation" style:parent-style-name="Participles3-backgroundobjects" style:list-style-name="ML1">
      <style:graphic-properties draw:stroke="none" draw:fill="none" draw:fill-color="#ffffff" draw:auto-grow-height="false" draw:auto-grow-width="false" fo:min-height="1.302cm" fo:min-width="0cm" fo:wrap-option="wrap"/>
    </style:style>
    <style:style style:name="Mpr14" style:family="presentation" style:parent-style-name="Participles3-backgroundobjects" style:list-style-name="ML1">
      <style:graphic-properties draw:stroke="none" draw:fill="none" draw:fill-color="#ffffff" draw:auto-grow-height="false" draw:auto-grow-width="false" fo:min-height="1.302cm" fo:min-width="0cm" fo:wrap-option="wrap"/>
    </style:style>
    <style:style style:name="Mpr15" style:family="presentation" style:parent-style-name="Participles3-backgroundobjects" style:list-style-name="ML1">
      <style:graphic-properties draw:stroke="none" draw:fill="none" draw:fill-color="#ffffff" draw:auto-grow-height="false" draw:auto-grow-width="false" fo:min-height="1.302cm" fo:min-width="0cm" fo:wrap-option="wrap"/>
    </style:style>
    <style:style style:name="Mpr16" style:family="presentation" style:parent-style-name="Participles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7" style:family="presentation" style:parent-style-name="Participles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8" style:family="presentation" style:parent-style-name="Participles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9" style:family="presentation" style:parent-style-name="Participles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20" style:family="presentation" style:parent-style-name="Participles4-backgroundobjects" style:list-style-name="ML1">
      <style:graphic-properties draw:stroke="none" draw:fill="none" draw:fill-color="#ffffff" draw:auto-grow-height="false" draw:auto-grow-width="false" fo:min-height="1.311cm" fo:min-width="0cm" fo:wrap-option="wrap"/>
    </style:style>
    <style:style style:name="Mpr21" style:family="presentation" style:parent-style-name="Participles4-backgroundobjects" style:list-style-name="ML1">
      <style:graphic-properties draw:stroke="none" draw:fill="none" draw:fill-color="#ffffff" draw:auto-grow-height="false" draw:auto-grow-width="false" fo:min-height="1.311cm" fo:min-width="0cm" fo:wrap-option="wrap"/>
    </style:style>
    <style:style style:name="Mpr22" style:family="presentation" style:parent-style-name="Participles4-backgroundobjects" style:list-style-name="ML1">
      <style:graphic-properties draw:stroke="none" draw:fill="none" draw:fill-color="#ffffff" draw:auto-grow-height="false" draw:auto-grow-width="false" fo:min-height="1.311cm" fo:min-width="0cm" fo:wrap-option="wrap"/>
    </style:style>
    <style:style style:name="Mpr23" style:family="presentation" style:parent-style-name="Participles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24" style:family="presentation" style:parent-style-name="Participles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25" style:family="presentation" style:parent-style-name="Participles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26" style:family="presentation" style:parent-style-name="Participles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c00"/>
      <style:paragraph-properties style:writing-mode="lr-tb" style:font-independent-line-spacing="true"/>
    </style:style>
    <style:style style:name="MP6" style:family="paragraph">
      <loext:graphic-properties draw:fill="bitmap" draw:fill-color="#ffffff" draw:fill-image-name="Bitmap_20_1" draw:fill-image-width="0cm" draw:fill-image-height="0cm" style:repeat="repeat"/>
      <style:paragraph-properties style:writing-mode="lr-tb" style:font-independent-line-spacing="true"/>
    </style:style>
    <style:style style:name="MP7" style:family="paragraph">
      <loext:graphic-properties draw:fill="gradient" draw:fill-color="#006600" draw:fill-gradient-name="Gradient_20_2"/>
      <style:paragraph-properties style:writing-mode="lr-tb" style:font-independent-line-spacing="true"/>
    </style:style>
    <style:style style:name="MP8" style:family="paragraph">
      <loext:graphic-properties draw:fill="solid" draw:fill-color="#006600"/>
      <style:paragraph-properties style:writing-mode="lr-tb" style:font-independent-line-spacing="true"/>
    </style:style>
    <style:style style:name="MP9" style:family="paragraph">
      <loext:graphic-properties draw:fill="gradient" draw:fill-color="#000000" draw:fill-gradient-name="Gradient_20_3"/>
      <style:paragraph-properties style:writing-mode="lr-tb" style:font-independent-line-spacing="true"/>
    </style:style>
    <style:style style:name="MP10" style:family="paragraph">
      <loext:graphic-properties draw:fill="gradient" draw:fill-color="#006600" draw:fill-gradient-name="Gradient_20_4"/>
      <style:paragraph-properties style:writing-mode="lr-tb" style:font-independent-line-spacing="true"/>
    </style:style>
    <style:style style:name="MP11" style:family="paragraph">
      <loext:graphic-properties draw:fill="gradient" draw:fill-color="#000000" draw:fill-gradient-name="Gradient_20_5"/>
      <style:paragraph-properties style:writing-mode="lr-tb" style:font-independent-line-spacing="true"/>
    </style:style>
    <style:style style:name="MP12" style:family="paragraph">
      <loext:graphic-properties draw:fill="solid" draw:fill-color="#ffffff" draw:opacity="50%"/>
      <style:paragraph-properties style:writing-mode="lr-tb" style:font-independent-line-spacing="true"/>
    </style:style>
    <style:style style:name="MP13" style:family="paragraph">
      <loext:graphic-properties draw:fill="none" draw:fill-color="#ffffff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style:paragraph-properties fo:margin-left="0cm" fo:margin-right="0cm" fo:line-height="93%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7" style:family="paragraph">
      <style:paragraph-properties fo:margin-left="0cm" fo:margin-right="0cm" fo:line-height="93%" fo:text-align="end" fo:text-indent="0cm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9" style:family="paragraph">
      <style:paragraph-properties fo:margin-left="0.599cm" fo:margin-right="0cm" fo:line-height="100%" fo:text-indent="-0.586cm" style:line-break="strict" style:writing-mode="lr-tb"/>
    </style:style>
    <style:style style:name="MP20" style:family="paragraph">
      <loext:graphic-properties draw:fill="none" draw:fill-color="#ffffff"/>
      <style:paragraph-properties fo:margin-left="0.599cm" fo:margin-right="0cm" fo:line-height="100%" fo:text-indent="-0.586cm" style:line-break="strict" style:writing-mode="lr-tb" style:font-independent-line-spacing="true"/>
    </style:style>
    <style:style style:name="MP21" style:family="paragraph">
      <style:paragraph-properties fo:margin-left="0.599cm" fo:margin-right="0cm" fo:line-height="100%" fo:text-align="center" fo:text-indent="-0.586cm" style:line-break="strict" style:writing-mode="lr-tb"/>
    </style:style>
    <style:style style:name="MP22" style:family="paragraph">
      <loext:graphic-properties draw:fill="none" draw:fill-color="#ffffff"/>
      <style:paragraph-properties fo:margin-left="0.599cm" fo:margin-right="0cm" fo:line-height="100%" fo:text-align="center" fo:text-indent="-0.586cm" style:line-break="strict" style:writing-mode="lr-tb" style:font-independent-line-spacing="true"/>
    </style:style>
    <style:style style:name="MP23" style:family="paragraph">
      <style:paragraph-properties fo:margin-left="0.599cm" fo:margin-right="0cm" fo:line-height="100%" fo:text-align="end" fo:text-indent="-0.586cm" style:line-break="strict" style:writing-mode="lr-tb"/>
    </style:style>
    <style:style style:name="MP24" style:family="paragraph">
      <loext:graphic-properties draw:fill="none" draw:fill-color="#ffffff"/>
      <style:paragraph-properties fo:margin-left="0.599cm" fo:margin-right="0cm" fo:line-height="100%" fo:text-align="end" fo:text-indent="-0.586cm" style:line-break="strict" style:writing-mode="lr-tb" style:font-independent-line-spacing="true"/>
    </style:style>
    <style:style style:name="MP25" style:family="paragraph">
      <loext:graphic-properties draw:fill="none" draw:fill-color="#ffffff"/>
      <style:paragraph-properties fo:text-align="center" style:writing-mode="lr-tb"/>
    </style:style>
    <style:style style:name="MP26" style:family="paragraph">
      <style:paragraph-properties fo:margin-left="0cm" fo:margin-right="0cm" fo:line-height="93%" fo:text-align="center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98%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98%" fo:text-align="center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32" style:family="paragraph">
      <style:paragraph-properties fo:margin-left="0cm" fo:margin-right="0cm" fo:line-height="98%" fo:text-align="end" fo:text-indent="0cm" style:line-break="strict" style:writing-mode="lr-tb"/>
    </style:style>
    <style:style style:name="MP33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34" style:family="paragraph">
      <loext:graphic-properties draw:fill="solid" draw:fill-color="#ef2929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zh" fo:country="TW" style:language-asian="zh" style:country-asian="TW" style:language-complex="zh" style:country-complex="TW"/>
    </style:style>
    <style:style style:name="MT3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4" style:family="text">
      <style:text-properties style:font-name="Times New Roman" fo:font-size="14pt" fo:language="zh" fo:country="TW" style:font-name-asian="DejaVu Sans1" style:font-size-asian="14pt" style:language-asian="zh" style:country-asian="TW" style:font-name-complex="DejaVu Sans1" style:font-size-complex="14pt" style:language-complex="zh" style:country-complex="TW"/>
    </style:style>
    <style:style style:name="MT5" style:family="text">
      <style:text-properties style:font-name="Open Sans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rticiples" style:page-layout-name="PM1" draw:style-name="Mdp1">
      <draw:g>
        <draw:custom-shape draw:style-name="Mgr3" draw:text-style-name="MP5" draw:layer="backgroundobjects" svg:width="25.382cm" svg:height="3.189cm" svg:x="0cm" svg:y="1.327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4.917cm" svg:height="19.032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Mgr5" draw:text-style-name="MP7" draw:layer="backgroundobjects" svg:width="4.932cm" svg:height="2.321cm" draw:transform="rotate (0.15707963267949) translate (-0.526cm 2.854cm)">
            <text:p/>
            <draw:enhanced-geometry svg:viewBox="0 0 1059 172" draw:type="non-primitive" draw:enhanced-path="M 1059 0 C 543 45 291 112 147 144 0 172 153 147 177 171 329 151 339 99 1059 24 1059 24 1059 0 1059 0 Z N"/>
          </draw:custom-shape>
          <draw:custom-shape draw:style-name="Mgr6" draw:text-style-name="MP8" draw:layer="backgroundobjects" svg:width="19.264cm" svg:height="8.603cm" draw:transform="skewX (2.24745345567572E-017) rotate (0.15707963267949) translate (4.558cm -4.398cm)">
            <text:p/>
            <draw:enhanced-geometry svg:viewBox="0 0 4122 630" draw:type="non-primitive" draw:enhanced-path="M 0 204 C 255 198 1686 0 3544 348 4122 464 3754 614 3680 630 3680 630 3642 626 3616 624 3678 612 4118 488 3534 368 2029 98 696 156 17 231 17 231 0 204 0 204 Z N"/>
          </draw:custom-shape>
          <draw:g>
            <draw:custom-shape draw:style-name="Mgr7" draw:text-style-name="MP9" draw:layer="backgroundobjects" svg:width="0.873cm" svg:height="2.589cm" svg:x="4.377cm" svg:y="-0.2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Mgr8" draw:text-style-name="MP10" draw:layer="backgroundobjects" svg:width="0.203cm" svg:height="0.63cm" svg:x="4.822cm" svg:y="0.3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Mgr9" draw:text-style-name="MP11" draw:layer="backgroundobjects" svg:width="0.203cm" svg:height="0.63cm" svg:x="4.516cm" svg:y="0.0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Mgr10" draw:text-style-name="MP10" draw:layer="backgroundobjects" svg:width="0.203cm" svg:height="0.615cm" svg:x="4.516cm" svg:y="0.7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Mgr10" draw:text-style-name="MP10" draw:layer="backgroundobjects" svg:width="0.198cm" svg:height="0.615cm" svg:x="4.719cm" svg:y="1.0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Mgr9" draw:text-style-name="MP11" draw:layer="backgroundobjects" svg:width="0.202cm" svg:height="0.63cm" svg:x="5.003cm" svg:y="0.9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Mgr11" draw:text-style-name="MP11" draw:layer="backgroundobjects" svg:width="0.198cm" svg:height="0.613cm" svg:x="4.782cm" svg:y="1.5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Mgr11" draw:text-style-name="MP11" draw:layer="backgroundobjects" svg:width="0.203cm" svg:height="0.613cm" svg:x="4.516cm" svg:y="1.4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Mgr11" draw:text-style-name="MP11" draw:layer="backgroundobjects" svg:width="0.202cm" svg:height="0.613cm" svg:x="4.764cm" svg:y="-0.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Mgr12" draw:text-style-name="MP12" draw:layer="backgroundobjects" svg:width="3.073cm" svg:height="13.806cm" svg:x="1.879cm" svg:y="5.226cm">
          <text:p/>
          <draw:enhanced-geometry svg:viewBox="0 0 21600 21600" draw:type="rectangle" draw:enhanced-path="M 0 0 L 21600 0 21600 21600 0 21600 0 0 Z N"/>
        </draw:custom-shape>
      </draw:g>
      <draw:frame presentation:style-name="Participles-title" draw:layer="backgroundobjects" svg:width="21.572cm" svg:height="3.157cm" svg:x="3.206cm" svg:y="1.269cm" presentation:class="title" presentation:placeholder="true">
        <draw:text-box/>
      </draw:frame>
      <draw:frame presentation:style-name="Participles-outline1" draw:layer="backgroundobjects" svg:width="21.572cm" svg:height="11.413cm" svg:x="1.905cm" svg:y="5.502cm" presentation:class="outline" presentation:placeholder="true">
        <draw:text-box/>
      </draw:frame>
      <draw:frame presentation:style-name="Mpr1" draw:text-style-name="MP13" draw:layer="backgroundobjects" svg:width="5.274cm" svg:height="1.252cm" svg:x="1.905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13" draw:layer="backgroundobjects" svg:width="8.026cm" svg:height="1.252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13" draw:layer="backgroundobjects" svg:width="5.274cm" svg:height="1.252cm" svg:x="18.203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3" draw:text-style-name="MP14" draw:layer="backgroundobjects" svg:width="19.05cm" svg:height="25.4cm" svg:x="0cm" svg:y="0cm">
          <text:p/>
        </draw:rect>
        <draw:page-thumbnail presentation:style-name="Participles-title" draw:layer="backgroundobjects" svg:width="13.463cm" svg:height="9.521cm" svg:x="2.786cm" svg:y="1.93cm" presentation:class="page"/>
        <draw:frame presentation:style-name="Participles-notes" draw:layer="backgroundobjects" svg:width="15.236cm" svg:height="11.426cm" svg:x="1.905cm" svg:y="12.065cm" presentation:class="notes" presentation:placeholder="true">
          <draw:text-box/>
        </draw:frame>
        <draw:frame draw:style-name="Mgr14" draw:text-style-name="MP16" draw:layer="backgroundobjects" svg:width="8.264cm" svg:height="1.266cm" svg:x="0cm" svg:y="0cm" presentation:class="header">
          <draw:text-box>
            <text:list text:style-name="ML1">
              <text:list-header>
                <text:p text:style-name="MP15"><text:span text:style-name="MT3"><presentation:header/></text:span></text:p>
              </text:list-header>
            </text:list>
          </draw:text-box>
        </draw:frame>
        <draw:frame draw:style-name="Mgr15" draw:text-style-name="MP18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17"><text:span text:style-name="MT3"><presentation:date-time/></text:span></text:p>
              </text:list-header>
            </text:list>
          </draw:text-box>
        </draw:frame>
        <draw:frame draw:style-name="Mgr16" draw:text-style-name="MP16" draw:layer="backgroundobjects" svg:width="8.264cm" svg:height="1.266cm" svg:x="0cm" svg:y="24.13cm" presentation:class="footer">
          <draw:text-box>
            <text:list text:style-name="ML1">
              <text:list-header>
                <text:p text:style-name="MP15"><text:span text:style-name="MT3"><presentation:footer/></text:span></text:p>
              </text:list-header>
            </text:list>
          </draw:text-box>
        </draw:frame>
        <draw:frame draw:style-name="Mgr17" draw:text-style-name="MP18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1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articiples1" style:page-layout-name="PM1" draw:style-name="Mdp1">
      <draw:g>
        <draw:g>
          <draw:custom-shape draw:style-name="Mgr18" draw:text-style-name="MP5" draw:layer="backgroundobjects" svg:width="25.382cm" svg:height="4.851cm" svg:x="0cm" svg:y="5.503cm">
            <text:p/>
            <draw:enhanced-geometry svg:viewBox="0 0 21600 21600" draw:type="rectangle" draw:enhanced-path="M 0 0 L 21600 0 21600 21600 0 21600 0 0 Z N"/>
          </draw:custom-shape>
          <draw:custom-shape draw:style-name="Mgr4" draw:text-style-name="MP6" draw:layer="backgroundobjects" svg:width="4.917cm" svg:height="19.032cm" svg:x="0cm" svg:y="0cm">
            <text:p/>
            <draw:enhanced-geometry svg:viewBox="0 0 21600 21600" draw:type="rectangle" draw:enhanced-path="M 0 0 L 21600 0 21600 21600 0 21600 0 0 Z N"/>
          </draw:custom-shape>
        </draw:g>
        <draw:custom-shape draw:style-name="Mgr19" draw:text-style-name="MP12" draw:layer="backgroundobjects" svg:width="3.074cm" svg:height="7.602cm" svg:x="3.598cm" svg:y="11.43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20" draw:text-style-name="MP7" draw:layer="backgroundobjects" svg:width="4.937cm" svg:height="2.324cm" draw:transform="rotate (0.15707963267949) translate (-0.46cm 7.053cm)">
          <text:p/>
          <draw:enhanced-geometry svg:viewBox="0 0 1059 172" draw:type="non-primitive" draw:enhanced-path="M 1059 0 C 543 45 291 112 147 144 0 172 153 147 177 171 329 151 339 99 1059 24 1059 24 1059 0 1059 0 Z N"/>
        </draw:custom-shape>
        <draw:custom-shape draw:style-name="Mgr21" draw:text-style-name="MP8" draw:layer="backgroundobjects" svg:width="19.269cm" svg:height="8.594cm" draw:transform="skewX (2.2492230511771E-017) rotate (0.15707963267949) translate (4.619cm -0.195cm)">
          <text:p/>
          <draw:enhanced-geometry svg:viewBox="0 0 4122 630" draw:type="non-primitive" draw:enhanced-path="M 0 204 C 255 198 1686 0 3544 348 4122 464 3754 614 3680 630 3680 630 3642 626 3616 624 3678 612 4118 488 3534 368 2029 98 696 156 17 231 17 231 0 204 0 204 Z N"/>
        </draw:custom-shape>
        <draw:g>
          <draw:custom-shape draw:style-name="Mgr22" draw:text-style-name="MP9" draw:layer="backgroundobjects" svg:width="1.321cm" svg:height="3.907cm" svg:x="4.42cm" svg:y="3.4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3" draw:text-style-name="MP10" draw:layer="backgroundobjects" svg:width="0.306cm" svg:height="0.942cm" svg:x="5.083cm" svg:y="4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4" draw:text-style-name="MP11" draw:layer="backgroundobjects" svg:width="0.306cm" svg:height="0.942cm" svg:x="4.622cm" svg:y="3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3" draw:text-style-name="MP10" draw:layer="backgroundobjects" svg:width="0.306cm" svg:height="0.942cm" svg:x="4.622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3" draw:text-style-name="MP10" draw:layer="backgroundobjects" svg:width="0.306cm" svg:height="0.942cm" svg:x="4.938cm" svg:y="5.4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4" draw:text-style-name="MP11" draw:layer="backgroundobjects" svg:width="0.302cm" svg:height="0.942cm" svg:x="5.362cm" svg:y="5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4" draw:text-style-name="MP11" draw:layer="backgroundobjects" svg:width="0.306cm" svg:height="0.942cm" svg:x="5.019cm" svg:y="6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4" draw:text-style-name="MP11" draw:layer="backgroundobjects" svg:width="0.306cm" svg:height="0.942cm" svg:x="4.622cm" svg:y="6.0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4" draw:text-style-name="MP11" draw:layer="backgroundobjects" svg:width="0.306cm" svg:height="0.942cm" svg:x="5.006cm" svg:y="3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g>
      <draw:frame presentation:style-name="Participles1-title" draw:layer="backgroundobjects" svg:width="20.302cm" svg:height="4.427cm" svg:x="5.08cm" svg:y="5.926cm" presentation:class="title" presentation:placeholder="true">
        <draw:text-box/>
      </draw:frame>
      <draw:frame presentation:style-name="Participles1-subtitle" draw:layer="backgroundobjects" svg:width="17.762cm" svg:height="4.851cm" svg:x="3.81cm" svg:y="11.852cm" presentation:class="subtitle" presentation:placeholder="true">
        <draw:text-box/>
      </draw:frame>
      <draw:frame presentation:style-name="Mpr2" draw:text-style-name="MP20" draw:layer="backgroundobjects" svg:width="5.274cm" svg:height="1.252cm" svg:x="3.81cm" svg:y="17.357cm" presentation:class="date-time">
        <draw:text-box>
          <text:list text:style-name="ML2">
            <text:list-header>
              <text:p text:style-name="MP19"><text:span text:style-name="MT4"><presentation:date-time/></text:span></text:p>
            </text:list-header>
          </text:list>
        </draw:text-box>
      </draw:frame>
      <draw:frame presentation:style-name="Mpr3" draw:text-style-name="MP22" draw:layer="backgroundobjects" svg:width="8.025cm" svg:height="1.252cm" svg:x="10.371cm" svg:y="17.357cm" presentation:class="footer">
        <draw:text-box>
          <text:list text:style-name="ML2">
            <text:list-header>
              <text:p text:style-name="MP21"><text:span text:style-name="MT4"><presentation:footer/></text:span></text:p>
            </text:list-header>
          </text:list>
        </draw:text-box>
      </draw:frame>
      <draw:frame presentation:style-name="Mpr4" draw:text-style-name="MP24" draw:layer="backgroundobjects" svg:width="5.274cm" svg:height="1.252cm" svg:x="19.685cm" svg:y="17.357cm" presentation:class="page-number">
        <draw:text-box>
          <text:list text:style-name="ML2">
            <text:list-header>
              <text:p text:style-name="MP2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3" draw:text-style-name="MP14" draw:layer="backgroundobjects" svg:width="19.05cm" svg:height="25.4cm" svg:x="0cm" svg:y="0cm">
          <text:p/>
        </draw:rect>
        <draw:page-thumbnail presentation:style-name="Participles1-title" draw:layer="backgroundobjects" svg:width="13.463cm" svg:height="9.521cm" svg:x="2.786cm" svg:y="1.93cm" presentation:class="page"/>
        <draw:frame presentation:style-name="Participles1-notes" draw:layer="backgroundobjects" svg:width="15.236cm" svg:height="11.426cm" svg:x="1.905cm" svg:y="12.065cm" presentation:class="notes" presentation:placeholder="true">
          <draw:text-box/>
        </draw:frame>
        <draw:frame presentation:style-name="Mpr5" draw:text-style-name="MP16" draw:layer="backgroundobjects" svg:width="8.264cm" svg:height="1.266cm" svg:x="0cm" svg:y="0cm" presentation:class="header">
          <draw:text-box>
            <text:list text:style-name="ML1">
              <text:list-header>
                <text:p text:style-name="MP15"><text:span text:style-name="MT3"><presentation:header/></text:span></text:p>
              </text:list-header>
            </text:list>
          </draw:text-box>
        </draw:frame>
        <draw:frame presentation:style-name="Mpr6" draw:text-style-name="MP18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17"><text:span text:style-name="MT3"><presentation:date-time/></text:span></text:p>
              </text:list-header>
            </text:list>
          </draw:text-box>
        </draw:frame>
        <draw:frame presentation:style-name="Mpr7" draw:text-style-name="MP16" draw:layer="backgroundobjects" svg:width="8.264cm" svg:height="1.266cm" svg:x="0cm" svg:y="24.13cm" presentation:class="footer">
          <draw:text-box>
            <text:list text:style-name="ML1">
              <text:list-header>
                <text:p text:style-name="MP15"><text:span text:style-name="MT3"><presentation:footer/></text:span></text:p>
              </text:list-header>
            </text:list>
          </draw:text-box>
        </draw:frame>
        <draw:frame presentation:style-name="Mpr8" draw:text-style-name="MP18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1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articiples2" style:page-layout-name="PM1" draw:style-name="Mdp1">
      <draw:frame presentation:style-name="Participles2-outline1" draw:layer="backgroundobjects" svg:width="25.179cm" svg:height="12.158cm" svg:x="1.397cm" svg:y="4.912cm" presentation:class="outline" presentation:placeholder="true">
        <draw:text-box/>
      </draw:frame>
      <draw:frame presentation:style-name="Participles2-title" draw:layer="backgroundobjects" svg:width="22.847cm" svg:height="3.167cm" svg:x="1.269cm" svg:y="0.757cm" presentation:class="title" presentation:placeholder="true">
        <draw:text-box/>
      </draw:frame>
      <presentation:notes style:page-layout-name="PM0">
        <draw:rect draw:style-name="Mgr13" draw:text-style-name="MP14" draw:layer="backgroundobjects" svg:width="19.05cm" svg:height="25.4cm" svg:x="0cm" svg:y="0cm">
          <text:p/>
        </draw:rect>
        <draw:page-thumbnail presentation:style-name="Participles2-title" draw:layer="backgroundobjects" svg:width="13.463cm" svg:height="9.521cm" svg:x="2.786cm" svg:y="1.93cm" presentation:class="page"/>
        <draw:frame presentation:style-name="Participles2-notes" draw:layer="backgroundobjects" svg:width="15.236cm" svg:height="11.426cm" svg:x="1.905cm" svg:y="12.065cm" presentation:class="notes" presentation:placeholder="true">
          <draw:text-box/>
        </draw:frame>
        <draw:frame presentation:style-name="Mpr9" draw:text-style-name="MP16" draw:layer="backgroundobjects" svg:width="8.264cm" svg:height="1.266cm" svg:x="0cm" svg:y="0cm" presentation:class="header">
          <draw:text-box>
            <text:list text:style-name="ML1">
              <text:list-header>
                <text:p text:style-name="MP15"><text:span text:style-name="MT3"><presentation:header/></text:span></text:p>
              </text:list-header>
            </text:list>
          </draw:text-box>
        </draw:frame>
        <draw:frame presentation:style-name="Mpr10" draw:text-style-name="MP18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17"><text:span text:style-name="MT3"><presentation:date-time/></text:span></text:p>
              </text:list-header>
            </text:list>
          </draw:text-box>
        </draw:frame>
        <draw:frame presentation:style-name="Mpr11" draw:text-style-name="MP16" draw:layer="backgroundobjects" svg:width="8.264cm" svg:height="1.266cm" svg:x="0cm" svg:y="24.13cm" presentation:class="footer">
          <draw:text-box>
            <text:list text:style-name="ML1">
              <text:list-header>
                <text:p text:style-name="MP15"><text:span text:style-name="MT3"><presentation:footer/></text:span></text:p>
              </text:list-header>
            </text:list>
          </draw:text-box>
        </draw:frame>
        <draw:frame presentation:style-name="Mpr12" draw:text-style-name="MP18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1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articiples3" style:page-layout-name="PM1" draw:style-name="Mdp1">
      <draw:frame draw:style-name="Mgr25" draw:text-style-name="MP25" draw:layer="backgroundobjects" svg:width="25.4cm" svg:height="19.041cm" svg:x="0cm" svg:y="0cm">
        <draw:image xlink:href="Pictures/10000201000003AF000002129AB599EFCC6136C9.png" xlink:type="simple" xlink:show="embed" xlink:actuate="onLoad">
          <text:p/>
        </draw:image>
      </draw:frame>
      <draw:frame presentation:style-name="Participles3-title" draw:layer="backgroundobjects" svg:width="20.399cm" svg:height="2.77cm" svg:x="1.269cm" svg:y="0.723cm" presentation:class="title" presentation:placeholder="true">
        <draw:text-box/>
      </draw:frame>
      <draw:frame presentation:style-name="Participles3-outline1" draw:layer="backgroundobjects" svg:width="22.847cm" svg:height="11.033cm" svg:x="1.269cm" svg:y="4.594cm" presentation:class="outline" presentation:placeholder="true">
        <draw:text-box/>
      </draw:frame>
      <draw:frame presentation:style-name="Mpr13" draw:text-style-name="MP16" draw:layer="backgroundobjects" svg:width="5.905cm" svg:height="1.301cm" svg:x="1.269cm" svg:y="17.351cm" presentation:class="date-time">
        <draw:text-box>
          <text:list text:style-name="ML1">
            <text:list-header>
              <text:p text:style-name="MP15"><text:span text:style-name="MT3"><presentation:date-time/></text:span></text:p>
            </text:list-header>
          </text:list>
        </draw:text-box>
      </draw:frame>
      <draw:frame presentation:style-name="Mpr14" draw:text-style-name="MP27" draw:layer="backgroundobjects" svg:width="8.039cm" svg:height="1.301cm" svg:x="8.686cm" svg:y="17.351cm" presentation:class="footer">
        <draw:text-box>
          <text:list text:style-name="ML1">
            <text:list-header>
              <text:p text:style-name="MP26"><text:span text:style-name="MT3"><presentation:footer/></text:span></text:p>
            </text:list-header>
          </text:list>
        </draw:text-box>
      </draw:frame>
      <draw:frame presentation:style-name="Mpr15" draw:text-style-name="MP18" draw:layer="backgroundobjects" svg:width="5.905cm" svg:height="1.301cm" svg:x="18.211cm" svg:y="17.351cm" presentation:class="page-number">
        <draw:text-box>
          <text:list text:style-name="ML1">
            <text:list-header>
              <text:p text:style-name="MP1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3" draw:text-style-name="MP14" draw:layer="backgroundobjects" svg:width="19.05cm" svg:height="25.4cm" svg:x="0cm" svg:y="0cm">
          <text:p/>
        </draw:rect>
        <draw:page-thumbnail presentation:style-name="Participles3-title" draw:layer="backgroundobjects" svg:width="13.463cm" svg:height="9.521cm" svg:x="2.786cm" svg:y="1.93cm" presentation:class="page"/>
        <draw:frame presentation:style-name="Participles3-notes" draw:layer="backgroundobjects" svg:width="15.236cm" svg:height="11.426cm" svg:x="1.905cm" svg:y="12.065cm" presentation:class="notes" presentation:placeholder="true">
          <draw:text-box/>
        </draw:frame>
        <draw:frame presentation:style-name="Mpr16" draw:text-style-name="MP16" draw:layer="backgroundobjects" svg:width="8.264cm" svg:height="1.266cm" svg:x="0cm" svg:y="0cm" presentation:class="header">
          <draw:text-box>
            <text:list text:style-name="ML1">
              <text:list-header>
                <text:p text:style-name="MP15"><text:span text:style-name="MT3"><presentation:header/></text:span></text:p>
              </text:list-header>
            </text:list>
          </draw:text-box>
        </draw:frame>
        <draw:frame presentation:style-name="Mpr17" draw:text-style-name="MP18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17"><text:span text:style-name="MT3"><presentation:date-time/></text:span></text:p>
              </text:list-header>
            </text:list>
          </draw:text-box>
        </draw:frame>
        <draw:frame presentation:style-name="Mpr18" draw:text-style-name="MP16" draw:layer="backgroundobjects" svg:width="8.264cm" svg:height="1.266cm" svg:x="0cm" svg:y="24.13cm" presentation:class="footer">
          <draw:text-box>
            <text:list text:style-name="ML1">
              <text:list-header>
                <text:p text:style-name="MP15"><text:span text:style-name="MT3"><presentation:footer/></text:span></text:p>
              </text:list-header>
            </text:list>
          </draw:text-box>
        </draw:frame>
        <draw:frame presentation:style-name="Mpr19" draw:text-style-name="MP18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1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articiples4" style:page-layout-name="PM1" draw:style-name="Mdp1">
      <draw:frame presentation:style-name="Participles4-title" draw:layer="backgroundobjects" svg:width="21.586cm" svg:height="3.625cm" svg:x="1.993cm" svg:y="10.34cm" presentation:class="title" presentation:placeholder="true">
        <draw:text-box/>
      </draw:frame>
      <draw:frame presentation:style-name="Participles4-outline1" draw:layer="backgroundobjects" svg:width="21.586cm" svg:height="11.047cm" svg:x="1.993cm" svg:y="14.877cm" presentation:class="outline" presentation:placeholder="true">
        <draw:text-box/>
      </draw:frame>
      <draw:frame presentation:style-name="Mpr20" draw:text-style-name="MP29" draw:layer="backgroundobjects" svg:width="5.913cm" svg:height="1.31cm" svg:x="1.269cm" svg:y="17.352cm" presentation:class="date-time">
        <draw:text-box>
          <text:list text:style-name="ML1">
            <text:list-header>
              <text:p text:style-name="MP28"><text:span text:style-name="MT5"><presentation:date-time/></text:span></text:p>
            </text:list-header>
          </text:list>
        </draw:text-box>
      </draw:frame>
      <draw:frame presentation:style-name="Mpr21" draw:text-style-name="MP31" draw:layer="backgroundobjects" svg:width="8.048cm" svg:height="1.31cm" svg:x="8.687cm" svg:y="17.352cm" presentation:class="footer">
        <draw:text-box>
          <text:list text:style-name="ML1">
            <text:list-header>
              <text:p text:style-name="MP30"><text:span text:style-name="MT5"><presentation:footer/></text:span></text:p>
            </text:list-header>
          </text:list>
        </draw:text-box>
      </draw:frame>
      <draw:frame presentation:style-name="Mpr22" draw:text-style-name="MP33" draw:layer="backgroundobjects" svg:width="5.914cm" svg:height="1.31cm" svg:x="18.212cm" svg:y="17.352cm" presentation:class="page-number">
        <draw:text-box>
          <text:list text:style-name="ML1">
            <text:list-header>
              <text:p text:style-name="MP32"><text:span text:style-name="MT5"><text:page-number>&lt;number&gt;</text:page-number></text:span><text:span text:style-name="MT5"> / 21</text:span></text:p>
            </text:list-header>
          </text:list>
        </draw:text-box>
      </draw:frame>
      <draw:custom-shape draw:style-name="Mgr26" draw:text-style-name="MP34" draw:layer="backgroundobjects" svg:width="1.27cm" svg:height="2.721cm" svg:x="0cm" svg:y="7.439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13" draw:text-style-name="MP14" draw:layer="backgroundobjects" svg:width="19.05cm" svg:height="25.4cm" svg:x="0cm" svg:y="0cm">
          <text:p/>
        </draw:rect>
        <draw:page-thumbnail presentation:style-name="Participles4-title" draw:layer="backgroundobjects" svg:width="13.463cm" svg:height="9.521cm" svg:x="2.786cm" svg:y="1.93cm" presentation:class="page"/>
        <draw:frame presentation:style-name="Participles4-notes" draw:layer="backgroundobjects" svg:width="15.236cm" svg:height="11.426cm" svg:x="1.905cm" svg:y="12.065cm" presentation:class="notes" presentation:placeholder="true">
          <draw:text-box/>
        </draw:frame>
        <draw:frame presentation:style-name="Mpr23" draw:text-style-name="MP16" draw:layer="backgroundobjects" svg:width="8.264cm" svg:height="1.266cm" svg:x="0cm" svg:y="0cm" presentation:class="header">
          <draw:text-box>
            <text:list text:style-name="ML1">
              <text:list-header>
                <text:p text:style-name="MP15"><text:span text:style-name="MT3"><presentation:header/></text:span></text:p>
              </text:list-header>
            </text:list>
          </draw:text-box>
        </draw:frame>
        <draw:frame presentation:style-name="Mpr24" draw:text-style-name="MP18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17"><text:span text:style-name="MT3"><presentation:date-time/></text:span></text:p>
              </text:list-header>
            </text:list>
          </draw:text-box>
        </draw:frame>
        <draw:frame presentation:style-name="Mpr25" draw:text-style-name="MP16" draw:layer="backgroundobjects" svg:width="8.264cm" svg:height="1.266cm" svg:x="0cm" svg:y="24.13cm" presentation:class="footer">
          <draw:text-box>
            <text:list text:style-name="ML1">
              <text:list-header>
                <text:p text:style-name="MP15"><text:span text:style-name="MT3"><presentation:footer/></text:span></text:p>
              </text:list-header>
            </text:list>
          </draw:text-box>
        </draw:frame>
        <draw:frame presentation:style-name="Mpr26" draw:text-style-name="MP18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1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簡報</dc:title>
    <meta:creation-date>2019-03-27T12:21:01.744941136</meta:creation-date>
    <meta:editing-cycles>15</meta:editing-cycles>
    <meta:editing-duration>PT33M16S</meta:editing-duration>
    <meta:generator>LibreOffice/5.1.6.2$Linux_X86_64 LibreOffice_project/10m0$Build-2</meta:generator>
    <dc:date>2019-03-27T12:59:01.084256820</dc:date>
    <meta:document-statistic meta:object-count="240"/>
  </office:meta>
</office:document-meta>
</file>